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27.6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82.09pt"/>
    </style:style>
    <style:style style:name="co10" style:family="table-column">
      <style:table-column-properties fo:break-before="auto" style:column-width="31.5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28.74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0.1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21.4pt"/>
    </style:style>
    <style:style style:name="co22" style:family="table-column">
      <style:table-column-properties fo:break-before="auto" style:column-width="8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6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2d02b"/>
    </style:style>
    <style:style style:name="ce23" style:family="table-cell" style:parent-style-name="Default">
      <style:table-cell-properties fo:background-color="#7fff00"/>
    </style:style>
    <style:style style:name="ce24" style:family="table-cell" style:parent-style-name="Default">
      <style:table-cell-properties fo:background-color="#2bd0d2"/>
    </style:style>
    <style:style style:name="ce25" style:family="table-cell" style:parent-style-name="Default">
      <style:table-cell-properties fo:background-color="#ff00ff"/>
    </style:style>
    <style:style style:name="ce6" style:family="table-cell" style:parent-style-name="Default" style:data-style-name="N131"/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43">
      <style:table-cell-properties fo:background-color="#dddddd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e4d6cb" style:text-align-source="fix" style:repeat-content="false" fo:border-left="none" fo:border-right="none" fo:border-top="0.06pt solid #000000"/>
      <style:paragraph-properties fo:text-align="center" fo:margin-left="0pt"/>
    </style:style>
    <style:style style:name="ce46" style:family="table-cell" style:parent-style-name="Default" style:data-style-name="N43">
      <style:table-cell-properties fo:background-color="#e4d6cb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e4d6cb"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43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ackground-color="#b2e0bb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51" style:family="table-cell" style:parent-style-name="Default">
      <style:table-cell-properties fo:background-color="#c9c5fe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43">
      <style:table-cell-properties fo:background-color="#c9c5fe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54" style:family="table-cell" style:parent-style-name="Default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e0e792" style:text-align-source="fix" style:repeat-content="false" fo:border-left="none" fo:border-right="none" fo:border-top="0.06pt solid #000000"/>
      <style:paragraph-properties fo:text-align="center" fo:margin-left="0pt"/>
    </style:style>
    <style:style style:name="ce56" style:family="table-cell" style:parent-style-name="Default">
      <style:table-cell-properties fo:background-color="#e0e792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43">
      <style:table-cell-properties fo:background-color="#e0e792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e0e792" style:text-align-source="fix" style:repeat-content="false" fo:border-left="none" fo:border-right="none" fo:border-top="none"/>
      <style:paragraph-properties fo:text-align="center" fo:margin-left="0pt"/>
    </style:style>
    <style:style style:name="ce59" style:family="table-cell" style:parent-style-name="Default" style:data-style-name="N0">
      <style:table-cell-properties fo:background-color="#dddddd"/>
    </style:style>
    <style:style style:name="ce60" style:family="table-cell" style:parent-style-name="Default">
      <style:table-cell-properties fo:border-bottom="none" fo:background-color="#e4d6cb" fo:border-left="none" fo:border-right="none" fo:border-top="0.06pt solid #000000"/>
    </style:style>
    <style:style style:name="ce61" style:family="table-cell" style:parent-style-name="Default">
      <style:table-cell-properties fo:background-color="#e4d6cb"/>
    </style:style>
    <style:style style:name="ce62" style:family="table-cell" style:parent-style-name="Default">
      <style:table-cell-properties fo:border-bottom="0.06pt solid #000000" fo:background-color="#e4d6cb" fo:border-left="none" fo:border-right="none" fo:border-top="none"/>
    </style:style>
    <style:style style:name="ce63" style:family="table-cell" style:parent-style-name="Default">
      <style:table-cell-properties fo:background-color="#b2e0bb"/>
    </style:style>
    <style:style style:name="ce64" style:family="table-cell" style:parent-style-name="Default">
      <style:table-cell-properties fo:border-bottom="none" fo:background-color="#c9c5fe" fo:border-left="none" fo:border-right="none" fo:border-top="0.06pt solid #000000"/>
    </style:style>
    <style:style style:name="ce65" style:family="table-cell" style:parent-style-name="Default">
      <style:table-cell-properties fo:background-color="#c9c5fe"/>
    </style:style>
    <style:style style:name="ce66" style:family="table-cell" style:parent-style-name="Default">
      <style:table-cell-properties fo:border-bottom="0.06pt solid #000000" fo:background-color="#c9c5fe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#b2e0bb" fo:border-left="none" fo:border-right="none" fo:border-top="0.06pt solid #000000"/>
    </style:style>
    <style:style style:name="ce68" style:family="table-cell" style:parent-style-name="Default">
      <style:table-cell-properties fo:border-bottom="none" fo:background-color="#e0e792" fo:border-left="none" fo:border-right="none" fo:border-top="0.06pt solid #000000"/>
    </style:style>
    <style:style style:name="ce69" style:family="table-cell" style:parent-style-name="Default">
      <style:table-cell-properties fo:background-color="#e0e792"/>
    </style:style>
    <style:style style:name="ce70" style:family="table-cell" style:parent-style-name="Default">
      <style:table-cell-properties fo:border-bottom="0.06pt solid #000000" fo:background-color="#e0e792" fo:border-left="none" fo:border-right="none" fo:border-top="none"/>
    </style:style>
    <style:style style:name="ce71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72" style:family="table-cell" style:parent-style-name="Default" style:data-style-name="N0">
      <style:table-cell-properties fo:background-color="#e4d6cb"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4" style:family="table-cell" style:parent-style-name="Default" style:data-style-name="N0">
      <style:table-cell-properties fo:background-color="#c9c5fe"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9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2" style:family="table-cell" style:parent-style-name="Default">
      <style:table-cell-properties fo:border-bottom="none" fo:background-color="#b2e0b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4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5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6" style:family="table-cell" style:parent-style-name="Default">
      <style:table-cell-properties fo:background-color="#b2e0bb" style:text-align-source="fix" style:repeat-content="false" fo:border="0.06pt solid #000000"/>
      <style:paragraph-properties fo:text-align="center" fo:margin-left="0pt"/>
    </style:style>
    <style:style style:name="ce87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b2e0bb" style:text-align-source="fix" style:repeat-content="false" fo:border-left="0.06pt solid #000000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100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102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7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b2e0bb" style:text-align-source="fix" style:repeat-content="false" fo:border-left="none" fo:border-right="0.06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1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12" style:family="table-cell" style:parent-style-name="Default">
      <style:table-cell-properties fo:border-bottom="0.06pt solid #000000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13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4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5" style:family="table-cell" style:parent-style-name="Default">
      <style:table-cell-properties fo:border-bottom="0.06pt solid #000000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fo:border-left="0.06pt solid #000000" fo:border-right="none" fo:border-top="none"/>
    </style:style>
    <style:style style:name="ce117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e4d6cb" fo:border-left="0.06pt solid #000000" fo:border-right="none" fo:border-top="0.06pt solid #000000"/>
    </style:style>
    <style:style style:name="ce119" style:family="table-cell" style:parent-style-name="Default" style:data-style-name="N0">
      <style:table-cell-properties fo:border-bottom="none" fo:background-color="#e4d6cb" fo:border-left="0.06pt solid #000000" fo:border-right="none" fo:border-top="none"/>
    </style:style>
    <style:style style:name="ce120" style:family="table-cell" style:parent-style-name="Default" style:data-style-name="N0">
      <style:table-cell-properties fo:border-bottom="0.06pt solid #000000" fo:background-color="#e4d6cb" fo:border-left="0.06pt solid #000000" fo:border-right="none" fo:border-top="none"/>
    </style:style>
    <style:style style:name="ce121" style:family="table-cell" style:parent-style-name="Default">
      <style:table-cell-properties fo:border-bottom="0.06pt solid #000000" fo:background-color="#b2e0b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2" style:family="table-cell" style:parent-style-name="Default" style:data-style-name="N0">
      <style:table-cell-properties fo:background-color="#e4d6cb"/>
    </style:style>
    <style:style style:name="ce123" style:family="table-cell" style:parent-style-name="Default" style:data-style-name="N0">
      <style:table-cell-properties fo:border-bottom="0.06pt solid #000000" fo:background-color="#e4d6cb" fo:border-left="none" fo:border-right="none" fo:border-top="none"/>
    </style:style>
    <style:style style:name="ce124" style:family="table-cell" style:parent-style-name="Default" style:data-style-name="N0">
      <style:table-cell-properties fo:background-color="#b2e0bb"/>
    </style:style>
    <style:style style:name="ce125" style:family="table-cell" style:parent-style-name="Default" style:data-style-name="N0">
      <style:table-cell-properties fo:background-color="#c9c5fe" fo:border="none"/>
    </style:style>
    <style:style style:name="ce126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128" style:family="table-cell" style:parent-style-name="Default">
      <style:table-cell-properties fo:border-bottom="none" fo:background-color="#e4d6cb" fo:border-left="none" fo:border-right="0.06pt solid #000000" fo:border-top="0.06pt solid #000000"/>
    </style:style>
    <style:style style:name="ce129" style:family="table-cell" style:parent-style-name="Default" style:data-style-name="N0">
      <style:table-cell-properties fo:border-bottom="none" fo:background-color="#e4d6cb" fo:border-left="none" fo:border-right="0.06pt solid #000000" fo:border-top="none"/>
    </style:style>
    <style:style style:name="ce130" style:family="table-cell" style:parent-style-name="Default">
      <style:table-cell-properties fo:border-bottom="none" fo:background-color="#e4d6cb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32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33" style:family="table-cell" style:parent-style-name="Default" style:data-style-name="N0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34" style:family="table-cell" style:parent-style-name="Default">
      <style:table-cell-properties fo:border-bottom="0.06pt solid #000000" fo:background-color="#b2e0b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5" style:family="table-cell" style:parent-style-name="Default" style:data-style-name="N0">
      <style:table-cell-properties fo:background-color="#b2e0bb" style:text-align-source="fix" style:repeat-content="false"/>
      <style:paragraph-properties fo:text-align="center" fo:margin-left="0pt"/>
    </style:style>
    <style:style style:name="ce136" style:family="table-cell" style:parent-style-name="Default" style:data-style-name="N0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137" style:family="table-cell" style:parent-style-name="Default" style:data-style-name="N0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138" style:family="table-cell" style:parent-style-name="Default" style:data-style-name="N0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13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40" style:family="table-cell" style:parent-style-name="Default">
      <style:table-cell-properties fo:border-bottom="none" fo:background-color="#e4d6cb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#e4d6cb" fo:border-left="0.06pt solid #000000" fo:border-right="none" fo:border-top="none"/>
    </style:style>
    <style:style style:name="ce142" style:family="table-cell" style:parent-style-name="Default">
      <style:table-cell-properties fo:border-bottom="none" fo:background-color="#b2e0bb" fo:border-left="0.06pt solid #000000" fo:border-right="none" fo:border-top="none"/>
    </style:style>
    <style:style style:name="ce143" style:family="table-cell" style:parent-style-name="Default">
      <style:table-cell-properties fo:border-bottom="none" fo:background-color="#c9c5fe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ackground-color="#c9c5fe" fo:border-left="0.06pt solid #000000" fo:border-right="none" fo:border-top="none"/>
    </style:style>
    <style:style style:name="ce145" style:family="table-cell" style:parent-style-name="Default">
      <style:table-cell-properties fo:border-bottom="0.06pt solid #000000" fo:background-color="#c9c5fe" fo:border-left="0.06pt solid #000000" fo:border-right="none" fo:border-top="none"/>
    </style:style>
    <style:style style:name="ce146" style:family="table-cell" style:parent-style-name="Default">
      <style:table-cell-properties fo:border-bottom="0.06pt solid #000000" fo:background-color="#b2e0bb" fo:border-left="0.06pt solid #000000" fo:border-right="none" fo:border-top="0.06pt solid #000000"/>
    </style:style>
    <style:style style:name="ce147" style:family="table-cell" style:parent-style-name="Default">
      <style:table-cell-properties fo:border-bottom="none" fo:background-color="#e0e792" fo:border-left="0.06pt solid #000000" fo:border-right="none" fo:border-top="0.06pt solid #000000"/>
    </style:style>
    <style:style style:name="ce148" style:family="table-cell" style:parent-style-name="Default">
      <style:table-cell-properties fo:border-bottom="none" fo:background-color="#e0e792" fo:border-left="0.06pt solid #000000" fo:border-right="none" fo:border-top="none"/>
    </style:style>
    <style:style style:name="ce149" style:family="table-cell" style:parent-style-name="Default">
      <style:table-cell-properties fo:border-bottom="0.06pt solid #000000" fo:background-color="#e0e792" fo:border-left="0.06pt solid #000000" fo:border-right="none" fo:border-top="non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e4d6cb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#b2e0bb" fo:border-left="none" fo:border-right="0.06pt solid #000000" fo:border-top="none"/>
    </style:style>
    <style:style style:name="ce154" style:family="table-cell" style:parent-style-name="Default">
      <style:table-cell-properties fo:border-bottom="none" fo:background-color="#c9c5fe" fo:border-left="none" fo:border-right="0.06pt solid #000000" fo:border-top="0.06pt solid #000000"/>
    </style:style>
    <style:style style:name="ce155" style:family="table-cell" style:parent-style-name="Default">
      <style:table-cell-properties fo:border-bottom="none" fo:background-color="#c9c5fe" fo:border-left="none" fo:border-right="0.06pt solid #000000" fo:border-top="none"/>
    </style:style>
    <style:style style:name="ce156" style:family="table-cell" style:parent-style-name="Default">
      <style:table-cell-properties fo:border-bottom="0.06pt solid #000000" fo:background-color="#c9c5fe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#b2e0bb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ackground-color="#e0e792" fo:border-left="none" fo:border-right="0.06pt solid #000000" fo:border-top="0.06pt solid #000000"/>
    </style:style>
    <style:style style:name="ce159" style:family="table-cell" style:parent-style-name="Default">
      <style:table-cell-properties fo:border-bottom="none" fo:background-color="#e0e792" fo:border-left="none" fo:border-right="0.06pt solid #000000" fo:border-top="none"/>
    </style:style>
    <style:style style:name="ce160" style:family="table-cell" style:parent-style-name="Default">
      <style:table-cell-properties fo:border-bottom="0.06pt solid #000000" fo:background-color="#e0e792" fo:border-left="none" fo:border-right="0.06pt solid #000000" fo:border-top="none"/>
    </style:style>
    <style:style style:name="ce285" style:family="table-cell" style:parent-style-name="Default" style:data-style-name="N4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mmap" table:style-name="ta1">
        <table:table-column table:style-name="co1" table:number-columns-repeated="6" table:default-cell-style-name="Default"/>
        <table:table-row table:style-name="ro1">
          <table:table-cell table:style-name="ce39" office:value-type="string" calcext:value-type="string">
            <text:p>Big picture</text:p>
          </table:table-cell>
          <table:table-cell/>
          <table:table-cell table:style-name="ce39" office:value-type="string" calcext:value-type="string">
            <text:p>current</text:p>
          </table:table-cell>
          <table:table-cell/>
          <table:table-cell table:style-name="ce39" office:value-type="string" calcext:value-type="string">
            <text:p>improved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zp, c-main()</text:p>
          </table:table-cell>
          <table:table-cell/>
          <table:table-cell table:style-name="ce11" office:value-type="string" calcext:value-type="string">
            <text:p>zp, c-main()</text:p>
          </table:table-cell>
          <table:table-cell office:value-type="string" calcext:value-type="string">
            <text:p>load region #3</text:p>
          </table:table-cell>
        </table:table-row>
        <table:table-row table:style-name="ro1">
          <table:table-cell table:style-name="ce36" office:value-type="float" office:value="1000" calcext:value-type="float">
            <text:p>1000</text:p>
          </table:table-cell>
          <table:table-cell/>
          <table:table-cell office:value-type="string" calcext:value-type="string">
            <text:p>song</text:p>
          </table:table-cell>
          <table:table-cell/>
          <table:table-cell table:style-name="ce11"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2000" calcext:value-type="float">
            <text:p>2000</text:p>
          </table:table-cell>
          <table:table-cell table:style-name="ce36"/>
          <table:table-cell table:number-columns-repeated="2"/>
          <table:table-cell table:style-name="ce11"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3000" calcext:value-type="float">
            <text:p>3000</text:p>
          </table:table-cell>
          <table:table-cell table:style-name="ce36"/>
          <table:table-cell table:number-columns-repeated="2"/>
          <table:table-cell table:style-name="ce11" office:value-type="string" calcext:value-type="string">
            <text:p>song</text:p>
          </table:table-cell>
          <table:table-cell office:value-type="string" calcext:value-type="string">
            <text:p>load region #2</text:p>
          </table:table-cell>
        </table:table-row>
        <table:table-row table:style-name="ro1">
          <table:table-cell table:style-name="ce36" office:value-type="float" office:value="4000" calcext:value-type="float">
            <text:p>4000</text:p>
          </table:table-cell>
          <table:table-cell table:style-name="ce36"/>
          <table:table-cell office:value-type="string" calcext:value-type="string">
            <text:p>multiplication tables</text:p>
          </table:table-cell>
          <table:table-cell/>
          <table:table-cell table:style-name="ce23"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5000" calcext:value-type="float">
            <text:p>5000</text:p>
          </table:table-cell>
          <table:table-cell table:style-name="ce36"/>
          <table:table-cell office:value-type="string" calcext:value-type="string">
            <text:p>gfx routines</text:p>
          </table:table-cell>
          <table:table-cell/>
          <table:table-cell table:style-name="ce23"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6000" calcext:value-type="float">
            <text:p>6000</text:p>
          </table:table-cell>
          <table:table-cell table:style-name="ce36"/>
          <table:table-cell table:number-columns-repeated="2"/>
          <table:table-cell table:style-name="ce23"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7000" calcext:value-type="float">
            <text:p>7000</text:p>
          </table:table-cell>
          <table:table-cell table:style-name="ce36"/>
          <table:table-cell table:number-columns-repeated="2"/>
          <table:table-cell table:style-name="ce23"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8000" calcext:value-type="float">
            <text:p>8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col maps #2</text:p>
          </table:table-cell>
          <table:table-cell/>
        </table:table-row>
        <table:table-row table:style-name="ro1">
          <table:table-cell table:style-name="ce36" office:value-type="float" office:value="9000" calcext:value-type="float">
            <text:p>9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gfx routines</text:p>
          </table:table-cell>
          <table:table-cell office:value-type="string" calcext:value-type="string">
            <text:p>load region #1</text:p>
          </table:table-cell>
        </table:table-row>
        <table:table-row table:style-name="ro1">
          <table:table-cell table:style-name="ce36" office:value-type="string" calcext:value-type="string">
            <text:p>a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b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c000</text:p>
          </table:table-cell>
          <table:table-cell table:style-name="ce36"/>
          <table:table-cell office:value-type="string" calcext:value-type="string">
            <text:p>Asm-main, col map</text:p>
          </table:table-cell>
          <table:table-cell/>
          <table:table-cell table:style-name="ce25" office:value-type="string" calcext:value-type="string">
            <text:p>Asm-main</text:p>
          </table:table-cell>
          <table:table-cell/>
        </table:table-row>
        <table:table-row table:style-name="ro1">
          <table:table-cell table:style-name="ce36" office:value-type="string" calcext:value-type="string">
            <text:p>d000</text:p>
          </table:table-cell>
          <table:table-cell table:style-name="ce36"/>
          <table:table-cell office:value-type="string" calcext:value-type="string">
            <text:p>peripherals</text:p>
          </table:table-cell>
          <table:table-cell/>
          <table:table-cell table:style-name="ce25" office:value-type="string" calcext:value-type="string">
            <text:p>peripherals</text:p>
          </table:table-cell>
          <table:table-cell/>
        </table:table-row>
        <table:table-row table:style-name="ro1">
          <table:table-cell table:style-name="ce36" office:value-type="string" calcext:value-type="string">
            <text:p>e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table:style-name="ce25" office:value-type="string" calcext:value-type="string">
            <text:p>multiplication tables</text:p>
          </table:table-cell>
          <table:table-cell/>
        </table:table-row>
        <table:table-row table:style-name="ro1">
          <table:table-cell table:style-name="ce36" office:value-type="string" calcext:value-type="string">
            <text:p>f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table:style-name="ce25"/>
          <table:table-cell/>
        </table:table-row>
        <table:table-row table:style-name="ro1">
          <table:table-cell table:style-name="ce39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emory Ma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b, fc, fd</text:p>
          </table:table-cell>
          <table:table-cell table:number-columns-repeated="2"/>
          <table:table-cell office:value-type="string" calcext:value-type="string">
            <text:p>multiply variabl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c, fd</text:p>
          </table:table-cell>
          <table:table-cell table:number-columns-repeated="2"/>
          <table:table-cell office:value-type="string" calcext:value-type="string">
            <text:p>shapes.as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e,ff</text:p>
          </table:table-cell>
          <table:table-cell table:number-columns-repeated="2"/>
          <table:table-cell office:value-type="string" calcext:value-type="string">
            <text:p>goat tracker player</text:p>
          </table:table-cell>
          <table:table-cell table:number-columns-repeated="2"/>
        </table:table-row>
        <table:table-row table:style-name="ro1" table:number-rows-repeated="4">
          <table:table-cell table:style-name="ce3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cc65 output</text:p>
          </table:table-cell>
          <table:table-cell office:value-type="string" calcext:value-type="string">
            <text:p>basic prg with starts C cod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f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 C cod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3ff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si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5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8" office:value-type="float" office:value="630000000" calcext:value-type="float">
            <text:p>6.30E+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90f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hires vectors, main loop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abbreviation</text:p>
          </table:table-cell>
          <table:table-cell table:style-name="ce39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table:style-name="ce10"/>
          <table:table-cell office:value-type="string" calcext:value-type="string">
            <text:p>into_hires</text:p>
          </table:table-cell>
          <table:table-cell table:number-columns-repeated="2"/>
        </table:table-row>
        <table:table-row table:style-name="ro1">
          <table:table-cell office:value-type="float" office:value="9008" calcext:value-type="float">
            <text:p>9008</text:p>
          </table:table-cell>
          <table:table-cell/>
          <table:table-cell table:style-name="ce10"/>
          <table:table-cell office:value-type="string" calcext:value-type="string">
            <text:p>scrn_clr(scrn_clr_color)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/>
          <table:table-cell table:style-name="ce10"/>
          <table:table-cell office:value-type="string" calcext:value-type="string">
            <text:p>init all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/>
          <table:table-cell table:style-name="ce10"/>
          <table:table-cell office:value-type="string" calcext:value-type="string">
            <text:p>hires_clear</text:p>
          </table:table-cell>
          <table:table-cell table:number-columns-repeated="2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2"/>
          <table:table-cell office:value-type="string" calcext:value-type="string">
            <text:p>scrn_clr (color map)</text:p>
          </table:table-cell>
          <table:table-cell table:number-columns-repeated="2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2"/>
          <table:table-cell office:value-type="string" calcext:value-type="string">
            <text:p>hplot_set_mode (foreground)</text:p>
          </table:table-cell>
          <table:table-cell table:number-columns-repeated="2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2"/>
          <table:table-cell office:value-type="string" calcext:value-type="string">
            <text:p>hplot_unset_mode (background)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oller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_seq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yo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Variables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basic access</text:p>
          </table:table-cell>
          <table:table-cell table:style-name="ce39"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-1</text:p>
          </table:table-cell>
          <table:table-cell office:value-type="string" calcext:value-type="string">
            <text:p>22784,22785</text:p>
          </table:table-cell>
          <table:table-cell office:value-type="string" calcext:value-type="string">
            <text:p>S+0, s+1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S+2</text:p>
          </table:table-cell>
          <table:table-cell office:value-type="string" calcext:value-type="string">
            <text:p>base_angle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S+3</text:p>
          </table:table-cell>
          <table:table-cell office:value-type="string" calcext:value-type="string">
            <text:p>angle_add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S+4</text:p>
          </table:table-cell>
          <table:table-cell office:value-type="string" calcext:value-type="string">
            <text:p>points_count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S+5</text:p>
          </table:table-cell>
          <table:table-cell office:value-type="string" calcext:value-type="string">
            <text:p>points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6-7</text:p>
          </table:table-cell>
          <table:table-cell office:value-type="string" calcext:value-type="string">
            <text:p>22790,22791</text:p>
          </table:table-cell>
          <table:table-cell office:value-type="string" calcext:value-type="string">
            <text:p>S+6, s+7</text:p>
          </table:table-cell>
          <table:table-cell office:value-type="string" calcext:value-type="string">
            <text:p>scale_x,y</text:p>
          </table:table-cell>
          <table:table-cell office:value-type="string" calcext:value-type="string">
            <text:p>only x is used as radius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S+8</text:p>
          </table:table-cell>
          <table:table-cell office:value-type="string" calcext:value-type="string">
            <text:p>scrn_clr_color(scrn_clr)</text:p>
          </table:table-cell>
          <table:table-cell office:value-type="string" calcext:value-type="string">
            <text:p>(scrn_clor_color)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S+9</text:p>
          </table:table-cell>
          <table:table-cell office:value-type="string" calcext:value-type="string">
            <text:p>scrn_clr_byte</text:p>
          </table:table-cell>
          <table:table-cell office:value-type="string" calcext:value-type="string">
            <text:p>(hires_clear)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2794" calcext:value-type="float">
            <text:p>22794</text:p>
          </table:table-cell>
          <table:table-cell office:value-type="string" calcext:value-type="string">
            <text:p>S+10</text:p>
          </table:table-cell>
          <table:table-cell office:value-type="string" calcext:value-type="string">
            <text:p>base_angle_add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2795" calcext:value-type="float">
            <text:p>22795</text:p>
          </table:table-cell>
          <table:table-cell office:value-type="string" calcext:value-type="string">
            <text:p>S+11</text:p>
          </table:table-cell>
          <table:table-cell office:value-type="string" calcext:value-type="string">
            <text:p>plot_color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2816" calcext:value-type="float">
            <text:p>22816</text:p>
          </table:table-cell>
          <table:table-cell table:style-name="ce10" office:value-type="string" calcext:value-type="string">
            <text:p>MA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 office:value-type="float" office:value="23040" calcext:value-type="float">
            <text:p>23040</text:p>
          </table:table-cell>
          <table:table-cell table:style-name="ce10" office:value-type="string" calcext:value-type="string">
            <text:p>EH</text:p>
          </table:table-cell>
          <table:table-cell office:value-type="string" calcext:value-type="string">
            <text:p>end 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b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style-name="ce40" office:value-type="string" calcext:value-type="string">
            <text:p>5c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d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5e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f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40"/>
          <table:table-cell table:number-columns-repeated="5"/>
        </table:table-row>
        <table:table-row table:style-name="ro1">
          <table:table-cell table:style-name="ce39" office:value-type="string" calcext:value-type="string">
            <text:p>Subroutines</text:p>
          </table:table-cell>
          <table:table-cell table:number-columns-repeated="3"/>
          <table:table-cell table:style-name="ce40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de Segments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start addr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#pages</text:p>
          </table:table-cell>
          <table:table-cell table:style-name="ce39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" calcext:value-type="float">
            <text:p>6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er code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6c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roller text</text:p>
          </table:table-cell>
          <table:table-cell/>
          <table:table-cell office:value-type="string" calcext:value-type="string">
            <text:p>0, func ptr high, func ptr low, arg1, arg2, arg3</text:p>
          </table:table-cell>
        </table:table-row>
        <table:table-row table:style-name="ro1">
          <table:table-cell office:value-type="string" calcext:value-type="string">
            <text:p>6d00</text:p>
          </table:table-cell>
          <table:table-cell office:value-type="string" calcext:value-type="string">
            <text:p>6d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9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<text:span text:style-name="T1">nd</text:span> bitmap scre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ain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c000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>
          <table:table-cell table:style-name="ce40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c7e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e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 data</text:p>
          </table:table-cell>
          <table:table-cell table:number-columns-repeated="2"/>
        </table:table-row>
      </table:table>
      <table:table table:name="row addrs" table:style-name="ta1">
        <table:table-column table:style-name="co1" table:number-columns-repeated="2" table:default-cell-style-name="Default"/>
        <table:table-column table:style-name="co1" table:default-cell-style-name="ce40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39" office:value-type="string" calcext:value-type="string">
            <text:p>Hex</text:p>
          </table:table-cell>
          <table:table-cell table:style-name="ce39" office:value-type="string" calcext:value-type="string">
            <text:p>Dec</text:p>
          </table:table-cell>
          <table:table-cell table:style-name="ce39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Base Addr</text:p>
          </table:table-cell>
          <table:table-cell/>
          <table:table-cell table:style-name="Default" office:value-type="string" calcext:value-type="string">
            <text:p>Row Sta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HEX2DEC([.A4])" office:value-type="float" office:value="1028" calcext:value-type="float">
            <text:p>1028</text:p>
          </table:table-cell>
          <table:table-cell table:formula="of:= DEC2HEX([.B4] )" office:value-type="string" office:string-value="404" calcext:value-type="string">
            <text:p>404</text:p>
          </table:table-cell>
        </table:table-row>
        <table:table-row table:style-name="ro1">
          <table:table-cell/>
          <table:table-cell table:formula="of:= 40 + [.B4]" office:value-type="float" office:value="1068" calcext:value-type="float">
            <text:p>1068</text:p>
          </table:table-cell>
          <table:table-cell table:formula="of:= DEC2HEX([.B5] )" office:value-type="string" office:string-value="42C" calcext:value-type="string">
            <text:p>42C</text:p>
          </table:table-cell>
        </table:table-row>
        <table:table-row table:style-name="ro1">
          <table:table-cell/>
          <table:table-cell table:formula="of:= 40 + [.B5]" office:value-type="float" office:value="1108" calcext:value-type="float">
            <text:p>1108</text:p>
          </table:table-cell>
          <table:table-cell table:formula="of:= DEC2HEX([.B6] )" office:value-type="string" office:string-value="454" calcext:value-type="string">
            <text:p>454</text:p>
          </table:table-cell>
        </table:table-row>
        <table:table-row table:style-name="ro1">
          <table:table-cell/>
          <table:table-cell table:formula="of:= 40 + [.B6]" office:value-type="float" office:value="1148" calcext:value-type="float">
            <text:p>1148</text:p>
          </table:table-cell>
          <table:table-cell table:formula="of:= DEC2HEX([.B7] )" office:value-type="string" office:string-value="47C" calcext:value-type="string">
            <text:p>47C</text:p>
          </table:table-cell>
        </table:table-row>
        <table:table-row table:style-name="ro1">
          <table:table-cell/>
          <table:table-cell table:formula="of:= 40 + [.B7]" office:value-type="float" office:value="1188" calcext:value-type="float">
            <text:p>1188</text:p>
          </table:table-cell>
          <table:table-cell table:formula="of:= DEC2HEX([.B8] )" office:value-type="string" office:string-value="4A4" calcext:value-type="string">
            <text:p>4A4</text:p>
          </table:table-cell>
        </table:table-row>
        <table:table-row table:style-name="ro1">
          <table:table-cell/>
          <table:table-cell table:formula="of:= 40 + [.B8]" office:value-type="float" office:value="1228" calcext:value-type="float">
            <text:p>1228</text:p>
          </table:table-cell>
          <table:table-cell table:formula="of:= DEC2HEX([.B9] )" office:value-type="string" office:string-value="4CC" calcext:value-type="string">
            <text:p>4CC</text:p>
          </table:table-cell>
        </table:table-row>
        <table:table-row table:style-name="ro1">
          <table:table-cell/>
          <table:table-cell table:formula="of:= 40 + [.B9]" office:value-type="float" office:value="1268" calcext:value-type="float">
            <text:p>1268</text:p>
          </table:table-cell>
          <table:table-cell table:formula="of:= DEC2HEX([.B10] )" office:value-type="string" office:string-value="4F4" calcext:value-type="string">
            <text:p>4F4</text:p>
          </table:table-cell>
        </table:table-row>
        <table:table-row table:style-name="ro1">
          <table:table-cell/>
          <table:table-cell table:formula="of:= 40 + [.B10]" office:value-type="float" office:value="1308" calcext:value-type="float">
            <text:p>1308</text:p>
          </table:table-cell>
          <table:table-cell table:formula="of:= DEC2HEX([.B11] )" office:value-type="string" office:string-value="51C" calcext:value-type="string">
            <text:p>51C</text:p>
          </table:table-cell>
        </table:table-row>
        <table:table-row table:style-name="ro1">
          <table:table-cell/>
          <table:table-cell table:formula="of:= 40 + [.B11]" office:value-type="float" office:value="1348" calcext:value-type="float">
            <text:p>1348</text:p>
          </table:table-cell>
          <table:table-cell table:formula="of:= DEC2HEX([.B12] )" office:value-type="string" office:string-value="544" calcext:value-type="string">
            <text:p>544</text:p>
          </table:table-cell>
        </table:table-row>
        <table:table-row table:style-name="ro1">
          <table:table-cell/>
          <table:table-cell table:formula="of:= 40 + [.B12]" office:value-type="float" office:value="1388" calcext:value-type="float">
            <text:p>1388</text:p>
          </table:table-cell>
          <table:table-cell table:formula="of:= DEC2HEX([.B13] )" office:value-type="string" office:string-value="56C" calcext:value-type="string">
            <text:p>56C</text:p>
          </table:table-cell>
        </table:table-row>
        <table:table-row table:style-name="ro1">
          <table:table-cell/>
          <table:table-cell table:formula="of:= 40 + [.B13]" office:value-type="float" office:value="1428" calcext:value-type="float">
            <text:p>1428</text:p>
          </table:table-cell>
          <table:table-cell table:formula="of:= DEC2HEX([.B14] )" office:value-type="string" office:string-value="594" calcext:value-type="string">
            <text:p>594</text:p>
          </table:table-cell>
        </table:table-row>
        <table:table-row table:style-name="ro1">
          <table:table-cell/>
          <table:table-cell table:formula="of:= 40 + [.B14]" office:value-type="float" office:value="1468" calcext:value-type="float">
            <text:p>1468</text:p>
          </table:table-cell>
          <table:table-cell table:formula="of:= DEC2HEX([.B15] )" office:value-type="string" office:string-value="5BC" calcext:value-type="string">
            <text:p>5BC</text:p>
          </table:table-cell>
        </table:table-row>
        <table:table-row table:style-name="ro1">
          <table:table-cell/>
          <table:table-cell table:formula="of:= 40 + [.B15]" office:value-type="float" office:value="1508" calcext:value-type="float">
            <text:p>1508</text:p>
          </table:table-cell>
          <table:table-cell table:formula="of:= DEC2HEX([.B16] )" office:value-type="string" office:string-value="5E4" calcext:value-type="string">
            <text:p>5E4</text:p>
          </table:table-cell>
        </table:table-row>
        <table:table-row table:style-name="ro1">
          <table:table-cell/>
          <table:table-cell table:formula="of:= 40 + [.B16]" office:value-type="float" office:value="1548" calcext:value-type="float">
            <text:p>1548</text:p>
          </table:table-cell>
          <table:table-cell table:formula="of:= DEC2HEX([.B17] )" office:value-type="string" office:string-value="60C" calcext:value-type="string">
            <text:p>60C</text:p>
          </table:table-cell>
        </table:table-row>
        <table:table-row table:style-name="ro1">
          <table:table-cell/>
          <table:table-cell table:formula="of:= 40 + [.B17]" office:value-type="float" office:value="1588" calcext:value-type="float">
            <text:p>1588</text:p>
          </table:table-cell>
          <table:table-cell table:formula="of:= DEC2HEX([.B18] )" office:value-type="string" office:string-value="634" calcext:value-type="string">
            <text:p>634</text:p>
          </table:table-cell>
        </table:table-row>
        <table:table-row table:style-name="ro1">
          <table:table-cell/>
          <table:table-cell table:formula="of:= 40 + [.B18]" office:value-type="float" office:value="1628" calcext:value-type="float">
            <text:p>1628</text:p>
          </table:table-cell>
          <table:table-cell table:formula="of:= DEC2HEX([.B19] )" office:value-type="string" office:string-value="65C" calcext:value-type="string">
            <text:p>65C</text:p>
          </table:table-cell>
        </table:table-row>
        <table:table-row table:style-name="ro1">
          <table:table-cell/>
          <table:table-cell table:formula="of:= 40 + [.B19]" office:value-type="float" office:value="1668" calcext:value-type="float">
            <text:p>1668</text:p>
          </table:table-cell>
          <table:table-cell table:formula="of:= DEC2HEX([.B20] )" office:value-type="string" office:string-value="684" calcext:value-type="string">
            <text:p>684</text:p>
          </table:table-cell>
        </table:table-row>
        <table:table-row table:style-name="ro1">
          <table:table-cell/>
          <table:table-cell table:formula="of:= 40 + [.B20]" office:value-type="float" office:value="1708" calcext:value-type="float">
            <text:p>1708</text:p>
          </table:table-cell>
          <table:table-cell table:formula="of:= DEC2HEX([.B21] )" office:value-type="string" office:string-value="6AC" calcext:value-type="string">
            <text:p>6AC</text:p>
          </table:table-cell>
        </table:table-row>
        <table:table-row table:style-name="ro1">
          <table:table-cell/>
          <table:table-cell table:formula="of:= 40 + [.B21]" office:value-type="float" office:value="1748" calcext:value-type="float">
            <text:p>1748</text:p>
          </table:table-cell>
          <table:table-cell table:formula="of:= DEC2HEX([.B22] )" office:value-type="string" office:string-value="6D4" calcext:value-type="string">
            <text:p>6D4</text:p>
          </table:table-cell>
        </table:table-row>
        <table:table-row table:style-name="ro1">
          <table:table-cell/>
          <table:table-cell table:formula="of:= 40 + [.B22]" office:value-type="float" office:value="1788" calcext:value-type="float">
            <text:p>1788</text:p>
          </table:table-cell>
          <table:table-cell table:formula="of:= DEC2HEX([.B23] )" office:value-type="string" office:string-value="6FC" calcext:value-type="string">
            <text:p>6FC</text:p>
          </table:table-cell>
        </table:table-row>
        <table:table-row table:style-name="ro1">
          <table:table-cell/>
          <table:table-cell table:formula="of:= 40 + [.B23]" office:value-type="float" office:value="1828" calcext:value-type="float">
            <text:p>1828</text:p>
          </table:table-cell>
          <table:table-cell table:formula="of:= DEC2HEX([.B24] )" office:value-type="string" office:string-value="724" calcext:value-type="string">
            <text:p>724</text:p>
          </table:table-cell>
        </table:table-row>
        <table:table-row table:style-name="ro1">
          <table:table-cell/>
          <table:table-cell table:formula="of:= 40 + [.B24]" office:value-type="float" office:value="1868" calcext:value-type="float">
            <text:p>1868</text:p>
          </table:table-cell>
          <table:table-cell table:formula="of:= DEC2HEX([.B25] )" office:value-type="string" office:string-value="74C" calcext:value-type="string">
            <text:p>74C</text:p>
          </table:table-cell>
        </table:table-row>
        <table:table-row table:style-name="ro1">
          <table:table-cell/>
          <table:table-cell table:formula="of:= 40 + [.B25]" office:value-type="float" office:value="1908" calcext:value-type="float">
            <text:p>1908</text:p>
          </table:table-cell>
          <table:table-cell table:formula="of:= DEC2HEX([.B26] )" office:value-type="string" office:string-value="774" calcext:value-type="string">
            <text:p>774</text:p>
          </table:table-cell>
        </table:table-row>
        <table:table-row table:style-name="ro1">
          <table:table-cell/>
          <table:table-cell table:formula="of:= 40 + [.B26]" office:value-type="float" office:value="1948" calcext:value-type="float">
            <text:p>1948</text:p>
          </table:table-cell>
          <table:table-cell table:formula="of:= DEC2HEX([.B27] )" office:value-type="string" office:string-value="79C" calcext:value-type="string">
            <text:p>79C</text:p>
          </table:table-cell>
        </table:table-row>
        <table:table-row table:style-name="ro1">
          <table:table-cell/>
          <table:table-cell table:formula="of:= 40 + [.B27]" office:value-type="float" office:value="1988" calcext:value-type="float">
            <text:p>1988</text:p>
          </table:table-cell>
          <table:table-cell table:formula="of:= DEC2HEX([.B28] )" office:value-type="string" office:string-value="7C4" calcext:value-type="string">
            <text:p>7C4</text:p>
          </table:table-cell>
        </table:table-row>
        <table:table-row table:style-name="ro1">
          <table:table-cell/>
          <table:table-cell table:formula="of:= 40 + [.B28]" office:value-type="float" office:value="2028" calcext:value-type="float">
            <text:p>2028</text:p>
          </table:table-cell>
          <table:table-cell table:formula="of:= DEC2HEX([.B29] )" office:value-type="string" office:string-value="7EC" calcext:value-type="string">
            <text:p>7EC</text:p>
          </table:table-cell>
        </table:table-row>
        <table:table-row table:style-name="ro1">
          <table:table-cell/>
          <table:table-cell table:formula="of:= 40 + [.B29]" office:value-type="float" office:value="2068" calcext:value-type="float">
            <text:p>2068</text:p>
          </table:table-cell>
          <table:table-cell table:formula="of:= DEC2HEX([.B30] )" office:value-type="string" office:string-value="814" calcext:value-type="string">
            <text:p>814</text:p>
          </table:table-cell>
        </table:table-row>
      </table:table>
      <table:table table:name="offset_angle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/>
          <table:table-cell/>
          <table:table-cell table:style-name="ce39" office:value-type="string" calcext:value-type="string">
            <text:p>offset</text:p>
          </table:table-cell>
          <table:table-cell table:style-name="ce39" office:value-type="string" calcext:value-type="string">
            <text:p>scale</text:p>
          </table:table-cell>
        </table:table-row>
        <table:table-row table:style-name="ro1">
          <table:table-cell table:style-name="Default"/>
          <table:table-cell/>
          <table:table-cell office:value-type="float" office:value="-20" calcext:value-type="float">
            <text:p>-20</text:p>
          </table:table-cell>
          <table:table-cell table:style-name="Default" table:formula="of:=1/255" office:value-type="float" office:value="0.00392156862745098" calcext:value-type="float">
            <text:p>0.0039215686274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caled 0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 [.A5] )" office:value-type="float" office:value="0" calcext:value-type="float">
            <text:p>0</text:p>
          </table:table-cell>
          <table:table-cell table:formula="of:= [.B5] + [.$C$2]" office:value-type="float" office:value="-20" calcext:value-type="float">
            <text:p>-20</text:p>
          </table:table-cell>
          <table:table-cell table:formula="of:= [.C5] * [.$D$2]" office:value-type="float" office:value="-0.0784313725490196" calcext:value-type="float">
            <text:p>-0.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 [.A6] )" office:value-type="float" office:value="16" calcext:value-type="float">
            <text:p>16</text:p>
          </table:table-cell>
          <table:table-cell table:formula="of:= [.B6] + [.$C$2]" office:value-type="float" office:value="-4" calcext:value-type="float">
            <text:p>-4</text:p>
          </table:table-cell>
          <table:table-cell table:formula="of:= [.C6] * [.$D$2]" office:value-type="float" office:value="-0.0156862745098039" calcext:value-type="float">
            <text:p>-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 [.A7] )" office:value-type="float" office:value="32" calcext:value-type="float">
            <text:p>32</text:p>
          </table:table-cell>
          <table:table-cell table:formula="of:= [.B7] + [.$C$2]" office:value-type="float" office:value="12" calcext:value-type="float">
            <text:p>12</text:p>
          </table:table-cell>
          <table:table-cell table:formula="of:= [.C7] * [.$D$2]" office:value-type="float" office:value="0.0470588235294118" calcext:value-type="float">
            <text:p>0.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 [.A8] )" office:value-type="float" office:value="48" calcext:value-type="float">
            <text:p>48</text:p>
          </table:table-cell>
          <table:table-cell table:formula="of:= [.B8] + [.$C$2]" office:value-type="float" office:value="28" calcext:value-type="float">
            <text:p>28</text:p>
          </table:table-cell>
          <table:table-cell table:formula="of:= [.C8] * [.$D$2]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 [.A9] )" office:value-type="float" office:value="64" calcext:value-type="float">
            <text:p>64</text:p>
          </table:table-cell>
          <table:table-cell table:formula="of:= [.B9] + [.$C$2]" office:value-type="float" office:value="44" calcext:value-type="float">
            <text:p>44</text:p>
          </table:table-cell>
          <table:table-cell table:formula="of:= [.C9] * [.$D$2]" office:value-type="float" office:value="0.172549019607843" calcext:value-type="float">
            <text:p>0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 [.A10] )" office:value-type="float" office:value="80" calcext:value-type="float">
            <text:p>80</text:p>
          </table:table-cell>
          <table:table-cell table:formula="of:= [.B10] + [.$C$2]" office:value-type="float" office:value="60" calcext:value-type="float">
            <text:p>60</text:p>
          </table:table-cell>
          <table:table-cell table:formula="of:= [.C10] * [.$D$2]" office:value-type="float" office:value="0.235294117647059" calcext:value-type="float">
            <text:p>0.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 [.A11] )" office:value-type="float" office:value="96" calcext:value-type="float">
            <text:p>96</text:p>
          </table:table-cell>
          <table:table-cell table:formula="of:= [.B11] + [.$C$2]" office:value-type="float" office:value="76" calcext:value-type="float">
            <text:p>76</text:p>
          </table:table-cell>
          <table:table-cell table:formula="of:= [.C11] * [.$D$2]" office:value-type="float" office:value="0.298039215686274" calcext:value-type="float">
            <text:p>0.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HEX2DEC( [.A12] )" office:value-type="float" office:value="112" calcext:value-type="float">
            <text:p>112</text:p>
          </table:table-cell>
          <table:table-cell table:formula="of:= [.B12] + [.$C$2]" office:value-type="float" office:value="92" calcext:value-type="float">
            <text:p>92</text:p>
          </table:table-cell>
          <table:table-cell table:formula="of:= [.C12] * [.$D$2]" office:value-type="float" office:value="0.36078431372549" calcext:value-type="float">
            <text:p>0.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EX2DEC( [.A13] )" office:value-type="float" office:value="128" calcext:value-type="float">
            <text:p>128</text:p>
          </table:table-cell>
          <table:table-cell table:formula="of:= [.B13] + [.$C$2]" office:value-type="float" office:value="108" calcext:value-type="float">
            <text:p>108</text:p>
          </table:table-cell>
          <table:table-cell table:formula="of:= [.C13] * [.$D$2]" office:value-type="float" office:value="0.423529411764706" calcext:value-type="float">
            <text:p>0.4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 [.A14] )" office:value-type="float" office:value="144" calcext:value-type="float">
            <text:p>144</text:p>
          </table:table-cell>
          <table:table-cell table:formula="of:= [.B14] + [.$C$2]" office:value-type="float" office:value="124" calcext:value-type="float">
            <text:p>124</text:p>
          </table:table-cell>
          <table:table-cell table:formula="of:= [.C14] * [.$D$2]" office:value-type="float" office:value="0.486274509803922" calcext:value-type="float">
            <text:p>0.48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 [.A15] )" office:value-type="float" office:value="160" calcext:value-type="float">
            <text:p>160</text:p>
          </table:table-cell>
          <table:table-cell table:formula="of:= [.B15] + [.$C$2]" office:value-type="float" office:value="140" calcext:value-type="float">
            <text:p>140</text:p>
          </table:table-cell>
          <table:table-cell table:formula="of:= [.C15] * [.$D$2]" office:value-type="float" office:value="0.549019607843137" calcext:value-type="float">
            <text:p>0.549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HEX2DEC( [.A16] )" office:value-type="float" office:value="176" calcext:value-type="float">
            <text:p>176</text:p>
          </table:table-cell>
          <table:table-cell table:formula="of:= [.B16] + [.$C$2]" office:value-type="float" office:value="156" calcext:value-type="float">
            <text:p>156</text:p>
          </table:table-cell>
          <table:table-cell table:formula="of:= [.C16] * [.$D$2]" office:value-type="float" office:value="0.611764705882353" calcext:value-type="float">
            <text:p>0.612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 [.A17] )" office:value-type="float" office:value="192" calcext:value-type="float">
            <text:p>192</text:p>
          </table:table-cell>
          <table:table-cell table:formula="of:= [.B17] + [.$C$2]" office:value-type="float" office:value="172" calcext:value-type="float">
            <text:p>172</text:p>
          </table:table-cell>
          <table:table-cell table:formula="of:= [.C17] * [.$D$2]" office:value-type="float" office:value="0.674509803921569" calcext:value-type="float">
            <text:p>0.675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HEX2DEC( [.A18] )" office:value-type="float" office:value="208" calcext:value-type="float">
            <text:p>208</text:p>
          </table:table-cell>
          <table:table-cell table:formula="of:= [.B18] + [.$C$2]" office:value-type="float" office:value="188" calcext:value-type="float">
            <text:p>188</text:p>
          </table:table-cell>
          <table:table-cell table:formula="of:= [.C18] * [.$D$2]" office:value-type="float" office:value="0.737254901960784" calcext:value-type="float">
            <text:p>0.7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formula="of:=HEX2DEC( [.A19] )" office:value-type="float" office:value="224" calcext:value-type="float">
            <text:p>224</text:p>
          </table:table-cell>
          <table:table-cell table:formula="of:= [.B19] + [.$C$2]" office:value-type="float" office:value="204" calcext:value-type="float">
            <text:p>204</text:p>
          </table:table-cell>
          <table:table-cell table:formula="of:= [.C19] * [.$D$2]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formula="of:=HEX2DEC( [.A20] )" office:value-type="float" office:value="240" calcext:value-type="float">
            <text:p>240</text:p>
          </table:table-cell>
          <table:table-cell table:formula="of:= [.B20] + [.$C$2]" office:value-type="float" office:value="220" calcext:value-type="float">
            <text:p>220</text:p>
          </table:table-cell>
          <table:table-cell table:formula="of:= [.C20] * [.$D$2]" office:value-type="float" office:value="0.862745098039216" calcext:value-type="float">
            <text:p>0.8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formula="of:=HEX2DEC( [.A21] )" office:value-type="float" office:value="255" calcext:value-type="float">
            <text:p>255</text:p>
          </table:table-cell>
          <table:table-cell table:formula="of:= [.B21] + [.$C$2]" office:value-type="float" office:value="235" calcext:value-type="float">
            <text:p>235</text:p>
          </table:table-cell>
          <table:table-cell table:formula="of:= [.C21] * [.$D$2]" office:value-type="float" office:value="0.92156862745098" calcext:value-type="float">
            <text:p>0.922</text:p>
          </table:table-cell>
        </table:table-row>
      </table:table>
      <table:table table:name="basic point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 startup:</text:p>
          </table:table-cell>
          <table:table-cell table:number-columns-repeated="4"/>
          <table:table-cell office:value-type="string" calcext:value-type="string">
            <text:p>“clr”</text:p>
          </table:table-cell>
          <table:table-cell office:value-type="string" calcext:value-type="string">
            <text:p>“x=5”</text:p>
          </table:table-cell>
          <table:table-cell office:value-type="string" calcext:value-type="string">
            <text:p>“y=5”</text:p>
          </table:table-cell>
        </table:table-row>
        <table:table-row table:style-name="ro1">
          <table:table-cell office:value-type="string" calcext:value-type="string">
            <text:p>43,4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art of basic text</text:p>
          </table:table-cell>
          <table:table-cell/>
          <table:table-cell office:value-type="string" calcext:value-type="string">
            <text:p>txttab</text:p>
          </table:table-cell>
          <table:table-cell table:number-columns-repeated="3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45,4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variables</text:p>
          </table:table-cell>
          <table:table-cell/>
          <table:table-cell office:value-type="string" calcext:value-type="string">
            <text:p>vartab</text:p>
          </table:table-cell>
          <table:table-cell table:number-columns-repeated="3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47,48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arrays</text:p>
          </table:table-cell>
          <table:table-cell/>
          <table:table-cell office:value-type="string" calcext:value-type="string">
            <text:p>arytab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49,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nd of basic arrays</text:p>
          </table:table-cell>
          <table:table-cell/>
          <table:table-cell office:value-type="string" calcext:value-type="string">
            <text:p>strend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51,5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bottom of string storage</text:p>
          </table:table-cell>
          <table:table-cell/>
          <table:table-cell office:value-type="string" calcext:value-type="string">
            <text:p>fretop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  <table:table-row table:style-name="ro1">
          <table:table-cell office:value-type="string" calcext:value-type="string">
            <text:p>5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string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,56</text:p>
          </table:table-cell>
          <table:table-cell office:value-type="float" office:value="40960" calcext:value-type="float">
            <text:p>40960</text:p>
          </table:table-cell>
          <table:table-cell table:number-columns-repeated="2"/>
          <table:table-cell office:value-type="string" calcext:value-type="string">
            <text:p>memsiz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</table:table>
      <table:table table:name="circle" table:style-name="ta1">
        <table:table-column table:style-name="co2" table:number-columns-repeated="34" table:default-cell-style-name="ce12"/>
        <table:table-column table:style-name="co2" table:visibility="collapse" table:number-columns-repeated="7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number-columns-repeated="12" table:default-cell-style-name="ce12"/>
        <table:table-column table:style-name="co1" table:number-columns-repeated="963" table:default-cell-style-name="ce12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Initialiize Ring Draw</text:p>
          </table:table-cell>
          <table:table-cell table:style-name="Default" table:number-columns-repeated="18"/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style-name="ce13" table:formula="of:=DEC2HEX( HEX2DEC( [.$A$1]) +[.$A2]*40 + [.J$1] )" office:value-type="string" office:string-value="408" calcext:value-type="string">
            <text:p>408</text:p>
          </table:table-cell>
          <table:table-cell table:number-columns-repeated="8"/>
          <table:table-cell table:style-name="ce14" table:formula="of:=DEC2HEX( HEX2DEC( [.$A$1]) +[.$A2]*40 + [.S$1] )" office:value-type="string" office:string-value="411" calcext:value-type="string">
            <text:p>411</text:p>
          </table:table-cell>
          <table:table-cell table:style-name="ce14" table:formula="of:=DEC2HEX( HEX2DEC( [.$A$1]) +[.$A2]*40 + [.T$1] )" office:value-type="string" office:string-value="412" calcext:value-type="string">
            <text:p>412</text:p>
          </table:table-cell>
          <table:table-cell table:style-name="ce14" table:formula="of:=DEC2HEX( HEX2DEC( [.$A$1]) +[.$A2]*40 + [.U$1] )" office:value-type="string" office:string-value="413" calcext:value-type="string">
            <text:p>413</text:p>
          </table:table-cell>
          <table:table-cell table:style-name="ce14" table:formula="of:=DEC2HEX( HEX2DEC( [.$A$1]) +[.$A2]*40 + [.V$1] )" office:value-type="string" office:string-value="414" calcext:value-type="string">
            <text:p>414</text:p>
          </table:table-cell>
          <table:table-cell table:style-name="ce14" table:formula="of:=DEC2HEX( HEX2DEC( [.$A$1]) +[.$A2]*40 + [.W$1] )" office:value-type="string" office:string-value="415" calcext:value-type="string">
            <text:p>415</text:p>
          </table:table-cell>
          <table:table-cell table:style-name="ce14" table:formula="of:=DEC2HEX( HEX2DEC( [.$A$1]) +[.$A2]*40 + [.X$1] )" office:value-type="string" office:string-value="416" calcext:value-type="string">
            <text:p>416</text:p>
          </table:table-cell>
          <table:table-cell table:style-name="ce14" table:formula="of:=DEC2HEX( HEX2DEC( [.$A$1]) +[.$A2]*40 + [.Y$1] )" office:value-type="string" office:string-value="417" calcext:value-type="string">
            <text:p>417</text:p>
          </table:table-cell>
          <table:table-cell table:number-columns-repeated="8"/>
          <table:table-cell table:style-name="ce20" table:formula="of:=DEC2HEX( HEX2DEC( [.$A$1]) +[.$A2]*40 + [.AH$1] )" office:value-type="string" office:string-value="420" calcext:value-type="string">
            <text:p>420</text:p>
          </table:table-cell>
          <table:table-cell table:number-columns-repeated="8"/>
          <table:table-cell table:style-name="ce21" office:value-type="string" calcext:value-type="string">
            <text:p>radius</text:p>
          </table:table-cell>
          <table:table-cell table:style-name="ce21" office:value-type="string" calcext:value-type="string">
            <text:p>start</text:p>
          </table:table-cell>
          <table:table-cell table:style-name="ce39" office:value-type="string" calcext:value-type="string">
            <text:p>len</text:p>
          </table:table-cell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39" office:value-type="string" calcext:value-type="string">
            <text:p>r1</text:p>
          </table:table-cell>
          <table:table-cell table:style-name="ce39" office:value-type="string" calcext:value-type="string">
            <text:p>r2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7" table:formula="of:=DEC2HEX( HEX2DEC( [.$A$1]) +[.$A3]*40 + [.K$1] )" office:value-type="string" office:string-value="431" calcext:value-type="string">
            <text:p>431</text:p>
          </table:table-cell>
          <table:table-cell table:number-columns-repeated="5"/>
          <table:table-cell table:style-name="ce14" table:formula="of:=DEC2HEX( HEX2DEC( [.$A$1]) +[.$A3]*40 + [.Q$1] )" office:value-type="string" office:string-value="437" calcext:value-type="string">
            <text:p>437</text:p>
          </table:table-cell>
          <table:table-cell table:style-name="ce14" table:formula="of:=DEC2HEX( HEX2DEC( [.$A$1]) +[.$A3]*40 + [.R$1] )" office:value-type="string" office:string-value="438" calcext:value-type="string">
            <text:p>438</text:p>
          </table:table-cell>
          <table:table-cell table:number-columns-repeated="7"/>
          <table:table-cell table:style-name="ce14" table:formula="of:=DEC2HEX( HEX2DEC( [.$A$1]) +[.$A3]*40 + [.Z$1] )" office:value-type="string" office:string-value="440" calcext:value-type="string">
            <text:p>440</text:p>
          </table:table-cell>
          <table:table-cell table:style-name="ce14" table:formula="of:=DEC2HEX( HEX2DEC( [.$A$1]) +[.$A3]*40 + [.AA$1] )" office:value-type="string" office:string-value="441" calcext:value-type="string">
            <text:p>441</text:p>
          </table:table-cell>
          <table:table-cell table:number-columns-repeated="5"/>
          <table:table-cell table:style-name="ce16" table:formula="of:=DEC2HEX( HEX2DEC( [.$A$1]) +[.$A3]*40 + [.AG$1] )" office:value-type="string" office:string-value="447" calcext:value-type="string">
            <text:p>44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 table:formula="of:=[.J14]" office:value-type="string" office:string-value="5E8" calcext:value-type="string">
            <text:p>5E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7" table:formula="of:=DEC2HEX( HEX2DEC( [.$A$1]) +[.$A4]*40 + [.L$1] )" office:value-type="string" office:string-value="45A" calcext:value-type="string">
            <text:p>45A</text:p>
          </table:table-cell>
          <table:table-cell table:number-columns-repeated="2"/>
          <table:table-cell table:style-name="ce14" table:formula="of:=DEC2HEX( HEX2DEC( [.$A$1]) +[.$A4]*40 + [.O$1] )" office:value-type="string" office:string-value="45D" calcext:value-type="string">
            <text:p>45D</text:p>
          </table:table-cell>
          <table:table-cell table:style-name="ce14" table:formula="of:=DEC2HEX( HEX2DEC( [.$A$1]) +[.$A4]*40 + [.P$1] )" office:value-type="string" office:string-value="45E" calcext:value-type="string">
            <text:p>45E</text:p>
          </table:table-cell>
          <table:table-cell table:number-columns-repeated="11"/>
          <table:table-cell table:style-name="ce14" table:formula="of:=DEC2HEX( HEX2DEC( [.$A$1]) +[.$A4]*40 + [.AB$1] )" office:value-type="string" office:string-value="46A" calcext:value-type="string">
            <text:p>46A</text:p>
          </table:table-cell>
          <table:table-cell table:style-name="ce14" table:formula="of:=DEC2HEX( HEX2DEC( [.$A$1]) +[.$A4]*40 + [.AC$1] )" office:value-type="string" office:string-value="46B" calcext:value-type="string">
            <text:p>46B</text:p>
          </table:table-cell>
          <table:table-cell table:number-columns-repeated="2"/>
          <table:table-cell table:style-name="ce16" table:formula="of:=DEC2HEX( HEX2DEC( [.$A$1]) +[.$A4]*40 + [.AF$1] )" office:value-type="string" office:string-value="46E" calcext:value-type="string">
            <text:p>46E</text:p>
          </table:table-cell>
          <table:table-cell table:number-columns-repeated="10"/>
          <table:table-cell table:style-name="Default" office:value-type="float" office:value="11" calcext:value-type="float">
            <text:p>11</text:p>
          </table:table-cell>
          <table:table-cell table:style-name="Default" table:formula="of:=[.K14]" office:value-type="string" office:string-value="5E9" calcext:value-type="string">
            <text:p>5E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K3]" office:value-type="string" office:string-value="431" calcext:value-type="string">
            <text:p>431</text:p>
          </table:table-cell>
          <table:table-cell table:style-name="Default" table:formula="of:=[.K25]" office:value-type="string" office:string-value="7A1" calcext:value-type="string">
            <text:p>7A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table:style-name="ce17" table:formula="of:=DEC2HEX( HEX2DEC( [.$A$1]) +[.$A5]*40 + [.M$1] )" office:value-type="string" office:string-value="483" calcext:value-type="string">
            <text:p>483</text:p>
          </table:table-cell>
          <table:table-cell table:style-name="ce14" table:formula="of:=DEC2HEX( HEX2DEC( [.$A$1]) +[.$A5]*40 + [.N$1] )" office:value-type="string" office:string-value="484" calcext:value-type="string">
            <text:p>484</text:p>
          </table:table-cell>
          <table:table-cell table:number-columns-repeated="15"/>
          <table:table-cell table:style-name="ce14" table:formula="of:=DEC2HEX( HEX2DEC( [.$A$1]) +[.$A5]*40 + [.AD$1] )" office:value-type="string" office:string-value="494" calcext:value-type="string">
            <text:p>494</text:p>
          </table:table-cell>
          <table:table-cell table:style-name="ce16" table:formula="of:=DEC2HEX( HEX2DEC( [.$A$1]) +[.$A5]*40 + [.AE$1] )" office:value-type="string" office:string-value="495" calcext:value-type="string">
            <text:p>49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14" table:formula="of:=DEC2HEX( HEX2DEC( [.$A$1]) +[.$A6]*40 + [.M$1] )" office:value-type="string" office:string-value="4AB" calcext:value-type="string">
            <text:p>4AB</text:p>
          </table:table-cell>
          <table:table-cell table:style-name="ce17" table:formula="of:=DEC2HEX( HEX2DEC( [.$A$1]) +[.$A6]*40 + [.N$1] )" office:value-type="string" office:string-value="4AC" calcext:value-type="string">
            <text:p>4AC</text:p>
          </table:table-cell>
          <table:table-cell table:number-columns-repeated="15"/>
          <table:table-cell table:style-name="ce16" table:formula="of:=DEC2HEX( HEX2DEC( [.$A$1]) +[.$A6]*40 + [.AD$1] )" office:value-type="string" office:string-value="4BC" calcext:value-type="string">
            <text:p>4BC</text:p>
          </table:table-cell>
          <table:table-cell table:style-name="ce14" table:formula="of:=DEC2HEX( HEX2DEC( [.$A$1]) +[.$A6]*40 + [.AE$1] )" office:value-type="string" office:string-value="4BD" calcext:value-type="string">
            <text:p>4BD</text:p>
          </table:table-cell>
          <table:table-cell table:number-columns-repeated="11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4" table:formula="of:=DEC2HEX( HEX2DEC( [.$A$1]) +[.$A7]*40 + [.L$1] )" office:value-type="string" office:string-value="4D2" calcext:value-type="string">
            <text:p>4D2</text:p>
          </table:table-cell>
          <table:table-cell table:number-columns-repeated="2"/>
          <table:table-cell table:style-name="ce18" table:formula="of:=DEC2HEX( HEX2DEC( [.$A$1]) +[.$A7]*40 + [.O$1] )" office:value-type="string" office:string-value="4D5" calcext:value-type="string">
            <text:p>4D5</text:p>
          </table:table-cell>
          <table:table-cell table:number-columns-repeated="4"/>
          <table:table-cell table:style-name="ce14" table:formula="of:=DEC2HEX( HEX2DEC( [.$A$1]) +[.$A7]*40 + [.T$1] )" office:value-type="string" office:string-value="4DA" calcext:value-type="string">
            <text:p>4DA</text:p>
          </table:table-cell>
          <table:table-cell table:style-name="ce14" table:formula="of:=DEC2HEX( HEX2DEC( [.$A$1]) +[.$A7]*40 + [.U$1] )" office:value-type="string" office:string-value="4DB" calcext:value-type="string">
            <text:p>4DB</text:p>
          </table:table-cell>
          <table:table-cell table:style-name="ce14" table:formula="of:=DEC2HEX( HEX2DEC( [.$A$1]) +[.$A7]*40 + [.V$1] )" office:value-type="string" office:string-value="4DC" calcext:value-type="string">
            <text:p>4DC</text:p>
          </table:table-cell>
          <table:table-cell table:style-name="ce14" table:formula="of:=DEC2HEX( HEX2DEC( [.$A$1]) +[.$A7]*40 + [.W$1] )" office:value-type="string" office:string-value="4DD" calcext:value-type="string">
            <text:p>4DD</text:p>
          </table:table-cell>
          <table:table-cell table:style-name="ce14" table:formula="of:=DEC2HEX( HEX2DEC( [.$A$1]) +[.$A7]*40 + [.X$1] )" office:value-type="string" office:string-value="4DE" calcext:value-type="string">
            <text:p>4DE</text:p>
          </table:table-cell>
          <table:table-cell table:number-columns-repeated="4"/>
          <table:table-cell table:style-name="ce16" table:formula="of:=DEC2HEX( HEX2DEC( [.$A$1]) +[.$A7]*40 + [.AC$1] )" office:value-type="string" office:string-value="4E3" calcext:value-type="string">
            <text:p>4E3</text:p>
          </table:table-cell>
          <table:table-cell table:number-columns-repeated="2"/>
          <table:table-cell table:style-name="ce14" table:formula="of:=DEC2HEX( HEX2DEC( [.$A$1]) +[.$A7]*40 + [.AF$1] )" office:value-type="string" office:string-value="4E6" calcext:value-type="string">
            <text:p>4E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ce14" table:formula="of:=DEC2HEX( HEX2DEC( [.$A$1]) +[.$A8]*40 + [.L$1] )" office:value-type="string" office:string-value="4FA" calcext:value-type="string">
            <text:p>4FA</text:p>
          </table:table-cell>
          <table:table-cell table:number-columns-repeated="2"/>
          <table:table-cell table:style-name="ce18" table:formula="of:=DEC2HEX( HEX2DEC( [.$A$1]) +[.$A8]*40 + [.O$1] )" office:value-type="string" office:string-value="4FD" calcext:value-type="string">
            <text:p>4FD</text:p>
          </table:table-cell>
          <table:table-cell table:style-name="ce17" table:formula="of:=DEC2HEX( HEX2DEC( [.$A$1]) +[.$A8]*40 + [.P$1] )" office:value-type="string" office:string-value="4FE" calcext:value-type="string">
            <text:p>4FE</text:p>
          </table:table-cell>
          <table:table-cell/>
          <table:table-cell table:style-name="ce14" table:formula="of:=DEC2HEX( HEX2DEC( [.$A$1]) +[.$A8]*40 + [.R$1] )" office:value-type="string" office:string-value="500" calcext:value-type="string">
            <text:p>500</text:p>
          </table:table-cell>
          <table:table-cell table:style-name="ce14" table:formula="of:=DEC2HEX( HEX2DEC( [.$A$1]) +[.$A8]*40 + [.S$1] )" office:value-type="string" office:string-value="501" calcext:value-type="string">
            <text:p>501</text:p>
          </table:table-cell>
          <table:table-cell table:number-columns-repeated="5"/>
          <table:table-cell table:style-name="ce14" table:formula="of:=DEC2HEX( HEX2DEC( [.$A$1]) +[.$A8]*40 + [.Y$1] )" office:value-type="string" office:string-value="507" calcext:value-type="string">
            <text:p>507</text:p>
          </table:table-cell>
          <table:table-cell table:style-name="ce14" table:formula="of:=DEC2HEX( HEX2DEC( [.$A$1]) +[.$A8]*40 + [.Z$1] )" office:value-type="string" office:string-value="508" calcext:value-type="string">
            <text:p>508</text:p>
          </table:table-cell>
          <table:table-cell/>
          <table:table-cell table:style-name="ce16" table:formula="of:=DEC2HEX( HEX2DEC( [.$A$1]) +[.$A8]*40 + [.AB$1] )" office:value-type="string" office:string-value="50A" calcext:value-type="string">
            <text:p>50A</text:p>
          </table:table-cell>
          <table:table-cell table:number-columns-repeated="3"/>
          <table:table-cell table:style-name="ce14" table:formula="of:=DEC2HEX( HEX2DEC( [.$A$1]) +[.$A8]*40 + [.AF$1] )" office:value-type="string" office:string-value="50E" calcext:value-type="string">
            <text:p>50E</text:p>
          </table:table-cell>
          <table:table-cell table:number-columns-repeated="10"/>
          <table:table-cell table:style-name="Default" office:value-type="float" office:value="7" calcext:value-type="float">
            <text:p>7</text:p>
          </table:table-cell>
          <table:table-cell table:style-name="Default" table:formula="of:=[.O14]" office:value-type="string" office:string-value="5ED" calcext:value-type="string">
            <text:p>5ED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O7]" office:value-type="string" office:string-value="4D5" calcext:value-type="string">
            <text:p>4D5</text:p>
          </table:table-cell>
          <table:table-cell table:style-name="Default" table:formula="of:=[.O21]" office:value-type="string" office:string-value="705" calcext:value-type="string">
            <text:p>70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14" table:formula="of:=DEC2HEX( HEX2DEC( [.$A$1]) +[.$A9]*40 + [.K$1] )" office:value-type="string" office:string-value="521" calcext:value-type="string">
            <text:p>521</text:p>
          </table:table-cell>
          <table:table-cell table:number-columns-repeated="3"/>
          <table:table-cell table:style-name="ce18" table:formula="of:=DEC2HEX( HEX2DEC( [.$A$1]) +[.$A9]*40 + [.O$1] )" office:value-type="string" office:string-value="525" calcext:value-type="string">
            <text:p>525</text:p>
          </table:table-cell>
          <table:table-cell/>
          <table:table-cell table:style-name="ce17" table:formula="of:=DEC2HEX( HEX2DEC( [.$A$1]) +[.$A9]*40 + [.Q$1] )" office:value-type="string" office:string-value="527" calcext:value-type="string">
            <text:p>527</text:p>
          </table:table-cell>
          <table:table-cell table:number-columns-repeated="9"/>
          <table:table-cell table:style-name="ce16" table:formula="of:=DEC2HEX( HEX2DEC( [.$A$1]) +[.$A9]*40 + [.AA$1] )" office:value-type="string" office:string-value="531" calcext:value-type="string">
            <text:p>531</text:p>
          </table:table-cell>
          <table:table-cell table:number-columns-repeated="5"/>
          <table:table-cell table:style-name="ce14" table:formula="of:=DEC2HEX( HEX2DEC( [.$A$1]) +[.$A9]*40 + [.AG$1] )" office:value-type="string" office:string-value="537" calcext:value-type="string">
            <text:p>53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style-name="ce14" table:formula="of:=DEC2HEX( HEX2DEC( [.$A$1]) +[.$A10]*40 + [.K$1] )" office:value-type="string" office:string-value="549" calcext:value-type="string">
            <text:p>549</text:p>
          </table:table-cell>
          <table:table-cell table:number-columns-repeated="3"/>
          <table:table-cell table:style-name="ce18" table:formula="of:=DEC2HEX( HEX2DEC( [.$A$1]) +[.$A10]*40 + [.O$1] )" office:value-type="string" office:string-value="54D" calcext:value-type="string">
            <text:p>54D</text:p>
          </table:table-cell>
          <table:table-cell table:style-name="ce14" table:formula="of:=DEC2HEX( HEX2DEC( [.$A$1]) +[.$A10]*40 + [.P$1] )" office:value-type="string" office:string-value="54E" calcext:value-type="string">
            <text:p>54E</text:p>
          </table:table-cell>
          <table:table-cell/>
          <table:table-cell table:style-name="ce17" table:formula="of:=DEC2HEX( HEX2DEC( [.$A$1]) +[.$A10]*40 + [.R$1] )" office:value-type="string" office:string-value="550" calcext:value-type="string">
            <text:p>550</text:p>
          </table:table-cell>
          <table:table-cell table:number-columns-repeated="7"/>
          <table:table-cell table:style-name="ce16" table:formula="of:=DEC2HEX( HEX2DEC( [.$A$1]) +[.$A10]*40 + [.Z$1] )" office:value-type="string" office:string-value="558" calcext:value-type="string">
            <text:p>558</text:p>
          </table:table-cell>
          <table:table-cell/>
          <table:table-cell table:style-name="ce14" table:formula="of:=DEC2HEX( HEX2DEC( [.$A$1]) +[.$A10]*40 + [.AB$1] )" office:value-type="string" office:string-value="55A" calcext:value-type="string">
            <text:p>55A</text:p>
          </table:table-cell>
          <table:table-cell table:number-columns-repeated="4"/>
          <table:table-cell table:style-name="ce14" table:formula="of:=DEC2HEX( HEX2DEC( [.$A$1]) +[.$A10]*40 + [.AG$1] )" office:value-type="string" office:string-value="55F" calcext:value-type="string">
            <text:p>55F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formula="of:=DEC2HEX( HEX2DEC( [.$A$1]) +[.$A11]*40 + [.J$1] )" office:value-type="string" office:string-value="570" calcext:value-type="string">
            <text:p>570</text:p>
          </table:table-cell>
          <table:table-cell table:number-columns-repeated="4"/>
          <table:table-cell table:style-name="ce18" table:formula="of:=DEC2HEX( HEX2DEC( [.$A$1]) +[.$A11]*40 + [.O$1] )" office:value-type="string" office:string-value="575" calcext:value-type="string">
            <text:p>575</text:p>
          </table:table-cell>
          <table:table-cell table:style-name="ce14" table:formula="of:=DEC2HEX( HEX2DEC( [.$A$1]) +[.$A11]*40 + [.P$1] )" office:value-type="string" office:string-value="576" calcext:value-type="string">
            <text:p>576</text:p>
          </table:table-cell>
          <table:table-cell table:number-columns-repeated="2"/>
          <table:table-cell table:style-name="ce17" table:formula="of:=DEC2HEX( HEX2DEC( [.$A$1]) +[.$A11]*40 + [.S$1] )" office:value-type="string" office:string-value="579" calcext:value-type="string">
            <text:p>579</text:p>
          </table:table-cell>
          <table:table-cell table:number-columns-repeated="5"/>
          <table:table-cell table:style-name="ce16" table:formula="of:=DEC2HEX( HEX2DEC( [.$A$1]) +[.$A11]*40 + [.Y$1] )" office:value-type="string" office:string-value="57F" calcext:value-type="string">
            <text:p>57F</text:p>
          </table:table-cell>
          <table:table-cell table:number-columns-repeated="2"/>
          <table:table-cell table:style-name="ce14" table:formula="of:=DEC2HEX( HEX2DEC( [.$A$1]) +[.$A11]*40 + [.AB$1] )" office:value-type="string" office:string-value="582" calcext:value-type="string">
            <text:p>582</text:p>
          </table:table-cell>
          <table:table-cell table:number-columns-repeated="5"/>
          <table:table-cell table:style-name="ce14" table:formula="of:=DEC2HEX( HEX2DEC( [.$A$1]) +[.$A11]*40 + [.AH$1] )" office:value-type="string" office:string-value="588" calcext:value-type="string">
            <text:p>58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table:formula="of:=DEC2HEX( HEX2DEC( [.$A$1]) +[.$A12]*40 + [.J$1] )" office:value-type="string" office:string-value="598" calcext:value-type="string">
            <text:p>598</text:p>
          </table:table-cell>
          <table:table-cell table:number-columns-repeated="4"/>
          <table:table-cell table:style-name="ce14" table:formula="of:=DEC2HEX( HEX2DEC( [.$A$1]) +[.$A12]*40 + [.O$1] )" office:value-type="string" office:string-value="59D" calcext:value-type="string">
            <text:p>59D</text:p>
          </table:table-cell>
          <table:table-cell table:number-columns-repeated="4"/>
          <table:table-cell table:style-name="ce17" table:formula="of:=DEC2HEX( HEX2DEC( [.$A$1]) +[.$A12]*40 + [.T$1] )" office:value-type="string" office:string-value="5A2" calcext:value-type="string">
            <text:p>5A2</text:p>
          </table:table-cell>
          <table:table-cell table:number-columns-repeated="3"/>
          <table:table-cell table:style-name="ce16" table:formula="of:=DEC2HEX( HEX2DEC( [.$A$1]) +[.$A12]*40 + [.X$1] )" office:value-type="string" office:string-value="5A6" calcext:value-type="string">
            <text:p>5A6</text:p>
          </table:table-cell>
          <table:table-cell table:number-columns-repeated="4"/>
          <table:table-cell table:style-name="ce14" table:formula="of:=DEC2HEX( HEX2DEC( [.$A$1]) +[.$A12]*40 + [.AC$1] )" office:value-type="string" office:string-value="5AB" calcext:value-type="string">
            <text:p>5AB</text:p>
          </table:table-cell>
          <table:table-cell table:number-columns-repeated="4"/>
          <table:table-cell table:style-name="ce14" table:formula="of:=DEC2HEX( HEX2DEC( [.$A$1]) +[.$A12]*40 + [.AH$1] )" office:value-type="string" office:string-value="5B0" calcext:value-type="string">
            <text:p>5B0</text:p>
          </table:table-cell>
          <table:table-cell table:number-columns-repeated="8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R3</text:p>
          </table:table-cell>
          <table:table-cell table:style-name="ce14" table:formula="of:=DEC2HEX( HEX2DEC( [.$A$1]) +[.$A13]*40 + [.J$1] )" office:value-type="string" office:string-value="5C0" calcext:value-type="string">
            <text:p>5C0</text:p>
          </table:table-cell>
          <table:table-cell table:number-columns-repeated="4"/>
          <table:table-cell table:style-name="ce14" table:formula="of:=DEC2HEX( HEX2DEC( [.$A$1]) +[.$A13]*40 + [.O$1] )" office:value-type="string" office:string-value="5C5" calcext:value-type="string">
            <text:p>5C5</text:p>
          </table:table-cell>
          <table:table-cell table:number-columns-repeated="5"/>
          <table:table-cell table:style-name="ce17" table:formula="of:=DEC2HEX( HEX2DEC( [.$A$1]) +[.$A13]*40 + [.U$1] )" office:value-type="string" office:string-value="5CB" calcext:value-type="string">
            <text:p>5CB</text:p>
          </table:table-cell>
          <table:table-cell/>
          <table:table-cell table:style-name="ce16" table:formula="of:=DEC2HEX( HEX2DEC( [.$A$1]) +[.$A13]*40 + [.W$1] )" office:value-type="string" office:string-value="5CD" calcext:value-type="string">
            <text:p>5CD</text:p>
          </table:table-cell>
          <table:table-cell table:number-columns-repeated="5"/>
          <table:table-cell table:style-name="ce14" table:formula="of:=DEC2HEX( HEX2DEC( [.$A$1]) +[.$A13]*40 + [.AC$1] )" office:value-type="string" office:string-value="5D3" calcext:value-type="string">
            <text:p>5D3</text:p>
          </table:table-cell>
          <table:table-cell table:number-columns-repeated="4"/>
          <table:table-cell table:style-name="ce14" table:formula="of:=DEC2HEX( HEX2DEC( [.$A$1]) +[.$A13]*40 + [.AH$1] )" office:value-type="string" office:string-value="5D8" calcext:value-type="string">
            <text:p>5D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5" table:formula="of:=DEC2HEX( HEX2DEC( [.$A$1]) +[.$A14]*40 + [.J$1] )" office:value-type="string" office:string-value="5E8" calcext:value-type="string">
            <text:p>5E8</text:p>
          </table:table-cell>
          <table:table-cell table:style-name="ce15" table:formula="of:=DEC2HEX( HEX2DEC( [.$A$1]) +[.$A14]*40 + [.K$1] )" office:value-type="string" office:string-value="5E9" calcext:value-type="string">
            <text:p>5E9</text:p>
          </table:table-cell>
          <table:table-cell table:style-name="ce15" table:formula="of:=DEC2HEX( HEX2DEC( [.$A$1]) +[.$A14]*40 + [.L$1] )" office:value-type="string" office:string-value="5EA" calcext:value-type="string">
            <text:p>5EA</text:p>
          </table:table-cell>
          <table:table-cell table:style-name="ce15" table:formula="of:=DEC2HEX( HEX2DEC( [.$A$1]) +[.$A14]*40 + [.M$1] )" office:value-type="string" office:string-value="5EB" calcext:value-type="string">
            <text:p>5EB</text:p>
          </table:table-cell>
          <table:table-cell table:style-name="ce15" table:formula="of:=DEC2HEX( HEX2DEC( [.$A$1]) +[.$A14]*40 + [.N$1] )" office:value-type="string" office:string-value="5EC" calcext:value-type="string">
            <text:p>5EC</text:p>
          </table:table-cell>
          <table:table-cell table:style-name="ce15" table:formula="of:=DEC2HEX( HEX2DEC( [.$A$1]) +[.$A14]*40 + [.O$1] )" office:value-type="string" office:string-value="5ED" calcext:value-type="string">
            <text:p>5ED</text:p>
          </table:table-cell>
          <table:table-cell table:style-name="ce15" table:formula="of:=DEC2HEX( HEX2DEC( [.$A$1]) +[.$A14]*40 + [.P$1] )" office:value-type="string" office:string-value="5EE" calcext:value-type="string">
            <text:p>5EE</text:p>
          </table:table-cell>
          <table:table-cell table:style-name="ce15" table:formula="of:=DEC2HEX( HEX2DEC( [.$A$1]) +[.$A14]*40 + [.Q$1] )" office:value-type="string" office:string-value="5EF" calcext:value-type="string">
            <text:p>5EF</text:p>
          </table:table-cell>
          <table:table-cell table:style-name="ce15" table:formula="of:=DEC2HEX( HEX2DEC( [.$A$1]) +[.$A14]*40 + [.R$1] )" office:value-type="string" office:string-value="5F0" calcext:value-type="string">
            <text:p>5F0</text:p>
          </table:table-cell>
          <table:table-cell table:style-name="ce15" table:formula="of:=DEC2HEX( HEX2DEC( [.$A$1]) +[.$A14]*40 + [.S$1] )" office:value-type="string" office:string-value="5F1" calcext:value-type="string">
            <text:p>5F1</text:p>
          </table:table-cell>
          <table:table-cell table:style-name="ce15" table:formula="of:=DEC2HEX( HEX2DEC( [.$A$1]) +[.$A14]*40 + [.T$1] )" office:value-type="string" office:string-value="5F2" calcext:value-type="string">
            <text:p>5F2</text:p>
          </table:table-cell>
          <table:table-cell table:style-name="ce15" table:formula="of:=DEC2HEX( HEX2DEC( [.$A$1]) +[.$A14]*40 + [.U$1] )" office:value-type="string" office:string-value="5F3" calcext:value-type="string">
            <text:p>5F3</text:p>
          </table:table-cell>
          <table:table-cell table:style-name="ce19" table:formula="of:=DEC2HEX( HEX2DEC( [.$A$1]) +[.$A14]*40 + [.V$1] )" office:value-type="string" office:string-value="5F4" calcext:value-type="string">
            <text:p>5F4</text:p>
          </table:table-cell>
          <table:table-cell table:number-columns-repeated="6"/>
          <table:table-cell table:style-name="ce14" table:formula="of:=DEC2HEX( HEX2DEC( [.$A$1]) +[.$A14]*40 + [.AC$1] )" office:value-type="string" office:string-value="5FB" calcext:value-type="string">
            <text:p>5FB</text:p>
          </table:table-cell>
          <table:table-cell table:number-columns-repeated="4"/>
          <table:table-cell table:style-name="ce14" table:formula="of:=DEC2HEX( HEX2DEC( [.$A$1]) +[.$A14]*40 + [.AH$1] )" office:value-type="string" office:string-value="600" calcext:value-type="string">
            <text:p>600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style-name="ce14" table:formula="of:=DEC2HEX( HEX2DEC( [.$A$1]) +[.$A15]*40 + [.J$1] )" office:value-type="string" office:string-value="610" calcext:value-type="string">
            <text:p>610</text:p>
          </table:table-cell>
          <table:table-cell table:number-columns-repeated="4"/>
          <table:table-cell table:style-name="ce14" table:formula="of:=DEC2HEX( HEX2DEC( [.$A$1]) +[.$A15]*40 + [.O$1] )" office:value-type="string" office:string-value="615" calcext:value-type="string">
            <text:p>615</text:p>
          </table:table-cell>
          <table:table-cell table:number-columns-repeated="5"/>
          <table:table-cell table:style-name="ce16" table:formula="of:=DEC2HEX( HEX2DEC( [.$A$1]) +[.$A15]*40 + [.U$1] )" office:value-type="string" office:string-value="61B" calcext:value-type="string">
            <text:p>61B</text:p>
          </table:table-cell>
          <table:table-cell/>
          <table:table-cell table:style-name="ce16" table:formula="of:=DEC2HEX( HEX2DEC( [.$A$1]) +[.$A15]*40 + [.W$1] )" office:value-type="string" office:string-value="61D" calcext:value-type="string">
            <text:p>61D</text:p>
          </table:table-cell>
          <table:table-cell table:number-columns-repeated="5"/>
          <table:table-cell table:style-name="ce14" table:formula="of:=DEC2HEX( HEX2DEC( [.$A$1]) +[.$A15]*40 + [.AC$1] )" office:value-type="string" office:string-value="623" calcext:value-type="string">
            <text:p>623</text:p>
          </table:table-cell>
          <table:table-cell table:number-columns-repeated="4"/>
          <table:table-cell table:style-name="ce14" table:formula="of:=DEC2HEX( HEX2DEC( [.$A$1]) +[.$A15]*40 + [.AH$1] )" office:value-type="string" office:string-value="628" calcext:value-type="string">
            <text:p>6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4" table:formula="of:=DEC2HEX( HEX2DEC( [.$A$1]) +[.$A16]*40 + [.J$1] )" office:value-type="string" office:string-value="638" calcext:value-type="string">
            <text:p>638</text:p>
          </table:table-cell>
          <table:table-cell table:number-columns-repeated="4"/>
          <table:table-cell table:style-name="ce14" table:formula="of:=DEC2HEX( HEX2DEC( [.$A$1]) +[.$A16]*40 + [.O$1] )" office:value-type="string" office:string-value="63D" calcext:value-type="string">
            <text:p>63D</text:p>
          </table:table-cell>
          <table:table-cell table:number-columns-repeated="4"/>
          <table:table-cell table:style-name="ce16" table:formula="of:=DEC2HEX( HEX2DEC( [.$A$1]) +[.$A16]*40 + [.T$1] )" office:value-type="string" office:string-value="642" calcext:value-type="string">
            <text:p>642</text:p>
          </table:table-cell>
          <table:table-cell table:number-columns-repeated="3"/>
          <table:table-cell table:style-name="ce16" table:formula="of:=DEC2HEX( HEX2DEC( [.$A$1]) +[.$A16]*40 + [.X$1] )" office:value-type="string" office:string-value="646" calcext:value-type="string">
            <text:p>646</text:p>
          </table:table-cell>
          <table:table-cell table:number-columns-repeated="4"/>
          <table:table-cell table:style-name="ce14" table:formula="of:=DEC2HEX( HEX2DEC( [.$A$1]) +[.$A16]*40 + [.AC$1] )" office:value-type="string" office:string-value="64B" calcext:value-type="string">
            <text:p>64B</text:p>
          </table:table-cell>
          <table:table-cell table:number-columns-repeated="4"/>
          <table:table-cell table:style-name="ce14" table:formula="of:=DEC2HEX( HEX2DEC( [.$A$1]) +[.$A16]*40 + [.AH$1] )" office:value-type="string" office:string-value="650" calcext:value-type="string">
            <text:p>650</text:p>
          </table:table-cell>
          <table:table-cell table:number-columns-repeated="8"/>
          <table:table-cell table:style-name="Default" table:number-columns-repeated="17"/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4" table:formula="of:=DEC2HEX( HEX2DEC( [.$A$1]) +[.$A17]*40 + [.J$1] )" office:value-type="string" office:string-value="660" calcext:value-type="string">
            <text:p>660</text:p>
          </table:table-cell>
          <table:table-cell table:number-columns-repeated="4"/>
          <table:table-cell table:style-name="ce18" table:formula="of:=DEC2HEX( HEX2DEC( [.$A$1]) +[.$A17]*40 + [.O$1] )" office:value-type="string" office:string-value="665" calcext:value-type="string">
            <text:p>665</text:p>
          </table:table-cell>
          <table:table-cell table:style-name="ce14" table:formula="of:=DEC2HEX( HEX2DEC( [.$A$1]) +[.$A17]*40 + [.P$1] )" office:value-type="string" office:string-value="666" calcext:value-type="string">
            <text:p>666</text:p>
          </table:table-cell>
          <table:table-cell table:number-columns-repeated="2"/>
          <table:table-cell table:style-name="ce16" table:formula="of:=DEC2HEX( HEX2DEC( [.$A$1]) +[.$A17]*40 + [.S$1] )" office:value-type="string" office:string-value="669" calcext:value-type="string">
            <text:p>669</text:p>
          </table:table-cell>
          <table:table-cell table:number-columns-repeated="5"/>
          <table:table-cell table:style-name="ce16" table:formula="of:=DEC2HEX( HEX2DEC( [.$A$1]) +[.$A17]*40 + [.Y$1] )" office:value-type="string" office:string-value="66F" calcext:value-type="string">
            <text:p>66F</text:p>
          </table:table-cell>
          <table:table-cell table:number-columns-repeated="2"/>
          <table:table-cell table:style-name="ce14" table:formula="of:=DEC2HEX( HEX2DEC( [.$A$1]) +[.$A17]*40 + [.AB$1] )" office:value-type="string" office:string-value="672" calcext:value-type="string">
            <text:p>672</text:p>
          </table:table-cell>
          <table:table-cell table:number-columns-repeated="5"/>
          <table:table-cell table:style-name="ce14" table:formula="of:=DEC2HEX( HEX2DEC( [.$A$1]) +[.$A17]*40 + [.AH$1] )" office:value-type="string" office:string-value="678" calcext:value-type="string">
            <text:p>678</text:p>
          </table:table-cell>
          <table:table-cell table:number-columns-repeated="8"/>
          <table:table-cell table:style-name="ce21" office:value-type="string" calcext:value-type="string">
            <text:p>step</text:p>
          </table:table-cell>
          <table:table-cell table:number-columns-repeated="4" table:style-name="Default" office:value-type="string" calcext:value-type="string">
            <text:p>meb</text:p>
          </table:table-cell>
          <table:table-cell table:number-columns-repeated="2" table:style-name="Default" office:value-type="string" calcext:value-type="string">
            <text:p>al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/>
          <table:table-cell table:number-columns-repeated="2" table:style-name="Default" office:value-type="string" calcext:value-type="string">
            <text:p>al</text:p>
          </table:table-cell>
          <table:table-cell table:number-columns-repeated="2" table:style-name="Default" office:value-type="string" calcext:value-type="string">
            <text:p>meb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6</text:p>
          </table:table-cell>
          <table:table-cell table:number-columns-repeated="9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table:style-name="ce14" table:formula="of:=DEC2HEX( HEX2DEC( [.$A$1]) +[.$A18]*40 + [.K$1] )" office:value-type="string" office:string-value="689" calcext:value-type="string">
            <text:p>689</text:p>
          </table:table-cell>
          <table:table-cell table:number-columns-repeated="3"/>
          <table:table-cell table:style-name="ce18" table:formula="of:=DEC2HEX( HEX2DEC( [.$A$1]) +[.$A18]*40 + [.O$1] )" office:value-type="string" office:string-value="68D" calcext:value-type="string">
            <text:p>68D</text:p>
          </table:table-cell>
          <table:table-cell table:style-name="ce14" table:formula="of:=DEC2HEX( HEX2DEC( [.$A$1]) +[.$A18]*40 + [.P$1] )" office:value-type="string" office:string-value="68E" calcext:value-type="string">
            <text:p>68E</text:p>
          </table:table-cell>
          <table:table-cell/>
          <table:table-cell table:style-name="ce16" table:formula="of:=DEC2HEX( HEX2DEC( [.$A$1]) +[.$A18]*40 + [.R$1] )" office:value-type="string" office:string-value="690" calcext:value-type="string">
            <text:p>690</text:p>
          </table:table-cell>
          <table:table-cell table:number-columns-repeated="7"/>
          <table:table-cell table:style-name="ce16" table:formula="of:=DEC2HEX( HEX2DEC( [.$A$1]) +[.$A18]*40 + [.Z$1] )" office:value-type="string" office:string-value="698" calcext:value-type="string">
            <text:p>698</text:p>
          </table:table-cell>
          <table:table-cell/>
          <table:table-cell table:style-name="ce14" table:formula="of:=DEC2HEX( HEX2DEC( [.$A$1]) +[.$A18]*40 + [.AB$1] )" office:value-type="string" office:string-value="69A" calcext:value-type="string">
            <text:p>69A</text:p>
          </table:table-cell>
          <table:table-cell table:number-columns-repeated="4"/>
          <table:table-cell table:style-name="ce14" table:formula="of:=DEC2HEX( HEX2DEC( [.$A$1]) +[.$A18]*40 + [.AG$1] )" office:value-type="string" office:string-value="69F" calcext:value-type="string">
            <text:p>69F</text:p>
          </table:table-cell>
          <table:table-cell table:number-columns-repeated="9"/>
          <table:table-cell table:style-name="Default"/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1+x</text:p>
          </table:table-cell>
          <table:table-cell table:style-name="ce21" office:value-type="string" calcext:value-type="string">
            <text:p>r1+y</text:p>
          </table:table-cell>
          <table:table-cell table:style-name="ce21" office:value-type="string" calcext:value-type="string">
            <text:p>r2+x</text:p>
          </table:table-cell>
          <table:table-cell table:style-name="ce21" office:value-type="string" calcext:value-type="string">
            <text:p>r2+y</text:p>
          </table:table-cell>
          <table:table-cell table:style-name="Default"/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3+x</text:p>
          </table:table-cell>
          <table:table-cell table:style-name="ce21" office:value-type="string" calcext:value-type="string">
            <text:p>r3+y</text:p>
          </table:table-cell>
          <table:table-cell table:style-name="ce21" office:value-type="string" calcext:value-type="string">
            <text:p>r4+x</text:p>
          </table:table-cell>
          <table:table-cell table:style-name="ce21" office:value-type="string" calcext:value-type="string">
            <text:p>r4+y</text:p>
          </table:table-cell>
          <table:table-cell table:number-columns-repeated="9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14" table:formula="of:=DEC2HEX( HEX2DEC( [.$A$1]) +[.$A19]*40 + [.K$1] )" office:value-type="string" office:string-value="6B1" calcext:value-type="string">
            <text:p>6B1</text:p>
          </table:table-cell>
          <table:table-cell table:number-columns-repeated="3"/>
          <table:table-cell table:style-name="ce18" table:formula="of:=DEC2HEX( HEX2DEC( [.$A$1]) +[.$A19]*40 + [.O$1] )" office:value-type="string" office:string-value="6B5" calcext:value-type="string">
            <text:p>6B5</text:p>
          </table:table-cell>
          <table:table-cell/>
          <table:table-cell table:style-name="ce16" table:formula="of:=DEC2HEX( HEX2DEC( [.$A$1]) +[.$A19]*40 + [.Q$1] )" office:value-type="string" office:string-value="6B7" calcext:value-type="string">
            <text:p>6B7</text:p>
          </table:table-cell>
          <table:table-cell table:number-columns-repeated="9"/>
          <table:table-cell table:style-name="ce16" table:formula="of:=DEC2HEX( HEX2DEC( [.$A$1]) +[.$A19]*40 + [.AA$1] )" office:value-type="string" office:string-value="6C1" calcext:value-type="string">
            <text:p>6C1</text:p>
          </table:table-cell>
          <table:table-cell table:number-columns-repeated="5"/>
          <table:table-cell table:style-name="ce14" table:formula="of:=DEC2HEX( HEX2DEC( [.$A$1]) +[.$A19]*40 + [.AG$1] )" office:value-type="string" office:string-value="6C7" calcext:value-type="string">
            <text:p>6C7</text:p>
          </table:table-cell>
          <table:table-cell table:number-columns-repeated="9"/>
          <table:table-cell table:style-name="Default" office:value-type="float" office:value="0" calcext:value-type="float">
            <text:p>0</text:p>
          </table:table-cell>
          <table:table-cell table:style-name="Default" table:formula="of:=[.AT3]" office:value-type="float" office:value="0" calcext:value-type="float">
            <text:p>0</text:p>
          </table:table-cell>
          <table:table-cell table:style-name="Default" table:formula="of:=[.AU3]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 HEX2DEC( [.AT19] ) +[.AV19] )" office:value-type="string" office:string-value="414" calcext:value-type="string">
            <text:p>414</text:p>
          </table:table-cell>
          <table:table-cell table:formula="of:=DEC2HEX( HEX2DEC( [.AT19] ) +[.AW19] )" office:value-type="string" office:string-value="414" calcext:value-type="string">
            <text:p>414</text:p>
          </table:table-cell>
          <table:table-cell table:formula="of:=DEC2HEX( HEX2DEC( [.$AU19] ) +[.$AV19] )" office:value-type="string" office:string-value="7D4" calcext:value-type="string">
            <text:p>7D4</text:p>
          </table:table-cell>
          <table:table-cell table:formula="of:=DEC2HEX( HEX2DEC( [.$AU19] ) +[.$AW19] )" office:value-type="string" office:string-value="7D4" calcext:value-type="string">
            <text:p>7D4</text:p>
          </table:table-cell>
          <table:table-cell table:style-name="Default"/>
          <table:table-cell table:style-name="ce22" table:formula="of:=[.AR3]" office:value-type="string" office:string-value="5E8" calcext:value-type="string">
            <text:p>5E8</text:p>
          </table:table-cell>
          <table:table-cell table:style-name="ce22" table:formula="of:=[.AR3]" office:value-type="string" office:string-value="5E8" calcext:value-type="string">
            <text:p>5E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19] ) +[.$BE19] )" office:value-type="string" office:string-value="5E8" calcext:value-type="string">
            <text:p>5E8</text:p>
          </table:table-cell>
          <table:table-cell table:formula="of:=DEC2HEX( HEX2DEC( [.$BC19] ) +[.$BF19] )" office:value-type="string" office:string-value="600" calcext:value-type="string">
            <text:p>600</text:p>
          </table:table-cell>
          <table:table-cell table:formula="of:=DEC2HEX( HEX2DEC( [.$BD19] ) +[.$BE19] )" office:value-type="string" office:string-value="5E8" calcext:value-type="string">
            <text:p>5E8</text:p>
          </table:table-cell>
          <table:table-cell table:formula="of:=DEC2HEX( HEX2DEC( [.$BD19] ) +[.$BF19] )" office:value-type="string" office:string-value="600" calcext:value-type="string">
            <text:p>600</text:p>
          </table:table-cell>
          <table:table-cell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style-name="ce14" table:formula="of:=DEC2HEX( HEX2DEC( [.$A$1]) +[.$A20]*40 + [.L$1] )" office:value-type="string" office:string-value="6DA" calcext:value-type="string">
            <text:p>6DA</text:p>
          </table:table-cell>
          <table:table-cell table:number-columns-repeated="2"/>
          <table:table-cell table:style-name="ce18" table:formula="of:=DEC2HEX( HEX2DEC( [.$A$1]) +[.$A20]*40 + [.O$1] )" office:value-type="string" office:string-value="6DD" calcext:value-type="string">
            <text:p>6DD</text:p>
          </table:table-cell>
          <table:table-cell table:style-name="ce16" table:formula="of:=DEC2HEX( HEX2DEC( [.$A$1]) +[.$A20]*40 + [.P$1] )" office:value-type="string" office:string-value="6DE" calcext:value-type="string">
            <text:p>6DE</text:p>
          </table:table-cell>
          <table:table-cell/>
          <table:table-cell table:style-name="ce14" table:formula="of:=DEC2HEX( HEX2DEC( [.$A$1]) +[.$A20]*40 + [.R$1] )" office:value-type="string" office:string-value="6E0" calcext:value-type="string">
            <text:p>6E0</text:p>
          </table:table-cell>
          <table:table-cell table:style-name="ce14" table:formula="of:=DEC2HEX( HEX2DEC( [.$A$1]) +[.$A20]*40 + [.S$1] )" office:value-type="string" office:string-value="6E1" calcext:value-type="string">
            <text:p>6E1</text:p>
          </table:table-cell>
          <table:table-cell table:number-columns-repeated="5"/>
          <table:table-cell table:style-name="ce14" table:formula="of:=DEC2HEX( HEX2DEC( [.$A$1]) +[.$A20]*40 + [.Y$1] )" office:value-type="string" office:string-value="6E7" calcext:value-type="string">
            <text:p>6E7</text:p>
          </table:table-cell>
          <table:table-cell table:style-name="ce14" table:formula="of:=DEC2HEX( HEX2DEC( [.$A$1]) +[.$A20]*40 + [.Z$1] )" office:value-type="string" office:string-value="6E8" calcext:value-type="string">
            <text:p>6E8</text:p>
          </table:table-cell>
          <table:table-cell/>
          <table:table-cell table:style-name="ce16" table:formula="of:=DEC2HEX( HEX2DEC( [.$A$1]) +[.$A20]*40 + [.AB$1] )" office:value-type="string" office:string-value="6EA" calcext:value-type="string">
            <text:p>6EA</text:p>
          </table:table-cell>
          <table:table-cell table:number-columns-repeated="3"/>
          <table:table-cell table:style-name="ce14" table:formula="of:=DEC2HEX( HEX2DEC( [.$A$1]) +[.$A20]*40 + [.AF$1] )" office:value-type="string" office:string-value="6EE" calcext:value-type="string">
            <text:p>6E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table:formula="of:=[.AR19]" office:value-type="float" office:value="0" calcext:value-type="float">
            <text:p>0</text:p>
          </table:table-cell>
          <table:table-cell table:style-name="Default" table:formula="of:=[.AS19]" office:value-type="float" office:value="24" calcext:value-type="float">
            <text:p>24</text:p>
          </table:table-cell>
          <table:table-cell table:formula="of:=[.J2]" office:value-type="string" office:string-value="408" calcext:value-type="string">
            <text:p>408</text:p>
          </table:table-cell>
          <table:table-cell table:formula="of:=[.J26]" office:value-type="string" office:string-value="7C8" calcext:value-type="string">
            <text:p>7C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DEC2HEX( HEX2DEC( [.AT20] ) +[.AV20] )" office:value-type="string" office:string-value="413" calcext:value-type="string">
            <text:p>413</text:p>
          </table:table-cell>
          <table:table-cell table:formula="of:=DEC2HEX( HEX2DEC( [.AT20] ) +[.AW20] )" office:value-type="string" office:string-value="415" calcext:value-type="string">
            <text:p>415</text:p>
          </table:table-cell>
          <table:table-cell table:formula="of:=DEC2HEX( HEX2DEC( [.$AU20] ) +[.$AV20] )" office:value-type="string" office:string-value="7D3" calcext:value-type="string">
            <text:p>7D3</text:p>
          </table:table-cell>
          <table:table-cell table:formula="of:=DEC2HEX( HEX2DEC( [.$AU20] ) +[.$AW20] )" office:value-type="string" office:string-value="7D5" calcext:value-type="string">
            <text:p>7D5</text:p>
          </table:table-cell>
          <table:table-cell table:style-name="Default"/>
          <table:table-cell table:formula="of:=DEC2HEX( HEX2DEC([.AR3])-40 )" office:value-type="string" office:string-value="5C0" calcext:value-type="string">
            <text:p>5C0</text:p>
          </table:table-cell>
          <table:table-cell table:formula="of:=DEC2HEX( HEX2DEC([.AR3])+40 )" office:value-type="string" office:string-value="610" calcext:value-type="string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0] ) +[.$BE20] )" office:value-type="string" office:string-value="5C0" calcext:value-type="string">
            <text:p>5C0</text:p>
          </table:table-cell>
          <table:table-cell table:formula="of:=DEC2HEX( HEX2DEC( [.$BC20] ) +[.$BF20] )" office:value-type="string" office:string-value="5D8" calcext:value-type="string">
            <text:p>5D8</text:p>
          </table:table-cell>
          <table:table-cell table:formula="of:=DEC2HEX( HEX2DEC( [.$BD20] ) +[.$BE20] )" office:value-type="string" office:string-value="610" calcext:value-type="string">
            <text:p>610</text:p>
          </table:table-cell>
          <table:table-cell table:formula="of:=DEC2HEX( HEX2DEC( [.$BD20] ) +[.$BF20] )" office:value-type="string" office:string-value="628" calcext:value-type="string">
            <text:p>628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style-name="ce14" table:formula="of:=DEC2HEX( HEX2DEC( [.$A$1]) +[.$A21]*40 + [.L$1] )" office:value-type="string" office:string-value="702" calcext:value-type="string">
            <text:p>702</text:p>
          </table:table-cell>
          <table:table-cell table:number-columns-repeated="2"/>
          <table:table-cell table:style-name="ce18" table:formula="of:=DEC2HEX( HEX2DEC( [.$A$1]) +[.$A21]*40 + [.O$1] )" office:value-type="string" office:string-value="705" calcext:value-type="string">
            <text:p>705</text:p>
          </table:table-cell>
          <table:table-cell table:number-columns-repeated="4"/>
          <table:table-cell table:style-name="ce14" table:formula="of:=DEC2HEX( HEX2DEC( [.$A$1]) +[.$A21]*40 + [.T$1] )" office:value-type="string" office:string-value="70A" calcext:value-type="string">
            <text:p>70A</text:p>
          </table:table-cell>
          <table:table-cell table:style-name="ce14" table:formula="of:=DEC2HEX( HEX2DEC( [.$A$1]) +[.$A21]*40 + [.U$1] )" office:value-type="string" office:string-value="70B" calcext:value-type="string">
            <text:p>70B</text:p>
          </table:table-cell>
          <table:table-cell table:style-name="ce14" table:formula="of:=DEC2HEX( HEX2DEC( [.$A$1]) +[.$A21]*40 + [.V$1] )" office:value-type="string" office:string-value="70C" calcext:value-type="string">
            <text:p>70C</text:p>
          </table:table-cell>
          <table:table-cell table:style-name="ce14" table:formula="of:=DEC2HEX( HEX2DEC( [.$A$1]) +[.$A21]*40 + [.W$1] )" office:value-type="string" office:string-value="70D" calcext:value-type="string">
            <text:p>70D</text:p>
          </table:table-cell>
          <table:table-cell table:style-name="ce14" table:formula="of:=DEC2HEX( HEX2DEC( [.$A$1]) +[.$A21]*40 + [.X$1] )" office:value-type="string" office:string-value="70E" calcext:value-type="string">
            <text:p>70E</text:p>
          </table:table-cell>
          <table:table-cell table:number-columns-repeated="4"/>
          <table:table-cell table:style-name="ce16" table:formula="of:=DEC2HEX( HEX2DEC( [.$A$1]) +[.$A21]*40 + [.AC$1] )" office:value-type="string" office:string-value="713" calcext:value-type="string">
            <text:p>713</text:p>
          </table:table-cell>
          <table:table-cell table:number-columns-repeated="2"/>
          <table:table-cell table:style-name="ce14" table:formula="of:=DEC2HEX( HEX2DEC( [.$A$1]) +[.$A21]*40 + [.AF$1] )" office:value-type="string" office:string-value="716" calcext:value-type="string">
            <text:p>71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Default" table:formula="of:=[.AR20]" office:value-type="float" office:value="0" calcext:value-type="float">
            <text:p>0</text:p>
          </table:table-cell>
          <table:table-cell table:style-name="Default" table:formula="of:=[.AS20]" office:value-type="float" office:value="24" calcext:value-type="float">
            <text:p>24</text:p>
          </table:table-cell>
          <table:table-cell table:formula="of:=[.AT20]" office:value-type="string" office:string-value="408" calcext:value-type="string">
            <text:p>408</text:p>
          </table:table-cell>
          <table:table-cell table:formula="of:=[.AU20]" office:value-type="string" office:string-value="7C8" calcext:value-type="string">
            <text:p>7C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DEC2HEX( HEX2DEC( [.AT21] ) +[.AV21] )" office:value-type="string" office:string-value="412" calcext:value-type="string">
            <text:p>412</text:p>
          </table:table-cell>
          <table:table-cell table:formula="of:=DEC2HEX( HEX2DEC( [.AT21] ) +[.AW21] )" office:value-type="string" office:string-value="416" calcext:value-type="string">
            <text:p>416</text:p>
          </table:table-cell>
          <table:table-cell table:formula="of:=DEC2HEX( HEX2DEC( [.$AU21] ) +[.$AV21] )" office:value-type="string" office:string-value="7D2" calcext:value-type="string">
            <text:p>7D2</text:p>
          </table:table-cell>
          <table:table-cell table:formula="of:=DEC2HEX( HEX2DEC( [.$AU21] ) +[.$AW21] )" office:value-type="string" office:string-value="7D6" calcext:value-type="string">
            <text:p>7D6</text:p>
          </table:table-cell>
          <table:table-cell table:style-name="Default"/>
          <table:table-cell table:formula="of:=DEC2HEX( HEX2DEC([.BC20])-40 )" office:value-type="string" office:string-value="598" calcext:value-type="string">
            <text:p>598</text:p>
          </table:table-cell>
          <table:table-cell table:formula="of:=DEC2HEX( HEX2DEC([.BD20])+40 )" office:value-type="string" office:string-value="638" calcext:value-type="string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1] ) +[.$BE21] )" office:value-type="string" office:string-value="598" calcext:value-type="string">
            <text:p>598</text:p>
          </table:table-cell>
          <table:table-cell table:formula="of:=DEC2HEX( HEX2DEC( [.$BC21] ) +[.$BF21] )" office:value-type="string" office:string-value="5B0" calcext:value-type="string">
            <text:p>5B0</text:p>
          </table:table-cell>
          <table:table-cell table:formula="of:=DEC2HEX( HEX2DEC( [.$BD21] ) +[.$BE21] )" office:value-type="string" office:string-value="638" calcext:value-type="string">
            <text:p>638</text:p>
          </table:table-cell>
          <table:table-cell table:formula="of:=DEC2HEX( HEX2DEC( [.$BD21] ) +[.$BF21] )" office:value-type="string" office:string-value="650" calcext:value-type="string">
            <text:p>650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table:style-name="ce14" table:formula="of:=DEC2HEX( HEX2DEC( [.$A$1]) +[.$A22]*40 + [.M$1] )" office:value-type="string" office:string-value="72B" calcext:value-type="string">
            <text:p>72B</text:p>
          </table:table-cell>
          <table:table-cell table:style-name="ce16" table:formula="of:=DEC2HEX( HEX2DEC( [.$A$1]) +[.$A22]*40 + [.N$1] )" office:value-type="string" office:string-value="72C" calcext:value-type="string">
            <text:p>72C</text:p>
          </table:table-cell>
          <table:table-cell table:number-columns-repeated="15"/>
          <table:table-cell table:style-name="ce16" table:formula="of:=DEC2HEX( HEX2DEC( [.$A$1]) +[.$A22]*40 + [.AD$1] )" office:value-type="string" office:string-value="73C" calcext:value-type="string">
            <text:p>73C</text:p>
          </table:table-cell>
          <table:table-cell table:style-name="ce14" table:formula="of:=DEC2HEX( HEX2DEC( [.$A$1]) +[.$A22]*40 + [.AE$1] )" office:value-type="string" office:string-value="73D" calcext:value-type="string">
            <text:p>73D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Default" table:formula="of:=[.AR21]" office:value-type="float" office:value="0" calcext:value-type="float">
            <text:p>0</text:p>
          </table:table-cell>
          <table:table-cell table:style-name="Default" table:formula="of:=[.AS21]" office:value-type="float" office:value="24" calcext:value-type="float">
            <text:p>24</text:p>
          </table:table-cell>
          <table:table-cell table:formula="of:=[.AT21]" office:value-type="string" office:string-value="408" calcext:value-type="string">
            <text:p>408</text:p>
          </table:table-cell>
          <table:table-cell table:formula="of:=[.AU21]" office:value-type="string" office:string-value="7C8" calcext:value-type="string">
            <text:p>7C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HEX( HEX2DEC( [.AT22] ) +[.AV22] )" office:value-type="string" office:string-value="411" calcext:value-type="string">
            <text:p>411</text:p>
          </table:table-cell>
          <table:table-cell table:formula="of:=DEC2HEX( HEX2DEC( [.AT22] ) +[.AW22] )" office:value-type="string" office:string-value="417" calcext:value-type="string">
            <text:p>417</text:p>
          </table:table-cell>
          <table:table-cell table:formula="of:=DEC2HEX( HEX2DEC( [.$AU22] ) +[.$AV22] )" office:value-type="string" office:string-value="7D1" calcext:value-type="string">
            <text:p>7D1</text:p>
          </table:table-cell>
          <table:table-cell table:formula="of:=DEC2HEX( HEX2DEC( [.$AU22] ) +[.$AW22] )" office:value-type="string" office:string-value="7D7" calcext:value-type="string">
            <text:p>7D7</text:p>
          </table:table-cell>
          <table:table-cell table:style-name="Default"/>
          <table:table-cell table:formula="of:=DEC2HEX( HEX2DEC([.BC21])-40 )" office:value-type="string" office:string-value="570" calcext:value-type="string">
            <text:p>570</text:p>
          </table:table-cell>
          <table:table-cell table:formula="of:=DEC2HEX( HEX2DEC([.BD21])+40 )" office:value-type="string" office:string-value="660" calcext:value-type="string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2] ) +[.$BE22] )" office:value-type="string" office:string-value="570" calcext:value-type="string">
            <text:p>570</text:p>
          </table:table-cell>
          <table:table-cell table:formula="of:=DEC2HEX( HEX2DEC( [.$BC22] ) +[.$BF22] )" office:value-type="string" office:string-value="588" calcext:value-type="string">
            <text:p>588</text:p>
          </table:table-cell>
          <table:table-cell table:formula="of:=DEC2HEX( HEX2DEC( [.$BD22] ) +[.$BE22] )" office:value-type="string" office:string-value="660" calcext:value-type="string">
            <text:p>660</text:p>
          </table:table-cell>
          <table:table-cell table:formula="of:=DEC2HEX( HEX2DEC( [.$BD22] ) +[.$BF22] )" office:value-type="string" office:string-value="678" calcext:value-type="string">
            <text:p>678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table:style-name="ce16" table:formula="of:=DEC2HEX( HEX2DEC( [.$A$1]) +[.$A23]*40 + [.M$1] )" office:value-type="string" office:string-value="753" calcext:value-type="string">
            <text:p>753</text:p>
          </table:table-cell>
          <table:table-cell table:style-name="ce14" table:formula="of:=DEC2HEX( HEX2DEC( [.$A$1]) +[.$A23]*40 + [.N$1] )" office:value-type="string" office:string-value="754" calcext:value-type="string">
            <text:p>754</text:p>
          </table:table-cell>
          <table:table-cell table:number-columns-repeated="15"/>
          <table:table-cell table:style-name="ce14" table:formula="of:=DEC2HEX( HEX2DEC( [.$A$1]) +[.$A23]*40 + [.AD$1] )" office:value-type="string" office:string-value="764" calcext:value-type="string">
            <text:p>764</text:p>
          </table:table-cell>
          <table:table-cell table:style-name="ce16" table:formula="of:=DEC2HEX( HEX2DEC( [.$A$1]) +[.$A23]*40 + [.AE$1] )" office:value-type="string" office:string-value="765" calcext:value-type="string">
            <text:p>7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Default" table:formula="of:=1+[.AR22]" office:value-type="float" office:value="1" calcext:value-type="float">
            <text:p>1</text:p>
          </table:table-cell>
          <table:table-cell table:style-name="Default" table:formula="of:=-1+[.AS22]" office:value-type="float" office:value="23" calcext:value-type="float">
            <text:p>23</text:p>
          </table:table-cell>
          <table:table-cell table:formula="of:=DEC2HEX( HEX2DEC([.AT22])+40 )" office:value-type="string" office:string-value="430" calcext:value-type="string">
            <text:p>430</text:p>
          </table:table-cell>
          <table:table-cell table:formula="of:=DEC2HEX( HEX2DEC([.AU22])-40 )" office:value-type="string" office:string-value="7A0" calcext:value-type="string">
            <text:p>7A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DEC2HEX( HEX2DEC( [.AT23] ) +[.AV23] )" office:value-type="string" office:string-value="438" calcext:value-type="string">
            <text:p>438</text:p>
          </table:table-cell>
          <table:table-cell table:formula="of:=DEC2HEX( HEX2DEC( [.AT23] ) +[.AW23] )" office:value-type="string" office:string-value="440" calcext:value-type="string">
            <text:p>440</text:p>
          </table:table-cell>
          <table:table-cell table:formula="of:=DEC2HEX( HEX2DEC( [.$AU23] ) +[.$AV23] )" office:value-type="string" office:string-value="7A8" calcext:value-type="string">
            <text:p>7A8</text:p>
          </table:table-cell>
          <table:table-cell table:formula="of:=DEC2HEX( HEX2DEC( [.$AU23] ) +[.$AW23] )" office:value-type="string" office:string-value="7B0" calcext:value-type="string">
            <text:p>7B0</text:p>
          </table:table-cell>
          <table:table-cell table:style-name="Default"/>
          <table:table-cell table:formula="of:=DEC2HEX( HEX2DEC([.BC22])-40 )" office:value-type="string" office:string-value="548" calcext:value-type="string">
            <text:p>548</text:p>
          </table:table-cell>
          <table:table-cell table:formula="of:=DEC2HEX( HEX2DEC([.BD22])+40 )" office:value-type="string" office:string-value="688" calcext:value-type="string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3] ) +[.$BE23] )" office:value-type="string" office:string-value="549" calcext:value-type="string">
            <text:p>549</text:p>
          </table:table-cell>
          <table:table-cell table:formula="of:=DEC2HEX( HEX2DEC( [.$BC23] ) +[.$BF23] )" office:value-type="string" office:string-value="55F" calcext:value-type="string">
            <text:p>55F</text:p>
          </table:table-cell>
          <table:table-cell table:formula="of:=DEC2HEX( HEX2DEC( [.$BD23] ) +[.$BE23] )" office:value-type="string" office:string-value="689" calcext:value-type="string">
            <text:p>689</text:p>
          </table:table-cell>
          <table:table-cell table:formula="of:=DEC2HEX( HEX2DEC( [.$BD23] ) +[.$BF23] )" office:value-type="string" office:string-value="69F" calcext:value-type="string">
            <text:p>69F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 table:formula="of:=DEC2HEX( HEX2DEC( [.$A$1]) +[.$A24]*40 + [.L$1] )" office:value-type="string" office:string-value="77A" calcext:value-type="string">
            <text:p>77A</text:p>
          </table:table-cell>
          <table:table-cell table:number-columns-repeated="2"/>
          <table:table-cell table:style-name="ce14" table:formula="of:=DEC2HEX( HEX2DEC( [.$A$1]) +[.$A24]*40 + [.O$1] )" office:value-type="string" office:string-value="77D" calcext:value-type="string">
            <text:p>77D</text:p>
          </table:table-cell>
          <table:table-cell table:style-name="ce14" table:formula="of:=DEC2HEX( HEX2DEC( [.$A$1]) +[.$A24]*40 + [.P$1] )" office:value-type="string" office:string-value="77E" calcext:value-type="string">
            <text:p>77E</text:p>
          </table:table-cell>
          <table:table-cell table:number-columns-repeated="11"/>
          <table:table-cell table:style-name="ce14" table:formula="of:=DEC2HEX( HEX2DEC( [.$A$1]) +[.$A24]*40 + [.AB$1] )" office:value-type="string" office:string-value="78A" calcext:value-type="string">
            <text:p>78A</text:p>
          </table:table-cell>
          <table:table-cell table:style-name="ce14" table:formula="of:=DEC2HEX( HEX2DEC( [.$A$1]) +[.$A24]*40 + [.AC$1] )" office:value-type="string" office:string-value="78B" calcext:value-type="string">
            <text:p>78B</text:p>
          </table:table-cell>
          <table:table-cell table:number-columns-repeated="2"/>
          <table:table-cell table:style-name="ce16" table:formula="of:=DEC2HEX( HEX2DEC( [.$A$1]) +[.$A24]*40 + [.AF$1] )" office:value-type="string" office:string-value="78E" calcext:value-type="string">
            <text:p>78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Default" table:formula="of:=[.AR23]" office:value-type="float" office:value="1" calcext:value-type="float">
            <text:p>1</text:p>
          </table:table-cell>
          <table:table-cell table:style-name="Default" table:formula="of:=[.AS23]" office:value-type="float" office:value="23" calcext:value-type="float">
            <text:p>23</text:p>
          </table:table-cell>
          <table:table-cell table:formula="of:=[.AT23]" office:value-type="string" office:string-value="430" calcext:value-type="string">
            <text:p>430</text:p>
          </table:table-cell>
          <table:table-cell table:formula="of:=[.AU23]" office:value-type="string" office:string-value="7A0" calcext:value-type="string">
            <text:p>7A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2HEX( HEX2DEC( [.AT24] ) +[.AV24] )" office:value-type="string" office:string-value="437" calcext:value-type="string">
            <text:p>437</text:p>
          </table:table-cell>
          <table:table-cell table:formula="of:=DEC2HEX( HEX2DEC( [.AT24] ) +[.AW24] )" office:value-type="string" office:string-value="441" calcext:value-type="string">
            <text:p>441</text:p>
          </table:table-cell>
          <table:table-cell table:formula="of:=DEC2HEX( HEX2DEC( [.$AU24] ) +[.$AV24] )" office:value-type="string" office:string-value="7A7" calcext:value-type="string">
            <text:p>7A7</text:p>
          </table:table-cell>
          <table:table-cell table:formula="of:=DEC2HEX( HEX2DEC( [.$AU24] ) +[.$AW24] )" office:value-type="string" office:string-value="7B1" calcext:value-type="string">
            <text:p>7B1</text:p>
          </table:table-cell>
          <table:table-cell table:style-name="Default"/>
          <table:table-cell table:formula="of:=DEC2HEX( HEX2DEC([.BC23])-40 )" office:value-type="string" office:string-value="520" calcext:value-type="string">
            <text:p>520</text:p>
          </table:table-cell>
          <table:table-cell table:formula="of:=DEC2HEX( HEX2DEC([.BD23])+40 )" office:value-type="string" office:string-value="6B0" calcext:value-type="string">
            <text:p>6B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4] ) +[.$BE24] )" office:value-type="string" office:string-value="521" calcext:value-type="string">
            <text:p>521</text:p>
          </table:table-cell>
          <table:table-cell table:formula="of:=DEC2HEX( HEX2DEC( [.$BC24] ) +[.$BF24] )" office:value-type="string" office:string-value="537" calcext:value-type="string">
            <text:p>537</text:p>
          </table:table-cell>
          <table:table-cell table:formula="of:=DEC2HEX( HEX2DEC( [.$BD24] ) +[.$BE24] )" office:value-type="string" office:string-value="6B1" calcext:value-type="string">
            <text:p>6B1</text:p>
          </table:table-cell>
          <table:table-cell table:formula="of:=DEC2HEX( HEX2DEC( [.$BD24] ) +[.$BF24] )" office:value-type="string" office:string-value="6C7" calcext:value-type="string">
            <text:p>6C7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6" table:formula="of:=DEC2HEX( HEX2DEC( [.$A$1]) +[.$A25]*40 + [.K$1] )" office:value-type="string" office:string-value="7A1" calcext:value-type="string">
            <text:p>7A1</text:p>
          </table:table-cell>
          <table:table-cell table:number-columns-repeated="5"/>
          <table:table-cell table:style-name="ce14" table:formula="of:=DEC2HEX( HEX2DEC( [.$A$1]) +[.$A25]*40 + [.Q$1] )" office:value-type="string" office:string-value="7A7" calcext:value-type="string">
            <text:p>7A7</text:p>
          </table:table-cell>
          <table:table-cell table:style-name="ce14" table:formula="of:=DEC2HEX( HEX2DEC( [.$A$1]) +[.$A25]*40 + [.R$1] )" office:value-type="string" office:string-value="7A8" calcext:value-type="string">
            <text:p>7A8</text:p>
          </table:table-cell>
          <table:table-cell table:number-columns-repeated="7"/>
          <table:table-cell table:style-name="ce14" table:formula="of:=DEC2HEX( HEX2DEC( [.$A$1]) +[.$A25]*40 + [.Z$1] )" office:value-type="string" office:string-value="7B0" calcext:value-type="string">
            <text:p>7B0</text:p>
          </table:table-cell>
          <table:table-cell table:style-name="ce14" table:formula="of:=DEC2HEX( HEX2DEC( [.$A$1]) +[.$A25]*40 + [.AA$1] )" office:value-type="string" office:string-value="7B1" calcext:value-type="string">
            <text:p>7B1</text:p>
          </table:table-cell>
          <table:table-cell table:number-columns-repeated="5"/>
          <table:table-cell table:style-name="ce16" table:formula="of:=DEC2HEX( HEX2DEC( [.$A$1]) +[.$A25]*40 + [.AG$1] )" office:value-type="string" office:string-value="7B7" calcext:value-type="string">
            <text:p>7B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formula="of:=1+[.AR24]" office:value-type="float" office:value="2" calcext:value-type="float">
            <text:p>2</text:p>
          </table:table-cell>
          <table:table-cell table:style-name="Default" table:formula="of:=-1+[.AS24]" office:value-type="float" office:value="22" calcext:value-type="float">
            <text:p>22</text:p>
          </table:table-cell>
          <table:table-cell table:formula="of:=DEC2HEX( HEX2DEC([.AT24])+40 )" office:value-type="string" office:string-value="458" calcext:value-type="string">
            <text:p>458</text:p>
          </table:table-cell>
          <table:table-cell table:formula="of:=DEC2HEX( HEX2DEC([.AU24])-40 )" office:value-type="string" office:string-value="778" calcext:value-type="string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DEC2HEX( HEX2DEC( [.AT25] ) +[.AV25] )" office:value-type="string" office:string-value="45E" calcext:value-type="string">
            <text:p>45E</text:p>
          </table:table-cell>
          <table:table-cell table:formula="of:=DEC2HEX( HEX2DEC( [.AT25] ) +[.AW25] )" office:value-type="string" office:string-value="46A" calcext:value-type="string">
            <text:p>46A</text:p>
          </table:table-cell>
          <table:table-cell table:formula="of:=DEC2HEX( HEX2DEC( [.$AU25] ) +[.$AV25] )" office:value-type="string" office:string-value="77E" calcext:value-type="string">
            <text:p>77E</text:p>
          </table:table-cell>
          <table:table-cell table:formula="of:=DEC2HEX( HEX2DEC( [.$AU25] ) +[.$AW25] )" office:value-type="string" office:string-value="78A" calcext:value-type="string">
            <text:p>78A</text:p>
          </table:table-cell>
          <table:table-cell table:style-name="Default"/>
          <table:table-cell table:formula="of:=DEC2HEX( HEX2DEC([.BC24])-40 )" office:value-type="string" office:string-value="4F8" calcext:value-type="string">
            <text:p>4F8</text:p>
          </table:table-cell>
          <table:table-cell table:formula="of:=DEC2HEX( HEX2DEC([.BD24])+40 )" office:value-type="string" office:string-value="6D8" calcext:value-type="string">
            <text:p>6D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5] ) +[.$BE25] )" office:value-type="string" office:string-value="4FA" calcext:value-type="string">
            <text:p>4FA</text:p>
          </table:table-cell>
          <table:table-cell table:formula="of:=DEC2HEX( HEX2DEC( [.$BC25] ) +[.$BF25] )" office:value-type="string" office:string-value="50E" calcext:value-type="string">
            <text:p>50E</text:p>
          </table:table-cell>
          <table:table-cell table:formula="of:=DEC2HEX( HEX2DEC( [.$BD25] ) +[.$BE25] )" office:value-type="string" office:string-value="6DA" calcext:value-type="string">
            <text:p>6DA</text:p>
          </table:table-cell>
          <table:table-cell table:formula="of:=DEC2HEX( HEX2DEC( [.$BD25] ) +[.$BF25] )" office:value-type="string" office:string-value="6EE" calcext:value-type="string">
            <text:p>6EE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R2</text:p>
          </table:table-cell>
          <table:table-cell table:style-name="ce16" table:formula="of:=DEC2HEX( HEX2DEC( [.$A$1]) +[.$A26]*40 + [.J$1] )" office:value-type="string" office:string-value="7C8" calcext:value-type="string">
            <text:p>7C8</text:p>
          </table:table-cell>
          <table:table-cell table:number-columns-repeated="8"/>
          <table:table-cell table:style-name="ce14" table:formula="of:=DEC2HEX( HEX2DEC( [.$A$1]) +[.$A26]*40 + [.S$1] )" office:value-type="string" office:string-value="7D1" calcext:value-type="string">
            <text:p>7D1</text:p>
          </table:table-cell>
          <table:table-cell table:style-name="ce14" table:formula="of:=DEC2HEX( HEX2DEC( [.$A$1]) +[.$A26]*40 + [.T$1] )" office:value-type="string" office:string-value="7D2" calcext:value-type="string">
            <text:p>7D2</text:p>
          </table:table-cell>
          <table:table-cell table:style-name="ce14" table:formula="of:=DEC2HEX( HEX2DEC( [.$A$1]) +[.$A26]*40 + [.U$1] )" office:value-type="string" office:string-value="7D3" calcext:value-type="string">
            <text:p>7D3</text:p>
          </table:table-cell>
          <table:table-cell table:style-name="ce14" table:formula="of:=DEC2HEX( HEX2DEC( [.$A$1]) +[.$A26]*40 + [.V$1] )" office:value-type="string" office:string-value="7D4" calcext:value-type="string">
            <text:p>7D4</text:p>
          </table:table-cell>
          <table:table-cell table:style-name="ce14" table:formula="of:=DEC2HEX( HEX2DEC( [.$A$1]) +[.$A26]*40 + [.W$1] )" office:value-type="string" office:string-value="7D5" calcext:value-type="string">
            <text:p>7D5</text:p>
          </table:table-cell>
          <table:table-cell table:style-name="ce14" table:formula="of:=DEC2HEX( HEX2DEC( [.$A$1]) +[.$A26]*40 + [.X$1] )" office:value-type="string" office:string-value="7D6" calcext:value-type="string">
            <text:p>7D6</text:p>
          </table:table-cell>
          <table:table-cell table:style-name="ce14" table:formula="of:=DEC2HEX( HEX2DEC( [.$A$1]) +[.$A26]*40 + [.Y$1] )" office:value-type="string" office:string-value="7D7" calcext:value-type="string">
            <text:p>7D7</text:p>
          </table:table-cell>
          <table:table-cell table:number-columns-repeated="8"/>
          <table:table-cell table:style-name="ce16" table:formula="of:=DEC2HEX( HEX2DEC( [.$A$1]) +[.$A26]*40 + [.AH$1] )" office:value-type="string" office:string-value="7E0" calcext:value-type="string">
            <text:p>7E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Default" table:formula="of:=[.AR25]" office:value-type="float" office:value="2" calcext:value-type="float">
            <text:p>2</text:p>
          </table:table-cell>
          <table:table-cell table:style-name="Default" table:formula="of:=-1+[.AS25]" office:value-type="float" office:value="21" calcext:value-type="float">
            <text:p>21</text:p>
          </table:table-cell>
          <table:table-cell table:formula="of:=[.AT25]" office:value-type="string" office:string-value="458" calcext:value-type="string">
            <text:p>458</text:p>
          </table:table-cell>
          <table:table-cell table:formula="of:=[.AU25]" office:value-type="string" office:string-value="778" calcext:value-type="string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DEC2HEX( HEX2DEC( [.AT26] ) +[.AV26] )" office:value-type="string" office:string-value="45D" calcext:value-type="string">
            <text:p>45D</text:p>
          </table:table-cell>
          <table:table-cell table:formula="of:=DEC2HEX( HEX2DEC( [.AT26] ) +[.AW26] )" office:value-type="string" office:string-value="46B" calcext:value-type="string">
            <text:p>46B</text:p>
          </table:table-cell>
          <table:table-cell table:formula="of:=DEC2HEX( HEX2DEC( [.$AU26] ) +[.$AV26] )" office:value-type="string" office:string-value="77D" calcext:value-type="string">
            <text:p>77D</text:p>
          </table:table-cell>
          <table:table-cell table:formula="of:=DEC2HEX( HEX2DEC( [.$AU26] ) +[.$AW26] )" office:value-type="string" office:string-value="78B" calcext:value-type="string">
            <text:p>78B</text:p>
          </table:table-cell>
          <table:table-cell table:style-name="Default"/>
          <table:table-cell table:formula="of:=DEC2HEX( HEX2DEC([.BC25])-40 )" office:value-type="string" office:string-value="4D0" calcext:value-type="string">
            <text:p>4D0</text:p>
          </table:table-cell>
          <table:table-cell table:formula="of:=DEC2HEX( HEX2DEC([.BD25])+40 )" office:value-type="string" office:string-value="700" calcext:value-type="string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6] ) +[.$BE26] )" office:value-type="string" office:string-value="4D2" calcext:value-type="string">
            <text:p>4D2</text:p>
          </table:table-cell>
          <table:table-cell table:formula="of:=DEC2HEX( HEX2DEC( [.$BC26] ) +[.$BF26] )" office:value-type="string" office:string-value="4E6" calcext:value-type="string">
            <text:p>4E6</text:p>
          </table:table-cell>
          <table:table-cell table:formula="of:=DEC2HEX( HEX2DEC( [.$BD26] ) +[.$BE26] )" office:value-type="string" office:string-value="702" calcext:value-type="string">
            <text:p>702</text:p>
          </table:table-cell>
          <table:table-cell table:formula="of:=DEC2HEX( HEX2DEC( [.$BD26] ) +[.$BF26] )" office:value-type="string" office:string-value="716" calcext:value-type="string">
            <text:p>716</text:p>
          </table:table-cell>
          <table:table-cell table:number-columns-repeated="96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8"/>
          <table:table-cell office:value-type="float" office:value="8" calcext:value-type="float">
            <text:p>8</text:p>
          </table:table-cell>
          <table:table-cell table:style-name="Default" table:formula="of:=1+[.AR26]" office:value-type="float" office:value="3" calcext:value-type="float">
            <text:p>3</text:p>
          </table:table-cell>
          <table:table-cell table:style-name="Default" table:formula="of:=[.AS26]" office:value-type="float" office:value="21" calcext:value-type="float">
            <text:p>21</text:p>
          </table:table-cell>
          <table:table-cell table:formula="of:=DEC2HEX( HEX2DEC([.AT26])+40 )" office:value-type="string" office:string-value="480" calcext:value-type="string">
            <text:p>480</text:p>
          </table:table-cell>
          <table:table-cell table:formula="of:=DEC2HEX( HEX2DEC([.AU26])-40 )" office:value-type="string" office:string-value="750" calcext:value-type="string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DEC2HEX( HEX2DEC( [.AT27] ) +[.AV27] )" office:value-type="string" office:string-value="484" calcext:value-type="string">
            <text:p>484</text:p>
          </table:table-cell>
          <table:table-cell table:formula="of:=DEC2HEX( HEX2DEC( [.AT27] ) +[.AW27] )" office:value-type="string" office:string-value="494" calcext:value-type="string">
            <text:p>494</text:p>
          </table:table-cell>
          <table:table-cell table:formula="of:=DEC2HEX( HEX2DEC( [.$AU27] ) +[.$AV27] )" office:value-type="string" office:string-value="754" calcext:value-type="string">
            <text:p>754</text:p>
          </table:table-cell>
          <table:table-cell table:formula="of:=DEC2HEX( HEX2DEC( [.$AU27] ) +[.$AW27] )" office:value-type="string" office:string-value="764" calcext:value-type="string">
            <text:p>764</text:p>
          </table:table-cell>
          <table:table-cell table:style-name="Default"/>
          <table:table-cell table:formula="of:=DEC2HEX( HEX2DEC([.BC26])-40 )" office:value-type="string" office:string-value="4A8" calcext:value-type="string">
            <text:p>4A8</text:p>
          </table:table-cell>
          <table:table-cell table:formula="of:=DEC2HEX( HEX2DEC([.BD26])+40 )" office:value-type="string" office:string-value="728" calcext:value-type="string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DEC2HEX( HEX2DEC( [.$BC27] ) +[.$BE27] )" office:value-type="string" office:string-value="4AB" calcext:value-type="string">
            <text:p>4AB</text:p>
          </table:table-cell>
          <table:table-cell table:formula="of:=DEC2HEX( HEX2DEC( [.$BC27] ) +[.$BF27] )" office:value-type="string" office:string-value="4BD" calcext:value-type="string">
            <text:p>4BD</text:p>
          </table:table-cell>
          <table:table-cell table:formula="of:=DEC2HEX( HEX2DEC( [.$BD27] ) +[.$BE27] )" office:value-type="string" office:string-value="72B" calcext:value-type="string">
            <text:p>72B</text:p>
          </table:table-cell>
          <table:table-cell table:formula="of:=DEC2HEX( HEX2DEC( [.$BD27] ) +[.$BF27] )" office:value-type="string" office:string-value="73D" calcext:value-type="string">
            <text:p>73D</text:p>
          </table:table-cell>
          <table:table-cell table:number-columns-repeated="96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8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table table:name="HiRes Addrs" table:style-name="ta1">
        <table:table-column table:style-name="co1" table:number-columns-repeated="4" table:default-cell-style-name="Default"/>
        <table:table-column table:style-name="co9" table:default-cell-style-name="ce40"/>
        <table:table-column table:style-name="co10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GPIO controller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VIC-II Register</text:p>
          </table:table-cell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DD00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d0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style-name="ce39"/>
          <table:table-cell/>
          <table:table-cell table:style-name="Default"/>
          <table:table-cell table:number-columns-repeated="2"/>
          <table:table-cell table:style-name="ce39" office:value-type="string" calcext:value-type="string">
            <text:p>Bits, 6502 Address Bus</text:p>
          </table:table-cell>
          <table:table-cell table:style-name="ce39" table:number-columns-repeated="3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9" office:value-type="string" calcext:value-type="string">
            <text:p>Hires Screen Base</text:p>
          </table:table-cell>
          <table:table-cell table:number-columns-repeated="2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9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000</text:p>
          </table:table-cell>
          <table:table-cell office:value-type="string" calcext:value-type="string">
            <text:p>Power-on val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8000</text:p>
          </table:table-cell>
          <table:table-cell table:number-columns-repeated="2"/>
          <table:table-cell table:style-name="ce39" office:value-type="string" calcext:value-type="string">
            <text:p>Bits, $D018 register, Memory Pointer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c000</text:p>
          </table:table-cell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string" calcext:value-type="string">
            <text:p>$d018</text:p>
          </table:table-cell>
          <table:table-cell table:style-name="ce39" office:value-type="string" calcext:value-type="string">
            <text:p>Hires Screen Start Offset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0x</text:p>
          </table:table-cell>
          <table:table-cell office:value-type="string" calcext:value-type="string">
            <text:p>$0000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8x</text:p>
          </table:table-cell>
          <table:table-cell office:value-type="string" calcext:value-type="string">
            <text:p>$2000</text:p>
          </table:table-cell>
          <table:table-cell office:value-type="string" calcext:value-type="string">
            <text:p>Power-on val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5" office:value-type="string" calcext:value-type="string">
            <text:p>$d018</text:p>
          </table:table-cell>
          <table:table-cell table:number-columns-repeated="2"/>
          <table:table-cell table:style-name="ce39" office:value-type="string" calcext:value-type="string">
            <text:p>Hires Screen Start Offset</text:p>
          </table:table-cell>
          <table:table-cell table:number-columns-repeated="7"/>
        </table:table-row>
        <table:table-row table:style-name="ro1">
          <table:table-cell/>
          <table:table-cell table:style-name="ce40" table:number-columns-repeated="3"/>
          <table:table-cell table:number-columns-repeated="4"/>
          <table:table-cell office:value-type="string" calcext:value-type="string">
            <text:p>Typical Us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0000</text:p>
          </table:table-cell>
          <table:table-cell office:value-type="string" calcext:value-type="string">
            <text:p>zero page, demo sound $1000-$1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2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4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6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8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a000</text:p>
          </table:table-cell>
          <table:table-cell office:value-type="string" calcext:value-type="string">
            <text:p>BASIC ROM</text:p>
          </table:table-cell>
          <table:table-cell office:value-type="string" calcext:value-type="string">
            <text:p>can turn to ram with: <text:s/>lda $01; and $fe; sta $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c000</text:p>
          </table:table-cell>
          <table:table-cell office:value-type="string" calcext:value-type="string">
            <text:p>user free ram from c000-cfff, then peripherals d000-d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e000</text:p>
          </table:table-cell>
          <table:table-cell office:value-type="string" calcext:value-type="string">
            <text:p>KERNAL ROM</text:p>
          </table:table-cell>
          <table:table-cell table:number-columns-repeated="6"/>
        </table:table-row>
      </table:table>
      <table:table table:name="Sheet3" table:style-name="ta1">
        <table:table-column table:style-name="co11" table:number-columns-repeated="17" table:default-cell-style-name="Default"/>
        <table:table-row table:style-name="ro1">
          <table:table-cell table:number-columns-repeated="17"/>
        </table:table-row>
      </table:table>
      <table:table table:name="song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6" table:default-cell-style-name="ce10"/>
        <table:table-column table:style-name="co17" table:number-columns-repeated="3" table:default-cell-style-name="ce10"/>
        <table:table-column table:style-name="co15" table:default-cell-style-name="ce76"/>
        <table:table-column table:style-name="co18" table:default-cell-style-name="ce90"/>
        <table:table-column table:style-name="co18" table:default-cell-style-name="ce10"/>
        <table:table-column table:style-name="co18" table:default-cell-style-name="ce103"/>
        <table:table-column table:style-name="co17" table:default-cell-style-name="ce116"/>
        <table:table-column table:style-name="co19" table:default-cell-style-name="Default"/>
        <table:table-column table:style-name="co20" table:default-cell-style-name="ce126"/>
        <table:table-column table:style-name="co16" table:default-cell-style-name="ce126"/>
        <table:table-column table:style-name="co16" table:default-cell-style-name="ce103"/>
        <table:table-column table:style-name="co16" table:default-cell-style-name="ce126"/>
        <table:table-column table:style-name="co16" table:default-cell-style-name="ce10"/>
        <table:table-column table:style-name="co21" table:default-cell-style-name="ce116"/>
        <table:table-column table:style-name="co21" table:number-columns-repeated="6" table:default-cell-style-name="Default"/>
        <table:table-column table:style-name="co21" table:default-cell-style-name="ce126"/>
        <table:table-column table:style-name="co22" table:number-columns-repeated="4" table:default-cell-style-name="Default"/>
        <table:table-column table:style-name="co16" table:number-columns-repeated="6" table:default-cell-style-name="Default"/>
        <table:table-column table:style-name="co1" table:number-columns-repeated="986" table:default-cell-style-name="Default"/>
        <table:table-row table:style-name="ro1">
          <table:table-cell office:value-type="string" calcext:value-type="string">
            <text:p>BPM</text:p>
          </table:table-cell>
          <table:table-cell table:number-columns-repeated="2"/>
          <table:table-cell office:value-type="float" office:value="72.5" calcext:value-type="float">
            <text:p>72.5</text:p>
          </table:table-cell>
          <table:table-cell table:number-columns-repeated="9"/>
          <table:table-cell office:value-type="string" calcext:value-type="string">
            <text:p>Key:</text:p>
          </table:table-cell>
          <table:table-cell office:value-type="string" calcext:value-type="string">
            <text:p>B minor</text:p>
          </table:table-cell>
          <table:table-cell table:number-columns-repeated="5"/>
          <table:table-cell office:value-type="string" calcext:value-type="string">
            <text:p>16 steps per measure</text:p>
          </table:table-cell>
          <table:table-cell table:number-columns-repeated="1003"/>
        </table:table-row>
        <table:table-row table:style-name="ro1">
          <table:table-cell table:number-columns-repeated="2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3">
          <table:table-cell table:style-name="ce43" office:value-type="string" calcext:value-type="string">
            <text:p>time</text:p>
          </table:table-cell>
          <table:table-cell table:style-name="ce43"/>
          <table:table-cell table:style-name="ce43" office:value-type="string" calcext:value-type="string">
            <text:p>v/c/b/s</text:p>
          </table:table-cell>
          <table:table-cell table:style-name="ce43" office:value-type="string" calcext:value-type="string">
            <text:p>meas start</text:p>
          </table:table-cell>
          <table:table-cell table:style-name="ce43" office:value-type="string" calcext:value-type="string">
            <text:p>size</text:p>
          </table:table-cell>
          <table:table-cell table:style-name="ce43" office:value-type="string" calcext:value-type="string">
            <text:p>len</text:p>
          </table:table-cell>
          <table:table-cell table:style-name="ce43" office:value-type="string" calcext:value-type="string">
            <text:p>rows</text:p>
          </table:table-cell>
          <table:table-cell table:style-name="ce43" office:value-type="string" calcext:value-type="string">
            <text:p>sect</text:p>
          </table:table-cell>
          <table:table-cell table:style-name="ce43" office:value-type="string" calcext:value-type="string">
            <text:p>sub</text:p>
          </table:table-cell>
          <table:table-cell table:style-name="ce77" office:value-type="string" calcext:value-type="string">
            <text:p>orderlist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4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3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3</text:p>
          </table:table-cell>
          <table:table-cell table:style-name="ce43" office:value-type="string" calcext:value-type="string">
            <text:p>Vocals</text:p>
          </table:table-cell>
          <table:table-cell table:style-name="ce91" office:value-type="string" calcext:value-type="string">
            <text:p>Chords</text:p>
          </table:table-cell>
          <table:table-cell table:style-name="ce43" table:number-columns-repeated="6"/>
          <table:table-cell table:style-name="ce104"/>
          <table:table-cell table:style-name="ce43" office:value-type="string" calcext:value-type="string">
            <text:p>lyrics</text:p>
          </table:table-cell>
          <table:table-cell table:style-name="ce43" table:number-columns-repeated="995"/>
        </table:table-row>
        <table:table-row table:style-name="ro1">
          <table:table-cell table:style-name="ce44" office:value-type="string" calcext:value-type="string">
            <text:p>0:0:05</text:p>
          </table:table-cell>
          <table:table-cell table:style-name="ce44" table:formula="of:=TIMEVALUE([.A4])" office:value-type="time" office:time-value="PT00H00M05S" calcext:value-type="time">
            <text:p>12:00:05 AM</text:p>
          </table:table-cell>
          <table:table-cell table:style-name="ce44" office:value-type="string" calcext:value-type="string">
            <text:p>f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string" calcext:value-type="string">
            <text:p>X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17" office:value-type="string" calcext:value-type="string">
            <text:p>snare</text:p>
          </table:table-cell>
          <table:table-cell table:style-name="ce59" office:value-type="string" calcext:value-type="string">
            <text:p>hat</text:p>
          </table:table-cell>
          <table:table-cell table:style-name="ce127" office:value-type="string" calcext:value-type="string">
            <text:p>kick</text:p>
          </table:table-cell>
          <table:table-cell table:style-name="ce127"/>
          <table:table-cell table:style-name="ce105"/>
          <table:table-cell table:style-name="ce127"/>
          <table:table-cell table:style-name="ce71"/>
          <table:table-cell table:style-name="ce139" office:value-type="string" calcext:value-type="string">
            <text:p>z</text:p>
          </table:table-cell>
          <table:table-cell table:style-name="ce150" office:value-type="string" calcext:value-type="string">
            <text:p>z</text:p>
          </table:table-cell>
          <table:table-cell table:style-name="ce150" table:number-columns-repeated="5"/>
          <table:table-cell table:style-name="ce151"/>
          <table:table-cell table:style-name="ce150" office:value-type="string" calcext:value-type="string">
            <text:p>drums fade in</text:p>
          </table:table-cell>
          <table:table-cell table:style-name="ce150" table:number-columns-repeated="995"/>
        </table:table-row>
        <table:table-row table:style-name="ro1">
          <table:table-cell table:style-name="ce45" office:value-type="string" calcext:value-type="string">
            <text:p>0:08</text:p>
          </table:table-cell>
          <table:table-cell table:style-name="ce45" table:formula="of:=SECOND([.B4])" office:value-type="float" office:value="5" calcext:value-type="float">
            <text:p>5</text:p>
          </table:table-cell>
          <table:table-cell table:style-name="ce45" office:value-type="string" calcext:value-type="string">
            <text:p>v</text:p>
          </table:table-cell>
          <table:table-cell table:style-name="ce60" table:formula="of:=[.D4] + [.F4]" office:value-type="float" office:value="2" calcext:value-type="float">
            <text:p>2</text:p>
          </table:table-cell>
          <table:table-cell table:style-name="ce60" office:value-type="float" office:value="48" calcext:value-type="float">
            <text:p>48</text:p>
          </table:table-cell>
          <table:table-cell table:style-name="ce45" office:value-type="float" office:value="8" calcext:value-type="float">
            <text:p>8</text:p>
          </table:table-cell>
          <table:table-cell table:style-name="ce47" table:formula="of:=[.F5] * 16" office:value-type="float" office:value="128" calcext:value-type="float">
            <text:p>128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float" office:value="1" calcext:value-type="float">
            <text:p>1</text:p>
          </table:table-cell>
          <table:table-cell table:style-name="ce79" table:formula="of:=[.J4] + 1" office:value-type="float" office:value="2" calcext:value-type="float">
            <text:p>2</text:p>
          </table:table-cell>
          <table:table-cell table:style-name="ce93" office:value-type="float" office:value="11" calcext:value-type="float">
            <text:p>11</text:p>
          </table:table-cell>
          <table:table-cell table:style-name="ce45" office:value-type="float" office:value="21" calcext:value-type="float">
            <text:p>21</text:p>
          </table:table-cell>
          <table:table-cell table:style-name="ce106" office:value-type="float" office:value="31" calcext:value-type="float">
            <text:p>31</text:p>
          </table:table-cell>
          <table:table-cell table:style-name="ce118" office:value-type="string" calcext:value-type="string">
            <text:p>sync</text:p>
          </table:table-cell>
          <table:table-cell table:style-name="ce60" office:value-type="string" calcext:value-type="string">
            <text:p>Bass</text:p>
          </table:table-cell>
          <table:table-cell table:style-name="ce128" office:value-type="string" calcext:value-type="string">
            <text:p>dA</text:p>
          </table:table-cell>
          <table:table-cell table:style-name="ce128" office:value-type="float" office:value="11" calcext:value-type="float">
            <text:p>11</text:p>
          </table:table-cell>
          <table:table-cell table:style-name="ce106"/>
          <table:table-cell table:style-name="ce128" office:value-type="string" calcext:value-type="string">
            <text:p>0-f</text:p>
          </table:table-cell>
          <table:table-cell table:style-name="ce45"/>
          <table:table-cell table:style-name="ce118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A</text:p>
          </table:table-cell>
          <table:table-cell table:style-name="ce60"/>
          <table:table-cell table:style-name="ce60" office:value-type="string" calcext:value-type="string">
            <text:p>Em</text:p>
          </table:table-cell>
          <table:table-cell table:style-name="ce128"/>
          <table:table-cell table:style-name="ce60" office:value-type="string" calcext:value-type="string">
            <text:p>instrumental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0:21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5] + [.F5]" office:value-type="float" office:value="10" calcext:value-type="float">
            <text:p>10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6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5] + 1" office:value-type="float" office:value="3" calcext:value-type="float">
            <text:p>3</text:p>
          </table:table-cell>
          <table:table-cell table:style-name="ce94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07" office:value-type="float" office:value="32" calcext:value-type="float">
            <text:p>32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29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29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forget you</text:p>
          </table:table-cell>
          <table:table-cell table:style-name="ce61" office:value-type="string" calcext:value-type="string">
            <text:p>ill never upset</text:p>
          </table:table-cell>
          <table:table-cell table:style-name="ce61" office:value-type="string" calcext:value-type="string">
            <text:p>inth middle</text:p>
          </table:table-cell>
          <table:table-cell table:style-name="ce61" office:value-type="string" calcext:value-type="string">
            <text:p>night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0:34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6] + [.F6]" office:value-type="float" office:value="18" calcext:value-type="float">
            <text:p>18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7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6] + 1" office:value-type="float" office:value="4" calcext:value-type="float">
            <text:p>4</text:p>
          </table:table-cell>
          <table:table-cell table:style-name="ce94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style-name="ce107" office:value-type="float" office:value="33" calcext:value-type="float">
            <text:p>33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0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0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truer words</text:p>
          </table:table-cell>
          <table:table-cell table:style-name="ce61" office:value-type="string" calcext:value-type="string">
            <text:p>your little</text:p>
          </table:table-cell>
          <table:table-cell table:style-name="ce61" office:value-type="string" calcext:value-type="string">
            <text:p>ive ste</text:p>
          </table:table-cell>
          <table:table-cell table:style-name="ce61" office:value-type="string" calcext:value-type="string">
            <text:p>soaking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0:49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7] + [.F7]" office:value-type="float" office:value="26" calcext:value-type="float">
            <text:p>26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8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4" calcext:value-type="float">
            <text:p>4</text:p>
          </table:table-cell>
          <table:table-cell table:style-name="ce80" table:formula="of:=[.J7] + 1" office:value-type="float" office:value="5" calcext:value-type="float">
            <text:p>5</text:p>
          </table:table-cell>
          <table:table-cell table:style-name="ce94" office:value-type="float" office:value="14" calcext:value-type="float">
            <text:p>14</text:p>
          </table:table-cell>
          <table:table-cell table:style-name="ce47" office:value-type="float" office:value="24" calcext:value-type="float">
            <text:p>24</text:p>
          </table:table-cell>
          <table:table-cell table:style-name="ce107" office:value-type="float" office:value="34" calcext:value-type="float">
            <text:p>34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oh mom</text:p>
          </table:table-cell>
          <table:table-cell table:style-name="ce61" office:value-type="string" calcext:value-type="string">
            <text:p>ill never stop</text:p>
          </table:table-cell>
          <table:table-cell table:style-name="ce61" office:value-type="string" calcext:value-type="string">
            <text:p>mc and dont your see im</text:p>
          </table:table-cell>
          <table:table-cell table:style-name="ce61" office:value-type="string" calcext:value-type="string">
            <text:p>speaking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1:03</text:p>
          </table:table-cell>
          <table:table-cell table:style-name="ce44" table:formula="of:=TIMEVALUE([.A9])" office:value-type="time" office:time-value="PT01H03M00S" calcext:value-type="time">
            <text:p>01:03:00 AM</text:p>
          </table:table-cell>
          <table:table-cell table:style-name="ce46" office:value-type="string" calcext:value-type="string">
            <text:p>v</text:p>
          </table:table-cell>
          <table:table-cell table:style-name="ce61" table:formula="of:=[.D8] + [.F8]" office:value-type="float" office:value="34" calcext:value-type="float">
            <text:p>34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9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5" calcext:value-type="float">
            <text:p>5</text:p>
          </table:table-cell>
          <table:table-cell table:style-name="ce80" table:formula="of:=[.J8] + 1" office:value-type="float" office:value="6" calcext:value-type="float">
            <text:p>6</text:p>
          </table:table-cell>
          <table:table-cell table:style-name="ce94" office:value-type="float" office:value="15" calcext:value-type="float">
            <text:p>15</text:p>
          </table:table-cell>
          <table:table-cell table:style-name="ce47" office:value-type="float" office:value="25" calcext:value-type="float">
            <text:p>25</text:p>
          </table:table-cell>
          <table:table-cell table:style-name="ce107" office:value-type="float" office:value="35" calcext:value-type="float">
            <text:p>35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truer love was never forgot</text:p>
          </table:table-cell>
          <table:table-cell table:style-name="ce61" office:value-type="string" calcext:value-type="string">
            <text:p>please dont</text:p>
          </table:table-cell>
          <table:table-cell table:style-name="ce61" office:value-type="string" calcext:value-type="string">
            <text:p>Middel … of a</text:p>
          </table:table-cell>
          <table:table-cell table:style-name="ce61" office:value-type="string" calcext:value-type="string">
            <text:p>fight</text:p>
          </table:table-cell>
          <table:table-cell table:style-name="ce61" table:number-columns-repeated="992"/>
        </table:table-row>
        <table:table-row table:style-name="ro1">
          <table:table-cell table:style-name="ce48" office:value-type="string" calcext:value-type="string">
            <text:p>0:49</text:p>
          </table:table-cell>
          <table:table-cell table:style-name="ce45" table:formula="of:=SECOND([.B9])" office:value-type="float" office:value="0" calcext:value-type="float">
            <text:p>0</text:p>
          </table:table-cell>
          <table:table-cell table:style-name="ce48" office:value-type="string" calcext:value-type="string">
            <text:p>v</text:p>
          </table:table-cell>
          <table:table-cell table:style-name="ce62" table:formula="of:=[.D9] + [.F9]" office:value-type="float" office:value="42" calcext:value-type="float">
            <text:p>42</text:p>
          </table:table-cell>
          <table:table-cell table:style-name="ce62"/>
          <table:table-cell table:style-name="ce73" office:value-type="float" office:value="8" calcext:value-type="float">
            <text:p>8</text:p>
          </table:table-cell>
          <table:table-cell table:style-name="ce47" table:formula="of:=[.F10] * 16" office:value-type="float" office:value="128" calcext:value-type="float">
            <text:p>128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float" office:value="6" calcext:value-type="float">
            <text:p>6</text:p>
          </table:table-cell>
          <table:table-cell table:style-name="ce81" table:formula="of:=[.J9] + 1" office:value-type="float" office:value="7" calcext:value-type="float">
            <text:p>7</text:p>
          </table:table-cell>
          <table:table-cell table:style-name="ce95" office:value-type="float" office:value="16" calcext:value-type="float">
            <text:p>16</text:p>
          </table:table-cell>
          <table:table-cell table:style-name="ce75" office:value-type="float" office:value="26" calcext:value-type="float">
            <text:p>26</text:p>
          </table:table-cell>
          <table:table-cell table:style-name="ce108" office:value-type="float" office:value="36" calcext:value-type="float">
            <text:p>36</text:p>
          </table:table-cell>
          <table:table-cell table:style-name="ce120" office:value-type="string" calcext:value-type="string">
            <text:p>sync/keys</text:p>
          </table:table-cell>
          <table:table-cell table:style-name="ce123" office:value-type="string" calcext:value-type="string">
            <text:p>voc1</text:p>
          </table:table-cell>
          <table:table-cell table:style-name="ce132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2"/>
          <table:table-cell table:style-name="ce73" office:value-type="string" calcext:value-type="string">
            <text:p>+</text:p>
          </table:table-cell>
          <table:table-cell table:style-name="ce141" office:value-type="string" calcext:value-type="string">
            <text:p>Bm</text:p>
          </table:table-cell>
          <table:table-cell table:style-name="ce62"/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A</text:p>
          </table:table-cell>
          <table:table-cell table:style-name="ce62"/>
          <table:table-cell table:style-name="ce62" office:value-type="string" calcext:value-type="string">
            <text:p>Em</text:p>
          </table:table-cell>
          <table:table-cell table:style-name="ce152"/>
          <table:table-cell table:style-name="ce62" office:value-type="string" calcext:value-type="string">
            <text:p>oh mom</text:p>
          </table:table-cell>
          <table:table-cell table:style-name="ce62" office:value-type="string" calcext:value-type="string">
            <text:p>heaven when</text:p>
          </table:table-cell>
          <table:table-cell table:style-name="ce62" office:value-type="string" calcext:value-type="string">
            <text:p><text:s/></text:p>
          </table:table-cell>
          <table:table-cell table:style-name="ce62" office:value-type="string" calcext:value-type="string">
            <text:p>die</text:p>
          </table:table-cell>
          <table:table-cell table:style-name="ce62" table:number-columns-repeated="992"/>
        </table:table-row>
        <table:table-row table:style-name="ro1">
          <table:table-cell table:style-name="ce49" office:value-type="string" calcext:value-type="string">
            <text:p>1:26</text:p>
          </table:table-cell>
          <table:table-cell table:style-name="ce49"/>
          <table:table-cell table:style-name="ce49" office:value-type="string" calcext:value-type="string">
            <text:p>b</text:p>
          </table:table-cell>
          <table:table-cell table:style-name="ce63" table:formula="of:=[.D10] + [.F10]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$F$11]*16" office:value-type="float" office:value="64" calcext:value-type="float">
            <text:p>64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1" calcext:value-type="float">
            <text:p>1</text:p>
          </table:table-cell>
          <table:table-cell table:style-name="ce82" table:formula="of:=[.J10] + 1" office:value-type="float" office:value="8" calcext:value-type="float">
            <text:p>8</text:p>
          </table:table-cell>
          <table:table-cell table:style-name="ce96" office:value-type="string" calcext:value-type="string">
            <text:p>a1</text:p>
          </table:table-cell>
          <table:table-cell table:style-name="ce49" office:value-type="string" calcext:value-type="string">
            <text:p>a2</text:p>
          </table:table-cell>
          <table:table-cell table:style-name="ce109" office:value-type="string" calcext:value-type="string">
            <text:p>a3</text:p>
          </table:table-cell>
          <table:table-cell table:style-name="ce96"/>
          <table:table-cell table:style-name="ce124" office:value-type="string" calcext:value-type="string">
            <text:p>voc3</text:p>
          </table:table-cell>
          <table:table-cell table:style-name="ce109" office:value-type="string" calcext:value-type="string">
            <text:p>dC</text:p>
          </table:table-cell>
          <table:table-cell table:style-name="ce109" table:number-columns-repeated="3"/>
          <table:table-cell table:style-name="ce135" office:value-type="string" calcext:value-type="string">
            <text:p>+</text:p>
          </table:table-cell>
          <table:table-cell table:style-name="ce142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153"/>
          <table:table-cell table:style-name="ce63" office:value-type="string" calcext:value-type="string">
            <text:p>oh nice</text:p>
          </table:table-cell>
          <table:table-cell table:style-name="ce63" office:value-type="string" calcext:value-type="string">
            <text:p>so nice</text:p>
          </table:table-cell>
          <table:table-cell table:style-name="ce63" table:number-columns-repeated="994"/>
        </table:table-row>
        <table:table-row table:style-name="ro1">
          <table:table-cell table:style-name="ce50" office:value-type="string" calcext:value-type="string">
            <text:p>1:34</text:p>
          </table:table-cell>
          <table:table-cell table:style-name="ce50"/>
          <table:table-cell table:style-name="ce50" office:value-type="string" calcext:value-type="string">
            <text:p>c</text:p>
          </table:table-cell>
          <table:table-cell table:style-name="ce64" table:formula="of:=[.D11] + [.F11]" office:value-type="float" office:value="54" calcext:value-type="float">
            <text:p>54</text:p>
          </table:table-cell>
          <table:table-cell table:style-name="ce64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74" table:formula="of:=[.F12]*16" office:value-type="float" office:value="64" calcext:value-type="float">
            <text:p>64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float" office:value="1" calcext:value-type="float">
            <text:p>1</text:p>
          </table:table-cell>
          <table:table-cell table:style-name="ce83" table:formula="of:=[.J11] + 1" office:value-type="float" office:value="9" calcext:value-type="float">
            <text:p>9</text:p>
          </table:table-cell>
          <table:table-cell table:style-name="ce97" office:value-type="float" office:value="41" calcext:value-type="float">
            <text:p>41</text:p>
          </table:table-cell>
          <table:table-cell table:style-name="ce50" office:value-type="float" office:value="51" calcext:value-type="float">
            <text:p>51</text:p>
          </table:table-cell>
          <table:table-cell table:style-name="ce110" office:value-type="float" office:value="61" calcext:value-type="float">
            <text:p>61</text:p>
          </table:table-cell>
          <table:table-cell table:style-name="ce97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/>
          <table:table-cell table:style-name="ce136" office:value-type="string" calcext:value-type="string">
            <text:p>+</text:p>
          </table:table-cell>
          <table:table-cell table:style-name="ce143" office:value-type="string" calcext:value-type="string">
            <text:p>D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Bm</text:p>
          </table:table-cell>
          <table:table-cell table:style-name="ce64"/>
          <table:table-cell table:style-name="ce64" office:value-type="string" calcext:value-type="string">
            <text:p>.</text:p>
          </table:table-cell>
          <table:table-cell table:style-name="ce64" table:number-columns-repeated="2"/>
          <table:table-cell table:style-name="ce154"/>
          <table:table-cell table:style-name="ce64" office:value-type="string" calcext:value-type="string">
            <text:p>I’ve never known</text:p>
          </table:table-cell>
          <table:table-cell table:style-name="ce64" office:value-type="string" calcext:value-type="string">
            <text:p>way to go</text:p>
          </table:table-cell>
          <table:table-cell table:style-name="ce64" table:number-columns-repeated="994"/>
        </table:table-row>
        <table:table-row table:style-name="ro1">
          <table:table-cell table:style-name="ce51" office:value-type="string" calcext:value-type="string">
            <text:p>1:41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12] + [.F12]" office:value-type="float" office:value="58" calcext:value-type="float">
            <text:p>5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1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12] + 1" office:value-type="float" office:value="10" calcext:value-type="float">
            <text:p>10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</text:p>
          </table:table-cell>
          <table:table-cell table:style-name="ce65" office:value-type="string" calcext:value-type="string">
            <text:p>feet</text:p>
          </table:table-cell>
          <table:table-cell table:style-name="ce65" office:value-type="string" calcext:value-type="string">
            <text:p>blist</text:p>
          </table:table-cell>
          <table:table-cell table:style-name="ce65" table:number-columns-repeated="993"/>
        </table:table-row>
        <table:table-row table:style-name="ro1">
          <table:table-cell table:style-name="ce52" office:value-type="string" calcext:value-type="string">
            <text:p>1:48</text:p>
          </table:table-cell>
          <table:table-cell table:style-name="ce52"/>
          <table:table-cell table:style-name="ce52" office:value-type="string" calcext:value-type="string">
            <text:p>c</text:p>
          </table:table-cell>
          <table:table-cell table:style-name="ce65" table:formula="of:=[.D13] + [.F13]" office:value-type="float" office:value="62" calcext:value-type="float">
            <text:p>62</text:p>
          </table:table-cell>
          <table:table-cell table:style-name="ce65"/>
          <table:table-cell table:style-name="ce74" office:value-type="float" office:value="4" calcext:value-type="float">
            <text:p>4</text:p>
          </table:table-cell>
          <table:table-cell table:style-name="ce74" table:formula="of:=[.F1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13] + 1" office:value-type="float" office:value="11" calcext:value-type="float">
            <text:p>11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33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33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/>
          <table:table-cell table:style-name="ce65" office:value-type="string" calcext:value-type="string">
            <text:p>way 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3" office:value-type="string" calcext:value-type="string">
            <text:p>1:54</text:p>
          </table:table-cell>
          <table:table-cell table:style-name="ce53"/>
          <table:table-cell table:style-name="ce53" office:value-type="string" calcext:value-type="string">
            <text:p>c</text:p>
          </table:table-cell>
          <table:table-cell table:style-name="ce66" table:formula="of:=[.D14] + [.F14]" office:value-type="float" office:value="66" calcext:value-type="float">
            <text:p>66</text:p>
          </table:table-cell>
          <table:table-cell table:style-name="ce66"/>
          <table:table-cell table:style-name="ce53" office:value-type="float" office:value="4" calcext:value-type="float">
            <text:p>4</text:p>
          </table:table-cell>
          <table:table-cell table:style-name="ce74" table:formula="of:=[.F15]*16" office:value-type="float" office:value="64" calcext:value-type="float">
            <text:p>64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float" office:value="4" calcext:value-type="float">
            <text:p>4</text:p>
          </table:table-cell>
          <table:table-cell table:style-name="ce85" table:formula="of:=[.J14] + 1" office:value-type="float" office:value="12" calcext:value-type="float">
            <text:p>12</text:p>
          </table:table-cell>
          <table:table-cell table:style-name="ce99" office:value-type="float" office:value="44" calcext:value-type="float">
            <text:p>44</text:p>
          </table:table-cell>
          <table:table-cell table:style-name="ce53" office:value-type="float" office:value="54" calcext:value-type="float">
            <text:p>54</text:p>
          </table:table-cell>
          <table:table-cell table:style-name="ce112" office:value-type="float" office:value="64" calcext:value-type="float">
            <text:p>64</text:p>
          </table:table-cell>
          <table:table-cell table:style-name="ce99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2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2"/>
          <table:table-cell table:style-name="ce137" office:value-type="string" calcext:value-type="string">
            <text:p>+</text:p>
          </table:table-cell>
          <table:table-cell table:style-name="ce145" office:value-type="string" calcext:value-type="string">
            <text:p>D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Em </text:p>
          </table:table-cell>
          <table:table-cell table:style-name="ce66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156"/>
          <table:table-cell table:style-name="ce66" office:value-type="string" calcext:value-type="string">
            <text:p>now m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6" table:number-columns-repeated="993"/>
        </table:table-row>
        <table:table-row table:style-name="ro1">
          <table:table-cell table:style-name="ce47" office:value-type="string" calcext:value-type="string">
            <text:p>2:00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5] + [.F15]" office:value-type="float" office:value="70" calcext:value-type="float">
            <text:p>70</text:p>
          </table:table-cell>
          <table:table-cell table:style-name="ce61" office:value-type="float" office:value="32" calcext:value-type="float">
            <text:p>32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formula="of:=[.F16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1" calcext:value-type="float">
            <text:p>1</text:p>
          </table:table-cell>
          <table:table-cell table:style-name="ce80" table:formula="of:=[.J15] + 1" office:value-type="float" office:value="13" calcext:value-type="float">
            <text:p>13</text:p>
          </table:table-cell>
          <table:table-cell table:style-name="ce94" office:value-type="float" office:value="11" calcext:value-type="float">
            <text:p>11</text:p>
          </table:table-cell>
          <table:table-cell table:style-name="ce47" office:value-type="float" office:value="21" calcext:value-type="float">
            <text:p>21</text:p>
          </table:table-cell>
          <table:table-cell table:style-name="ce107" office:value-type="float" office:value="31" calcext:value-type="float">
            <text:p>31</text:p>
          </table:table-cell>
          <table:table-cell table:style-name="ce94" office:value-type="string" calcext:value-type="string">
            <text:p>sync/keys</text:p>
          </table:table-cell>
          <table:table-cell table:style-name="ce47"/>
          <table:table-cell table:style-name="ce107" office:value-type="string" calcext:value-type="string">
            <text:p>dA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47"/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instrumental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2:13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6] + [.F16]" office:value-type="float" office:value="78" calcext:value-type="float">
            <text:p>78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17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16] + 1" office:value-type="float" office:value="14" calcext:value-type="float">
            <text:p>14</text:p>
          </table:table-cell>
          <table:table-cell table:style-name="ce94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07" office:value-type="float" office:value="32" calcext:value-type="float">
            <text:p>32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07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daddy plays</text:p>
          </table:table-cell>
          <table:table-cell table:style-name="ce61" office:value-type="string" calcext:value-type="string">
            <text:p>mommoy threw</text:p>
          </table:table-cell>
          <table:table-cell table:style-name="ce61" office:value-type="string" calcext:value-type="string">
            <text:p>daddy’s got</text:p>
          </table:table-cell>
          <table:table-cell table:style-name="ce61" office:value-type="string" calcext:value-type="string">
            <text:p>nevernow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2:26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17] + [.F17]" office:value-type="float" office:value="86" calcext:value-type="float">
            <text:p>86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18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17] + 1" office:value-type="float" office:value="15" calcext:value-type="float">
            <text:p>15</text:p>
          </table:table-cell>
          <table:table-cell table:style-name="ce94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style-name="ce107" office:value-type="float" office:value="33" calcext:value-type="float">
            <text:p>33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daddy couldn’t</text:p>
          </table:table-cell>
          <table:table-cell table:style-name="ce61" office:value-type="string" calcext:value-type="string">
            <text:p>he let strangers</text:p>
          </table:table-cell>
          <table:table-cell table:style-name="ce61"/>
          <table:table-cell table:style-name="ce61" office:value-type="string" calcext:value-type="string">
            <text:p>trols mes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2:40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8] + [.F18]" office:value-type="float" office:value="94" calcext:value-type="float">
            <text:p>94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19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18] + 1" office:value-type="float" office:value="16" calcext:value-type="float">
            <text:p>16</text:p>
          </table:table-cell>
          <table:table-cell table:style-name="ce94" office:value-type="float" office:value="14" calcext:value-type="float">
            <text:p>14</text:p>
          </table:table-cell>
          <table:table-cell table:style-name="ce47" office:value-type="float" office:value="24" calcext:value-type="float">
            <text:p>24</text:p>
          </table:table-cell>
          <table:table-cell table:style-name="ce107" office:value-type="float" office:value="34" calcext:value-type="float">
            <text:p>34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07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and I cry</text:p>
          </table:table-cell>
          <table:table-cell table:style-name="ce61" office:value-type="string" calcext:value-type="string">
            <text:p>cry a lot</text:p>
          </table:table-cell>
          <table:table-cell table:number-columns-repeated="2" table:style-name="ce61" office:value-type="string" calcext:value-type="string">
            <text:p>cry</text:p>
          </table:table-cell>
          <table:table-cell table:style-name="ce61" table:number-columns-repeated="992"/>
        </table:table-row>
        <table:table-row table:style-name="ro1">
          <table:table-cell table:style-name="ce54" office:value-type="string" calcext:value-type="string">
            <text:p>2:54</text:p>
          </table:table-cell>
          <table:table-cell table:style-name="ce54"/>
          <table:table-cell table:style-name="ce54" office:value-type="string" calcext:value-type="string">
            <text:p>b</text:p>
          </table:table-cell>
          <table:table-cell table:style-name="ce67" table:formula="of:=[.D19] + [.F19]" office:value-type="float" office:value="102" calcext:value-type="float">
            <text:p>102</text:p>
          </table:table-cell>
          <table:table-cell table:style-name="ce67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49" table:formula="of:=[.F20]*16" office:value-type="float" office:value="64" calcext:value-type="float">
            <text:p>64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table:style-name="ce86" table:formula="of:=[.J19] + 1" office:value-type="float" office:value="17" calcext:value-type="float">
            <text:p>17</text:p>
          </table:table-cell>
          <table:table-cell table:style-name="ce96" office:value-type="string" calcext:value-type="string">
            <text:p>a1</text:p>
          </table:table-cell>
          <table:table-cell table:style-name="ce49" office:value-type="string" calcext:value-type="string">
            <text:p>a2</text:p>
          </table:table-cell>
          <table:table-cell table:style-name="ce109" office:value-type="string" calcext:value-type="string">
            <text:p>a3</text:p>
          </table:table-cell>
          <table:table-cell table:style-name="ce121" office:value-type="string" calcext:value-type="string">
            <text:p>sync/keys</text:p>
          </table:table-cell>
          <table:table-cell table:style-name="ce54" office:value-type="string" calcext:value-type="string">
            <text:p>voc3</text:p>
          </table:table-cell>
          <table:table-cell table:style-name="ce134" office:value-type="string" calcext:value-type="string">
            <text:p>dC</text:p>
          </table:table-cell>
          <table:table-cell table:style-name="ce134"/>
          <table:table-cell table:style-name="ce134" office:value-type="float" office:value="81" calcext:value-type="float">
            <text:p>81</text:p>
          </table:table-cell>
          <table:table-cell table:style-name="ce134"/>
          <table:table-cell table:style-name="ce138" office:value-type="string" calcext:value-type="string">
            <text:p>+</text:p>
          </table:table-cell>
          <table:table-cell table:style-name="ce146" office:value-type="string" calcext:value-type="string">
            <text:p>F</text:p>
          </table:table-cell>
          <table:table-cell table:style-name="ce67"/>
          <table:table-cell table:style-name="ce67" office:value-type="string" calcext:value-type="string">
            <text:p>G</text:p>
          </table:table-cell>
          <table:table-cell table:style-name="ce67"/>
          <table:table-cell table:style-name="ce67" office:value-type="string" calcext:value-type="string">
            <text:p>.</text:p>
          </table:table-cell>
          <table:table-cell table:style-name="ce67" table:number-columns-repeated="2"/>
          <table:table-cell table:style-name="ce157"/>
          <table:table-cell table:style-name="ce67" office:value-type="string" calcext:value-type="string">
            <text:p>nice so</text:p>
          </table:table-cell>
          <table:table-cell table:style-name="ce67" office:value-type="string" calcext:value-type="string">
            <text:p>nice</text:p>
          </table:table-cell>
          <table:table-cell table:style-name="ce67" table:number-columns-repeated="994"/>
        </table:table-row>
        <table:table-row table:style-name="ro1">
          <table:table-cell table:style-name="ce51" office:value-type="string" calcext:value-type="string">
            <text:p>3:0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0] + [.F20]" office:value-type="float" office:value="106" calcext:value-type="float">
            <text:p>106</text:p>
          </table:table-cell>
          <table:table-cell table:style-name="ce65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74" table:formula="of:=[.F21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1" calcext:value-type="float">
            <text:p>1</text:p>
          </table:table-cell>
          <table:table-cell table:style-name="ce84" table:formula="of:=[.J20] + 1" office:value-type="float" office:value="18" calcext:value-type="float">
            <text:p>18</text:p>
          </table:table-cell>
          <table:table-cell table:style-name="ce98" office:value-type="float" office:value="41" calcext:value-type="float">
            <text:p>41</text:p>
          </table:table-cell>
          <table:table-cell table:style-name="ce51" office:value-type="float" office:value="51" calcext:value-type="float">
            <text:p>51</text:p>
          </table:table-cell>
          <table:table-cell table:style-name="ce111" office:value-type="float" office:value="61" calcext:value-type="float">
            <text:p>61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 office:value-type="string" calcext:value-type="string">
            <text:p>dB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</text:p>
          </table:table-cell>
          <table:table-cell table:style-name="ce65" office:value-type="string" calcext:value-type="string">
            <text:p>known</text:p>
          </table:table-cell>
          <table:table-cell table:style-name="ce65" office:value-type="string" calcext:value-type="string">
            <text:p>way 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0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1] + [.F21]" office:value-type="float" office:value="110" calcext:value-type="float">
            <text:p>110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2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21] + 1" office:value-type="float" office:value="19" calcext:value-type="float">
            <text:p>19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6" office:value-type="string" calcext:value-type="string">
            <text:p>home,no wm 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5" office:value-type="string" calcext:value-type="string">
            <text:p>sisters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14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2] + [.F22]" office:value-type="float" office:value="114" calcext:value-type="float">
            <text:p>114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22] + 1" office:value-type="float" office:value="20" calcext:value-type="float">
            <text:p>20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</text:p>
          </table:table-cell>
          <table:table-cell table:style-name="ce65" office:value-type="string" calcext:value-type="string">
            <text:p>knkown</text:p>
          </table:table-cell>
          <table:table-cell table:style-name="ce65" office:value-type="string" calcext:value-type="string">
            <text:p>way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2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3] + [.F23]" office:value-type="float" office:value="118" calcext:value-type="float">
            <text:p>11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4" calcext:value-type="float">
            <text:p>4</text:p>
          </table:table-cell>
          <table:table-cell table:style-name="ce84" table:formula="of:=[.J23] + 1" office:value-type="float" office:value="21" calcext:value-type="float">
            <text:p>21</text:p>
          </table:table-cell>
          <table:table-cell table:style-name="ce98" office:value-type="float" office:value="44" calcext:value-type="float">
            <text:p>44</text:p>
          </table:table-cell>
          <table:table-cell table:style-name="ce51" office:value-type="float" office:value="54" calcext:value-type="float">
            <text:p>54</text:p>
          </table:table-cell>
          <table:table-cell table:style-name="ce111" office:value-type="float" office:value="64" calcext:value-type="float">
            <text:p>64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6" office:value-type="string" calcext:value-type="string">
            <text:p>home, now m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5" table:number-columns-repeated="993"/>
        </table:table-row>
        <table:table-row table:style-name="ro1">
          <table:table-cell table:style-name="ce55" office:value-type="string" calcext:value-type="string">
            <text:p>3:25</text:p>
          </table:table-cell>
          <table:table-cell table:style-name="ce55"/>
          <table:table-cell table:style-name="ce55" office:value-type="string" calcext:value-type="string">
            <text:p>s</text:p>
          </table:table-cell>
          <table:table-cell table:style-name="ce68" table:formula="of:=[.D24] + [.F24]" office:value-type="float" office:value="122" calcext:value-type="float">
            <text:p>122</text:p>
          </table:table-cell>
          <table:table-cell table:style-name="ce68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formula="of:=[.F25]*16" office:value-type="float" office:value="64" calcext:value-type="float">
            <text:p>64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float" office:value="1" calcext:value-type="float">
            <text:p>1</text:p>
          </table:table-cell>
          <table:table-cell table:style-name="ce87" table:formula="of:=[.J24] + 1" office:value-type="float" office:value="22" calcext:value-type="float">
            <text:p>22</text:p>
          </table:table-cell>
          <table:table-cell table:style-name="ce100" office:value-type="float" office:value="71" calcext:value-type="float">
            <text:p>71</text:p>
          </table:table-cell>
          <table:table-cell table:style-name="ce55" office:value-type="float" office:value="81" calcext:value-type="float">
            <text:p>81</text:p>
          </table:table-cell>
          <table:table-cell table:style-name="ce113" office:value-type="float" office:value="91" calcext:value-type="float">
            <text:p>91</text:p>
          </table:table-cell>
          <table:table-cell table:style-name="ce100" office:value-type="string" calcext:value-type="string">
            <text:p>sync</text:p>
          </table:table-cell>
          <table:table-cell table:style-name="ce55" office:value-type="string" calcext:value-type="string">
            <text:p>solo1</text:p>
          </table:table-cell>
          <table:table-cell table:style-name="ce113" office:value-type="string" calcext:value-type="string">
            <text:p>dr5</text:p>
          </table:table-cell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3"/>
          <table:table-cell table:style-name="ce55"/>
          <table:table-cell table:style-name="ce147" office:value-type="string" calcext:value-type="string">
            <text:p>A</text:p>
          </table:table-cell>
          <table:table-cell table:number-columns-repeated="3" table:style-name="ce68" office:value-type="string" calcext:value-type="string">
            <text:p>A</text:p>
          </table:table-cell>
          <table:table-cell table:style-name="ce68" office:value-type="string" calcext:value-type="string">
            <text:p>.</text:p>
          </table:table-cell>
          <table:table-cell table:style-name="ce68" table:number-columns-repeated="2"/>
          <table:table-cell table:style-name="ce158"/>
          <table:table-cell table:style-name="ce68" office:value-type="string" calcext:value-type="string">
            <text:p>instrumental</text:p>
          </table:table-cell>
          <table:table-cell table:style-name="ce68" table:number-columns-repeated="995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</text:p>
          </table:table-cell>
          <table:table-cell table:style-name="ce69" table:formula="of:=[.D25] + [.F25]" office:value-type="float" office:value="126" calcext:value-type="float">
            <text:p>126</text:p>
          </table:table-cell>
          <table:table-cell table:style-name="ce69"/>
          <table:table-cell table:style-name="ce56" office:value-type="float" office:value="4" calcext:value-type="float">
            <text:p>4</text:p>
          </table:table-cell>
          <table:table-cell table:style-name="ce55" table:formula="of:=[.F26]*16" office:value-type="float" office:value="64" calcext:value-type="float">
            <text:p>64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float" office:value="2" calcext:value-type="float">
            <text:p>2</text:p>
          </table:table-cell>
          <table:table-cell table:style-name="ce88" table:formula="of:=[.J25] + 1" office:value-type="float" office:value="23" calcext:value-type="float">
            <text:p>23</text:p>
          </table:table-cell>
          <table:table-cell table:style-name="ce101" office:value-type="float" office:value="72" calcext:value-type="float">
            <text:p>72</text:p>
          </table:table-cell>
          <table:table-cell table:style-name="ce56" office:value-type="float" office:value="82" calcext:value-type="float">
            <text:p>82</text:p>
          </table:table-cell>
          <table:table-cell table:style-name="ce114" office:value-type="float" office:value="92" calcext:value-type="float">
            <text:p>92</text:p>
          </table:table-cell>
          <table:table-cell table:style-name="ce101"/>
          <table:table-cell table:style-name="ce56" office:value-type="string" calcext:value-type="string">
            <text:p>solo2</text:p>
          </table:table-cell>
          <table:table-cell table:style-name="ce114"/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4"/>
          <table:table-cell table:style-name="ce56"/>
          <table:table-cell table:style-name="ce148" office:value-type="string" calcext:value-type="string">
            <text:p>G</text:p>
          </table:table-cell>
          <table:table-cell table:style-name="ce69" office:value-type="string" calcext:value-type="string">
            <text:p>G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ssh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159"/>
          <table:table-cell table:style-name="ce69" table:number-columns-repeated="996"/>
        </table:table-row>
        <table:table-row table:style-name="ro1">
          <table:table-cell table:style-name="ce57" office:value-type="string" calcext:value-type="string">
            <text:p>3:40</text:p>
          </table:table-cell>
          <table:table-cell table:style-name="ce57"/>
          <table:table-cell table:style-name="ce56" office:value-type="string" calcext:value-type="string">
            <text:p>s</text:p>
          </table:table-cell>
          <table:table-cell table:style-name="ce69" table:formula="of:=[.D26] + [.F26]" office:value-type="float" office:value="130" calcext:value-type="float">
            <text:p>130</text:p>
          </table:table-cell>
          <table:table-cell table:style-name="ce69"/>
          <table:table-cell table:style-name="ce56" office:value-type="float" office:value="4" calcext:value-type="float">
            <text:p>4</text:p>
          </table:table-cell>
          <table:table-cell table:style-name="ce55" table:formula="of:=[.F27]*16" office:value-type="float" office:value="64" calcext:value-type="float">
            <text:p>64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float" office:value="3" calcext:value-type="float">
            <text:p>3</text:p>
          </table:table-cell>
          <table:table-cell table:style-name="ce88" table:formula="of:=[.J26] + 1" office:value-type="float" office:value="24" calcext:value-type="float">
            <text:p>24</text:p>
          </table:table-cell>
          <table:table-cell table:style-name="ce101" office:value-type="float" office:value="73" calcext:value-type="float">
            <text:p>73</text:p>
          </table:table-cell>
          <table:table-cell table:style-name="ce56" office:value-type="float" office:value="83" calcext:value-type="float">
            <text:p>83</text:p>
          </table:table-cell>
          <table:table-cell table:style-name="ce114" office:value-type="float" office:value="93" calcext:value-type="float">
            <text:p>93</text:p>
          </table:table-cell>
          <table:table-cell table:style-name="ce101" office:value-type="string" calcext:value-type="string">
            <text:p>sync</text:p>
          </table:table-cell>
          <table:table-cell table:style-name="ce56" office:value-type="string" calcext:value-type="string">
            <text:p>solo1</text:p>
          </table:table-cell>
          <table:table-cell table:style-name="ce114"/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4"/>
          <table:table-cell table:style-name="ce56"/>
          <table:table-cell table:style-name="ce148" office:value-type="string" calcext:value-type="string">
            <text:p>A</text:p>
          </table:table-cell>
          <table:table-cell table:number-columns-repeated="3" table:style-name="ce69" office:value-type="string" calcext:value-type="string">
            <text:p>A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159"/>
          <table:table-cell table:style-name="ce69" table:number-columns-repeated="996"/>
        </table:table-row>
        <table:table-row table:style-name="ro1">
          <table:table-cell table:style-name="ce58" office:value-type="string" calcext:value-type="string">
            <text:p>3:46</text:p>
          </table:table-cell>
          <table:table-cell table:style-name="ce58"/>
          <table:table-cell table:style-name="ce58" office:value-type="string" calcext:value-type="string">
            <text:p>s</text:p>
          </table:table-cell>
          <table:table-cell table:style-name="ce70" table:formula="of:=[.D27] + [.F27]" office:value-type="float" office:value="134" calcext:value-type="float">
            <text:p>134</text:p>
          </table:table-cell>
          <table:table-cell table:style-name="ce70"/>
          <table:table-cell table:style-name="ce58" office:value-type="float" office:value="4" calcext:value-type="float">
            <text:p>4</text:p>
          </table:table-cell>
          <table:table-cell table:style-name="ce55" table:formula="of:=[.F28]*16" office:value-type="float" office:value="64" calcext:value-type="float">
            <text:p>64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float" office:value="4" calcext:value-type="float">
            <text:p>4</text:p>
          </table:table-cell>
          <table:table-cell table:style-name="ce89" table:formula="of:=[.J27] + 1" office:value-type="float" office:value="25" calcext:value-type="float">
            <text:p>25</text:p>
          </table:table-cell>
          <table:table-cell table:style-name="ce102" office:value-type="float" office:value="74" calcext:value-type="float">
            <text:p>74</text:p>
          </table:table-cell>
          <table:table-cell table:style-name="ce58" office:value-type="float" office:value="84" calcext:value-type="float">
            <text:p>84</text:p>
          </table:table-cell>
          <table:table-cell table:style-name="ce115" office:value-type="float" office:value="94" calcext:value-type="float">
            <text:p>94</text:p>
          </table:table-cell>
          <table:table-cell table:style-name="ce102"/>
          <table:table-cell table:style-name="ce58" office:value-type="string" calcext:value-type="string">
            <text:p>solo2</text:p>
          </table:table-cell>
          <table:table-cell table:style-name="ce115" office:value-type="string" calcext:value-type="string">
            <text:p>fill</text:p>
          </table:table-cell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5"/>
          <table:table-cell table:style-name="ce58"/>
          <table:table-cell table:style-name="ce149" office:value-type="string" calcext:value-type="string">
            <text:p>G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F#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.</text:p>
          </table:table-cell>
          <table:table-cell table:style-name="ce70" table:number-columns-repeated="2"/>
          <table:table-cell table:style-name="ce160"/>
          <table:table-cell table:style-name="ce70" table:number-columns-repeated="996"/>
        </table:table-row>
        <table:table-row table:style-name="ro1">
          <table:table-cell table:style-name="ce52" office:value-type="string" calcext:value-type="string">
            <text:p>3:53</text:p>
          </table:table-cell>
          <table:table-cell table:style-name="ce52"/>
          <table:table-cell table:style-name="ce51" office:value-type="string" calcext:value-type="string">
            <text:p>c</text:p>
          </table:table-cell>
          <table:table-cell table:style-name="ce65" table:formula="of:=[.D28] + [.F28]" office:value-type="float" office:value="138" calcext:value-type="float">
            <text:p>138</text:p>
          </table:table-cell>
          <table:table-cell table:style-name="ce65" office:value-type="float" office:value="32" calcext:value-type="float">
            <text:p>32</text:p>
          </table:table-cell>
          <table:table-cell table:style-name="ce51" office:value-type="float" office:value="4" calcext:value-type="float">
            <text:p>4</text:p>
          </table:table-cell>
          <table:table-cell table:style-name="ce74" table:formula="of:=[.F29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1" calcext:value-type="float">
            <text:p>1</text:p>
          </table:table-cell>
          <table:table-cell table:style-name="ce84" table:formula="of:=[.J28] + 1" office:value-type="float" office:value="26" calcext:value-type="float">
            <text:p>26</text:p>
          </table:table-cell>
          <table:table-cell table:style-name="ce98" office:value-type="float" office:value="41" calcext:value-type="float">
            <text:p>41</text:p>
          </table:table-cell>
          <table:table-cell table:style-name="ce51" office:value-type="float" office:value="51" calcext:value-type="float">
            <text:p>51</text:p>
          </table:table-cell>
          <table:table-cell table:style-name="ce111" office:value-type="float" office:value="61" calcext:value-type="float">
            <text:p>61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 office:value-type="string" calcext:value-type="string">
            <text:p>dB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0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9] + [.F29]" office:value-type="float" office:value="142" calcext:value-type="float">
            <text:p>142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0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29] + 1" office:value-type="float" office:value="27" calcext:value-type="float">
            <text:p>27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0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0] + [.F30]" office:value-type="float" office:value="146" calcext:value-type="float">
            <text:p>146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1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30] + 1" office:value-type="float" office:value="28" calcext:value-type="float">
            <text:p>28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14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1] + [.F31]" office:value-type="float" office:value="150" calcext:value-type="float">
            <text:p>150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2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4" calcext:value-type="float">
            <text:p>4</text:p>
          </table:table-cell>
          <table:table-cell table:style-name="ce84" table:formula="of:=[.J31] + 1" office:value-type="float" office:value="29" calcext:value-type="float">
            <text:p>29</text:p>
          </table:table-cell>
          <table:table-cell table:style-name="ce98" office:value-type="float" office:value="44" calcext:value-type="float">
            <text:p>44</text:p>
          </table:table-cell>
          <table:table-cell table:style-name="ce51" office:value-type="float" office:value="54" calcext:value-type="float">
            <text:p>54</text:p>
          </table:table-cell>
          <table:table-cell table:style-name="ce111" office:value-type="float" office:value="64" calcext:value-type="float">
            <text:p>64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2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2] + [.F32]" office:value-type="float" office:value="154" calcext:value-type="float">
            <text:p>154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5" calcext:value-type="float">
            <text:p>5</text:p>
          </table:table-cell>
          <table:table-cell table:style-name="ce84" table:formula="of:=[.J32] + 1" office:value-type="float" office:value="30" calcext:value-type="float">
            <text:p>30</text:p>
          </table:table-cell>
          <table:table-cell table:style-name="ce98" office:value-type="float" office:value="45" calcext:value-type="float">
            <text:p>45</text:p>
          </table:table-cell>
          <table:table-cell table:style-name="ce51" office:value-type="float" office:value="55" calcext:value-type="float">
            <text:p>55</text:p>
          </table:table-cell>
          <table:table-cell table:style-name="ce111" office:value-type="float" office:value="65" calcext:value-type="float">
            <text:p>65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2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3] + [.F33]" office:value-type="float" office:value="158" calcext:value-type="float">
            <text:p>15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6" calcext:value-type="float">
            <text:p>6</text:p>
          </table:table-cell>
          <table:table-cell table:style-name="ce84" table:formula="of:=[.J33] + 1" office:value-type="float" office:value="31" calcext:value-type="float">
            <text:p>31</text:p>
          </table:table-cell>
          <table:table-cell table:style-name="ce98" office:value-type="float" office:value="46" calcext:value-type="float">
            <text:p>46</text:p>
          </table:table-cell>
          <table:table-cell table:style-name="ce51" office:value-type="float" office:value="56" calcext:value-type="float">
            <text:p>56</text:p>
          </table:table-cell>
          <table:table-cell table:style-name="ce111" office:value-type="float" office:value="66" calcext:value-type="float">
            <text:p>66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34</text:p>
          </table:table-cell>
          <table:table-cell table:style-name="ce51" table:number-columns-repeated="2"/>
          <table:table-cell table:style-name="ce65" table:formula="of:=[.D34] + [.F34]" office:value-type="float" office:value="162" calcext:value-type="float">
            <text:p>162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5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7" calcext:value-type="float">
            <text:p>7</text:p>
          </table:table-cell>
          <table:table-cell table:style-name="ce84" table:formula="of:=[.J34] + 1" office:value-type="float" office:value="32" calcext:value-type="float">
            <text:p>32</text:p>
          </table:table-cell>
          <table:table-cell table:style-name="ce98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111" office:value-type="float" office:value="67" calcext:value-type="float">
            <text:p>67</text:p>
          </table:table-cell>
          <table:table-cell table:style-name="ce98"/>
          <table:table-cell table:style-name="ce51"/>
          <table:table-cell table:style-name="ce111"/>
          <table:table-cell table:style-name="ce110"/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/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nstrumental</text:p>
          </table:table-cell>
          <table:table-cell table:style-name="ce65" table:number-columns-repeated="995"/>
        </table:table-row>
        <table:table-row table:style-name="ro1">
          <table:table-cell table:style-name="ce51" table:number-columns-repeated="3"/>
          <table:table-cell table:style-name="ce65" table:formula="of:=[.D35] + [.F35]" office:value-type="float" office:value="166" calcext:value-type="float">
            <text:p>166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6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8" calcext:value-type="float">
            <text:p>8</text:p>
          </table:table-cell>
          <table:table-cell table:style-name="ce84" table:formula="of:=[.J35] + 1" office:value-type="float" office:value="33" calcext:value-type="float">
            <text:p>33</text:p>
          </table:table-cell>
          <table:table-cell table:style-name="ce98" office:value-type="float" office:value="48" calcext:value-type="float">
            <text:p>48</text:p>
          </table:table-cell>
          <table:table-cell table:style-name="ce51" office:value-type="float" office:value="58" calcext:value-type="float">
            <text:p>58</text:p>
          </table:table-cell>
          <table:table-cell table:style-name="ce111" office:value-type="float" office:value="68" calcext:value-type="float">
            <text:p>68</text:p>
          </table:table-cell>
          <table:table-cell table:style-name="ce98"/>
          <table:table-cell table:style-name="ce51"/>
          <table:table-cell table:style-name="ce111"/>
          <table:table-cell table:style-name="ce110"/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/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 table:number-columns-repeated="4"/>
          <table:table-cell table:style-name="ce155"/>
          <table:table-cell table:style-name="ce65" office:value-type="string" calcext:value-type="string">
            <text:p>instrumental</text:p>
          </table:table-cell>
          <table:table-cell table:style-name="ce65" table:number-columns-repeated="995"/>
        </table:table-row>
        <table:table-row table:style-name="ro1">
          <table:table-cell office:value-type="string" calcext:value-type="string">
            <text:p>4:48</text:p>
          </table:table-cell>
          <table:table-cell table:number-columns-repeated="2"/>
          <table:table-cell table:formula="of:=[.D36] + [.F36]" office:value-type="float" office:value="170" calcext:value-type="float">
            <text:p>170</text:p>
          </table:table-cell>
          <table:table-cell table:number-columns-repeated="3"/>
          <table:table-cell table:style-name="ce47" table:number-columns-repeated="2"/>
          <table:table-cell table:style-name="ce80" table:formula="of:=[.J36] + 1" office:value-type="float" office:value="34" calcext:value-type="float">
            <text:p>34</text:p>
          </table:table-cell>
          <table:table-cell table:style-name="ce94"/>
          <table:table-cell table:style-name="ce47"/>
          <table:table-cell table:style-name="ce107"/>
          <table:table-cell table:style-name="ce90"/>
          <table:table-cell table:style-name="ce10"/>
          <table:table-cell table:style-name="ce103" table:number-columns-repeated="2"/>
          <table:table-cell/>
          <table:table-cell table:style-name="ce103"/>
          <table:table-cell table:number-columns-repeated="1005"/>
        </table:table-row>
        <table:table-row table:style-name="ro1">
          <table:table-cell table:number-columns-repeated="3"/>
          <table:table-cell table:formula="of:=[.D37] + [.F37]" office:value-type="float" office:value="170" calcext:value-type="float">
            <text:p>170</text:p>
          </table:table-cell>
          <table:table-cell table:number-columns-repeated="3"/>
          <table:table-cell table:style-name="ce47" table:number-columns-repeated="2"/>
          <table:table-cell table:style-name="ce80" table:formula="of:=[.J37] + 1" office:value-type="float" office:value="35" calcext:value-type="float">
            <text:p>35</text:p>
          </table:table-cell>
          <table:table-cell table:style-name="ce94"/>
          <table:table-cell table:style-name="ce47"/>
          <table:table-cell table:style-name="ce107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0" table:style-name="ta1">
        <table:table-column table:style-name="co1" table:default-cell-style-name="Default"/>
        <table:table-column table:style-name="co1" table:number-columns-repeated="6" table:default-cell-style-name="ce39"/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cue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9" office:value-type="string" calcext:value-type="string">
            <text:p>Time</text:p>
          </table:table-cell>
          <table:table-cell table:style-name="ce39"/>
          <table:table-cell table:style-name="ce39" office:value-type="string" calcext:value-type="string">
            <text:p>Song</text:p>
          </table:table-cell>
          <table:table-cell/>
          <table:table-cell table:style-name="ce39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0:00</text:p>
          </table:table-cell>
          <table:table-cell/>
          <table:table-cell office:value-type="string" calcext:value-type="string">
            <text:p>drum solo</text:p>
          </table:table-cell>
          <table:table-cell/>
          <table:table-cell office:value-type="string" calcext:value-type="string">
            <text:p>clear black</text:p>
          </table:table-cell>
        </table:table-row>
        <table:table-row table:style-name="ro1">
          <table:table-cell office:value-type="string" calcext:value-type="string">
            <text:p>'0:03</text:p>
          </table:table-cell>
          <table:table-cell office:value-type="string" calcext:value-type="string">
            <text:p>Verse</text:p>
          </table:table-cell>
          <table:table-cell office:value-type="string" calcext:value-type="string">
            <text:p><text:s/>arps start</text:p>
          </table:table-cell>
          <table:table-cell/>
          <table:table-cell office:value-type="string" calcext:value-type="string">
            <text:p>simple swee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'0:06</text:p>
          </table:table-cell>
          <table:table-cell/>
          <table:table-cell office:value-type="string" calcext:value-type="string">
            <text:p><text:s/>arps mod</text:p>
          </table:table-cell>
          <table:table-cell/>
          <table:table-cell office:value-type="string" calcext:value-type="string">
            <text:p>star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'0:09</text:p>
          </table:table-cell>
          <table:table-cell/>
          <table:table-cell office:value-type="string" calcext:value-type="string">
            <text:p><text:s/>arps mod</text:p>
          </table:table-cell>
          <table:table-cell/>
          <table:table-cell office:value-type="string" calcext:value-type="string">
            <text:p>geomet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'0:12</text:p>
          </table:table-cell>
          <table:table-cell/>
          <table:table-cell office:value-type="string" calcext:value-type="string">
            <text:p><text:s/>arps mod</text:p>
          </table:table-cell>
          <table:table-cell/>
          <table:table-cell office:value-type="string" calcext:value-type="string">
            <text:p>Mandala #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'0:15</text:p>
          </table:table-cell>
          <table:table-cell/>
          <table:table-cell office:value-type="string" calcext:value-type="string">
            <text:p><text:s/>melody kicks in</text:p>
          </table:table-cell>
          <table:table-cell/>
          <table:table-cell office:value-type="string" calcext:value-type="string">
            <text:p>Spirals 1</text:p>
          </table:table-cell>
        </table:table-row>
        <table:table-row table:style-name="ro1">
          <table:table-cell office:value-type="string" calcext:value-type="string">
            <text:p>0:18</text:p>
          </table:table-cell>
          <table:table-cell table:number-columns-repeated="3"/>
          <table:table-cell office:value-type="string" calcext:value-type="string">
            <text:p>Spirals 2</text:p>
          </table:table-cell>
        </table:table-row>
        <table:table-row table:style-name="ro1">
          <table:table-cell office:value-type="string" calcext:value-type="string">
            <text:p>'0:29</text:p>
          </table:table-cell>
          <table:table-cell/>
          <table:table-cell office:value-type="string" calcext:value-type="string">
            <text:p><text:s/>melody #2 start</text:p>
          </table:table-cell>
          <table:table-cell/>
          <table:table-cell office:value-type="string" calcext:value-type="string">
            <text:p>Spirals 3</text:p>
          </table:table-cell>
        </table:table-row>
        <table:table-row table:style-name="ro1">
          <table:table-cell table:style-name="ce285" office:value-type="time" office:time-value="PT00H35M00S" calcext:value-type="time">
            <text:p>12:35:00 AM</text:p>
          </table:table-cell>
          <table:table-cell table:style-name="ce285"/>
          <table:table-cell table:number-columns-repeated="2"/>
          <table:table-cell office:value-type="string" calcext:value-type="string">
            <text:p>Mandala #2</text:p>
          </table:table-cell>
        </table:table-row>
        <table:table-row table:style-name="ro1">
          <table:table-cell office:value-type="string" calcext:value-type="string">
            <text:p>'0:42</text:p>
          </table:table-cell>
          <table:table-cell/>
          <table:table-cell office:value-type="string" calcext:value-type="string">
            <text:p><text:s/>melody #3 start 'oh mom"</text:p>
          </table:table-cell>
          <table:table-cell/>
          <table:table-cell office:value-type="string" calcext:value-type="string">
            <text:p>swee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rcles</text:p>
          </table:table-cell>
        </table:table-row>
        <table:table-row table:style-name="ro1">
          <table:table-cell office:value-type="string" calcext:value-type="string">
            <text:p>'0:54</text:p>
          </table:table-cell>
          <table:table-cell/>
          <table:table-cell office:value-type="string" calcext:value-type="string">
            <text:p><text:s/>mel #4, your little heart</text:p>
          </table:table-cell>
          <table:table-cell/>
          <table:table-cell office:value-type="string" calcext:value-type="string">
            <text:p>squares1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quares 2</text:p>
          </table:table-cell>
        </table:table-row>
        <table:table-row table:style-name="ro1">
          <table:table-cell office:value-type="string" calcext:value-type="string">
            <text:p>'1:06</text:p>
          </table:table-cell>
          <table:table-cell/>
          <table:table-cell office:value-type="string" calcext:value-type="string">
            <text:p><text:s/>mel #5, true words</text:p>
          </table:table-cell>
          <table:table-cell/>
          <table:table-cell office:value-type="string" calcext:value-type="string">
            <text:p>Mandala #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'1:20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<text:s/>bridge</text:p>
          </table:table-cell>
          <table:table-cell/>
          <table:table-cell office:value-type="string" calcext:value-type="string">
            <text:p>scrn_clear_byte eff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'1:26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<text:s/>chorus #1</text:p>
          </table:table-cell>
          <table:table-cell/>
          <table:table-cell office:value-type="string" calcext:value-type="string">
            <text:p>long slow laye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rkles</text:p>
          </table:table-cell>
        </table:table-row>
        <table:table-row table:style-name="ro1">
          <table:table-cell office:value-type="string" calcext:value-type="string">
            <text:p>'1:32</text:p>
          </table:table-cell>
          <table:table-cell/>
          <table:table-cell office:value-type="string" calcext:value-type="string">
            <text:p><text:s/>chors 1b</text:p>
          </table:table-cell>
          <table:table-cell/>
          <table:table-cell office:value-type="string" calcext:value-type="string">
            <text:p>Diamonds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irals 4</text:p>
          </table:table-cell>
        </table:table-row>
        <table:table-row table:style-name="ro1">
          <table:table-cell office:value-type="string" calcext:value-type="string">
            <text:p>'1:40</text:p>
          </table:table-cell>
          <table:table-cell/>
          <table:table-cell office:value-type="string" calcext:value-type="string">
            <text:p><text:s/>chorus #2</text:p>
          </table:table-cell>
          <table:table-cell/>
          <table:table-cell office:value-type="string" calcext:value-type="string">
            <text:p>Squares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irals 5</text:p>
          </table:table-cell>
        </table:table-row>
        <table:table-row table:style-name="ro1">
          <table:table-cell office:value-type="string" calcext:value-type="string">
            <text:p>'1:45</text:p>
          </table:table-cell>
          <table:table-cell/>
          <table:table-cell office:value-type="string" calcext:value-type="string">
            <text:p><text:s/>chorus 2b</text:p>
          </table:table-cell>
          <table:table-cell/>
          <table:table-cell office:value-type="string" calcext:value-type="string">
            <text:p>Mandala #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'1:52</text:p>
          </table:table-cell>
          <table:table-cell/>
          <table:table-cell office:value-type="string" calcext:value-type="string">
            <text:p><text:s/>end</text:p>
          </table:table-cell>
          <table:table-cell/>
          <table:table-cell office:value-type="string" calcext:value-type="string">
            <text:p>f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0/00/0000</text:date>, <text:time style:data-style-name="N2" text:time-value="13:51:17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0:08:17.212000000</meta:creation-date>
    <meta:generator>LibreOffice/5.3.1.2$Windows_x86 LibreOffice_project/e80a0e0fd1875e1696614d24c32df0f95f03deb2</meta:generator>
    <dc:date>2020-06-13T15:12:56.272000000</dc:date>
    <meta:editing-duration>P20DT5H22M25S</meta:editing-duration>
    <meta:editing-cycles>58</meta:editing-cycles>
    <meta:document-statistic meta:table-count="11" meta:cell-count="1985" meta:object-count="0"/>
  </office:meta>
</office:document-meta>
</file>